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16.85mm"/>
    </style:style>
    <style:style style:name="co3" style:family="table-column">
      <style:table-column-properties fo:break-before="auto" style:column-width="22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42.58mm"/>
    </style:style>
    <style:style style:name="co7" style:family="table-column">
      <style:table-column-properties fo:break-before="auto" style:column-width="20.3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20.8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17.41mm"/>
    </style:style>
    <style:style style:name="co13" style:family="table-column">
      <style:table-column-properties fo:break-before="auto" style:column-width="13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04mm" fo:break-before="auto" style:use-optimal-row-height="true"/>
    </style:style>
    <style:style style:name="ro3" style:family="table-row">
      <style:table-row-properties style:row-height="2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52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 style:data-style-name="N44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11" style:family="table-cell" style:parent-style-name="Default" style:data-style-name="N10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rge heap" table:style-name="ta1">
        <table:shapes>
          <draw:frame draw:z-index="0" draw:style-name="gr1" draw:text-style-name="P1" svg:width="370.94mm" svg:height="175.86mm" svg:x="16.37mm" svg:y="8.13mm">
            <draw:object draw:notify-on-update-of-ranges="'large heap'.B46:'large heap'.B170 'large heap'.A44:'large heap'.A44 'large heap'.C46:'large heap'.C170 'large heap'.H46:'large heap'.H173 'large heap'.G44:'large heap'.G44 'large heap'.I46:'large heap'.I173 'large heap'.N46:'large heap'.N85 'large heap'.M44:'large heap'.M44 'large heap'.O46:'large heap'.O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70.94mm" svg:height="175.86mm" svg:x="473.58mm" svg:y="9.05mm">
            <draw:object draw:notify-on-update-of-ranges="'large heap'.U46:'large heap'.U56 'large heap'.T44:'large heap'.T44 'large heap'.V46:'large heap'.V56 'large heap'.AA46:'large heap'.AA61 'large heap'.Z44:'large heap'.Z44 'large heap'.AB46:'large heap'.AB61 'large heap'.AG46:'large heap'.AG52 'large heap'.AF44:'large heap'.AF44 'large heap'.AH46:'large heap'.AH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70.94mm" svg:height="175.86mm" svg:x="935.66mm" svg:y="8.03mm">
            <draw:object draw:notify-on-update-of-ranges="'large heap'.AN46:'large heap'.AN48 'large heap'.AM44:'large heap'.AM44 'large heap'.AO46:'large heap'.AO48 'large heap'.AT46:'large heap'.AT48 'large heap'.AS44:'large heap'.AS44 'large heap'.AU46:'large heap'.AU49 'large heap'.AZ46:'large heap'.AZ47 'large heap'.AY44:'large heap'.AY44 'large heap'.BA46:'large heap'.BA4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ce1"/>
        <table:table-column table:style-name="co4" table:number-columns-repeated="3" table:default-cell-style-name="Default"/>
        <table:table-column table:style-name="co1" table:default-cell-style-name="ce5"/>
        <table:table-column table:style-name="co2" table:default-cell-style-name="ce9"/>
        <table:table-column table:style-name="co3" table:default-cell-style-name="ce1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row table:style-name="ro1" table:number-rows-repeated="42">
          <table:table-cell table:style-name="ce2"/>
          <table:table-cell table:style-name="ce6" table:number-columns-repeated="2"/>
          <table:table-cell table:number-columns-repeated="3"/>
          <table:table-cell table:style-name="Default" table:number-columns-repeated="3"/>
          <table:table-cell table:number-columns-repeated="44"/>
        </table:table-row>
        <table:table-row table:style-name="ro1">
          <table:table-cell table:style-name="ce4" office:value-type="string" calcext:value-type="string" table:number-columns-spanned="3" table:number-rows-spanned="1">
            <text:p>cacheQuery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Query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Query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cacheUpdate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Update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Update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largeAllocation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largeAllocation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largeAllocation</text:p>
          </table:table-cell>
          <table:covered-table-cell table:number-columns-repeated="2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G1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Shenandoah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Parallel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G1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Shenandoah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Parallel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G1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Shenandoah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Parallel</text:p>
          </table:table-cell>
          <table:covered-table-cell table:number-columns-repeated="2" table:style-name="ce7"/>
        </table:table-row>
        <table:table-row table:style-name="ro2"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4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4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</table:table-row>
        <table:table-row table:style-name="ro1">
          <table:table-cell office:value-type="string" calcext:value-type="string">
            <text:p>2020-05-04 13:45:02,950</text:p>
          </table:table-cell>
          <table:table-cell table:formula="of:=[.A46]-[.$A$46]" office:value-type="time" office:time-value="PT00H00M00S" calcext:value-type="time">
            <text:p>00:00:00</text:p>
          </table:table-cell>
          <table:table-cell office:value-type="float" office:value="5402" calcext:value-type="float">
            <text:p>5402</text:p>
          </table:table-cell>
          <table:table-cell table:number-columns-repeated="3"/>
          <table:table-cell office:value-type="string" calcext:value-type="string">
            <text:p>2020-05-04 14:05:18,556</text:p>
          </table:table-cell>
          <table:table-cell table:formula="of:=[.G46]-[.$G$46]" office:value-type="time" office:time-value="PT00H00M00S" calcext:value-type="time">
            <text:p>00:00:00</text:p>
          </table:table-cell>
          <table:table-cell office:value-type="float" office:value="9163" calcext:value-type="float">
            <text:p>9163</text:p>
          </table:table-cell>
          <table:table-cell table:number-columns-repeated="3"/>
          <table:table-cell table:style-name="ce5" office:value-type="string" calcext:value-type="string">
            <text:p>2020-04-28 12:00:04,231</text:p>
          </table:table-cell>
          <table:table-cell table:style-name="ce9" table:formula="of:=[.M46]-[.$M$46]" office:value-type="time" office:time-value="PT00H00M00S" calcext:value-type="time">
            <text:p>00:00:00</text:p>
          </table:table-cell>
          <table:table-cell table:style-name="ce1" office:value-type="float" office:value="6382" calcext:value-type="float">
            <text:p>6382</text:p>
          </table:table-cell>
          <table:table-cell table:number-columns-repeated="4"/>
          <table:table-cell table:style-name="ce11" office:value-type="string" calcext:value-type="string">
            <text:p>2020-05-04 13:45:26,369</text:p>
          </table:table-cell>
          <table:table-cell table:style-name="ce9" table:formula="of:=[.T46]-[.$T$46]" office:value-type="time" office:time-value="PT00H00M00S" calcext:value-type="time">
            <text:p>00:00:00</text:p>
          </table:table-cell>
          <table:table-cell table:style-name="ce1" office:value-type="float" office:value="1707862" calcext:value-type="float">
            <text:p>1707862</text:p>
          </table:table-cell>
          <table:table-cell table:number-columns-repeated="3"/>
          <table:table-cell table:style-name="ce11" office:value-type="string" calcext:value-type="string">
            <text:p>2020-05-04 14:05:40,168</text:p>
          </table:table-cell>
          <table:table-cell table:style-name="ce9" table:formula="of:=[.Z46]-[.$Z$46]" office:value-type="time" office:time-value="PT00H00M00S" calcext:value-type="time">
            <text:p>00:00:00</text:p>
          </table:table-cell>
          <table:table-cell table:style-name="ce1" office:value-type="float" office:value="1478975" calcext:value-type="float">
            <text:p>1478975</text:p>
          </table:table-cell>
          <table:table-cell table:number-columns-repeated="3"/>
          <table:table-cell table:style-name="ce11" office:value-type="string" calcext:value-type="string">
            <text:p>2020-04-28 12:00:43,412</text:p>
          </table:table-cell>
          <table:table-cell table:style-name="ce9" table:formula="of:=[.AF46]-[.$AF$46]" office:value-type="time" office:time-value="PT00H00M00S" calcext:value-type="time">
            <text:p>00:00:00</text:p>
          </table:table-cell>
          <table:table-cell table:style-name="ce1" office:value-type="float" office:value="5564897" calcext:value-type="float">
            <text:p>5564897</text:p>
          </table:table-cell>
          <table:table-cell table:number-columns-repeated="4"/>
          <table:table-cell table:style-name="ce11" office:value-type="string" calcext:value-type="string">
            <text:p>2020-05-04 13:45:31,795</text:p>
          </table:table-cell>
          <table:table-cell table:style-name="ce9" table:formula="of:=[.AM46]-[.$AM$46]" office:value-type="time" office:time-value="PT00H00M00S" calcext:value-type="time">
            <text:p>00:00:00</text:p>
          </table:table-cell>
          <table:table-cell table:style-name="ce1" office:value-type="float" office:value="3948106" calcext:value-type="float">
            <text:p>3948106</text:p>
          </table:table-cell>
          <table:table-cell table:number-columns-repeated="3"/>
          <table:table-cell table:style-name="ce11" office:value-type="string" calcext:value-type="string">
            <text:p>2020-05-04 14:06:21,862</text:p>
          </table:table-cell>
          <table:table-cell table:style-name="ce9" table:formula="of:=[.AS46]-[.$AS$46]" office:value-type="time" office:time-value="PT00H00M00S" calcext:value-type="time">
            <text:p>00:00:00</text:p>
          </table:table-cell>
          <table:table-cell table:style-name="ce1" office:value-type="float" office:value="38339575" calcext:value-type="float">
            <text:p>38339575</text:p>
          </table:table-cell>
          <table:table-cell table:number-columns-repeated="3"/>
          <table:table-cell table:style-name="ce11" office:value-type="string" calcext:value-type="string">
            <text:p>2020-04-28 12:00:43,016</text:p>
          </table:table-cell>
          <table:table-cell table:style-name="ce9" table:formula="of:=[.AY46]-[.$AY$46]" office:value-type="time" office:time-value="PT00H00M00S" calcext:value-type="time">
            <text:p>00:00:00</text:p>
          </table:table-cell>
          <table:table-cell table:style-name="ce1" office:value-type="float" office:value="13801006" calcext:value-type="float">
            <text:p>13801006</text:p>
          </table:table-cell>
        </table:table-row>
        <table:table-row table:style-name="ro1">
          <table:table-cell office:value-type="string" calcext:value-type="string">
            <text:p>2020-05-04 13:45:08,072</text:p>
          </table:table-cell>
          <table:table-cell table:formula="of:=[.A47]-[.$A$46]" office:value-type="time" office:time-value="PT00H00M05.121999979S" calcext:value-type="time">
            <text:p>00:00:05</text:p>
          </table:table-cell>
          <table:table-cell office:value-type="float" office:value="5503" calcext:value-type="float">
            <text:p>5503</text:p>
          </table:table-cell>
          <table:table-cell table:number-columns-repeated="3"/>
          <table:table-cell office:value-type="string" calcext:value-type="string">
            <text:p>2020-05-04 14:05:23,564</text:p>
          </table:table-cell>
          <table:table-cell table:formula="of:=[.G47]-[.$G$46]" office:value-type="time" office:time-value="PT00H00M05.008000019S" calcext:value-type="time">
            <text:p>00:00:05</text:p>
          </table:table-cell>
          <table:table-cell office:value-type="float" office:value="6348" calcext:value-type="float">
            <text:p>6348</text:p>
          </table:table-cell>
          <table:table-cell table:number-columns-repeated="3"/>
          <table:table-cell table:style-name="ce5" office:value-type="string" calcext:value-type="string">
            <text:p>2020-04-28 12:00:10,458</text:p>
          </table:table-cell>
          <table:table-cell table:style-name="ce9" table:formula="of:=[.M47]-[.$M$46]" office:value-type="time" office:time-value="PT00H00M06.226999895S" calcext:value-type="time">
            <text:p>00:00:06</text:p>
          </table:table-cell>
          <table:table-cell table:style-name="ce1" office:value-type="float" office:value="12482" calcext:value-type="float">
            <text:p>12482</text:p>
          </table:table-cell>
          <table:table-cell table:number-columns-repeated="4"/>
          <table:table-cell table:style-name="ce11" office:value-type="string" calcext:value-type="string">
            <text:p>2020-05-04 13:45:38,085</text:p>
          </table:table-cell>
          <table:table-cell table:style-name="ce9" table:formula="of:=[.T47]-[.$T$46]" office:value-type="time" office:time-value="PT00H00M11.715999618S" calcext:value-type="time">
            <text:p>00:00:12</text:p>
          </table:table-cell>
          <table:table-cell table:style-name="ce1" office:value-type="float" office:value="1715481" calcext:value-type="float">
            <text:p>1715481</text:p>
          </table:table-cell>
          <table:table-cell table:number-columns-repeated="3"/>
          <table:table-cell table:style-name="ce11" office:value-type="string" calcext:value-type="string">
            <text:p>2020-05-04 14:05:56,921</text:p>
          </table:table-cell>
          <table:table-cell table:style-name="ce9" table:formula="of:=[.Z47]-[.$Z$46]" office:value-type="time" office:time-value="PT00H00M16.752999555S" calcext:value-type="time">
            <text:p>00:00:17</text:p>
          </table:table-cell>
          <table:table-cell table:style-name="ce1" office:value-type="float" office:value="6026723" calcext:value-type="float">
            <text:p>6026723</text:p>
          </table:table-cell>
          <table:table-cell table:number-columns-repeated="3"/>
          <table:table-cell table:style-name="ce11" office:value-type="string" calcext:value-type="string">
            <text:p>2020-04-28 12:00:54,712</text:p>
          </table:table-cell>
          <table:table-cell table:style-name="ce9" table:formula="of:=[.AF47]-[.$AF$46]" office:value-type="time" office:time-value="PT00H00M11.300000316S" calcext:value-type="time">
            <text:p>00:00:11</text:p>
          </table:table-cell>
          <table:table-cell table:style-name="ce1" office:value-type="float" office:value="1300028" calcext:value-type="float">
            <text:p>1300028</text:p>
          </table:table-cell>
          <table:table-cell table:number-columns-repeated="4"/>
          <table:table-cell table:style-name="ce11" office:value-type="string" calcext:value-type="string">
            <text:p>2020-05-04 13:46:11,758</text:p>
          </table:table-cell>
          <table:table-cell table:style-name="ce9" table:formula="of:=[.AM47]-[.$AM$46]" office:value-type="time" office:time-value="PT00H00M39.962999895S" calcext:value-type="time">
            <text:p>00:00:40</text:p>
          </table:table-cell>
          <table:table-cell table:style-name="ce1" office:value-type="float" office:value="9962419" calcext:value-type="float">
            <text:p>9962419</text:p>
          </table:table-cell>
          <table:table-cell table:number-columns-repeated="3"/>
          <table:table-cell table:style-name="ce11" office:value-type="string" calcext:value-type="string">
            <text:p>2020-05-04 14:08:15,011</text:p>
          </table:table-cell>
          <table:table-cell table:style-name="ce9" table:formula="of:=[.AS47]-[.$AS$46]" office:value-type="time" office:time-value="PT00H01M53.149000285S" calcext:value-type="time">
            <text:p>00:01:53</text:p>
          </table:table-cell>
          <table:table-cell table:style-name="ce1" office:value-type="float" office:value="83148145" calcext:value-type="float">
            <text:p>83148145</text:p>
          </table:table-cell>
          <table:table-cell table:number-columns-repeated="3"/>
          <table:table-cell table:style-name="ce11" office:value-type="string" calcext:value-type="string">
            <text:p>2020-04-28 12:01:41,798</text:p>
          </table:table-cell>
          <table:table-cell table:style-name="ce9" table:formula="of:=[.AY47]-[.$AY$46]" office:value-type="time" office:time-value="PT00H00M58.781999862S" calcext:value-type="time">
            <text:p>00:00:59</text:p>
          </table:table-cell>
          <table:table-cell table:style-name="ce1" office:value-type="float" office:value="28781497" calcext:value-type="float">
            <text:p>28781497</text:p>
          </table:table-cell>
        </table:table-row>
        <table:table-row table:style-name="ro1">
          <table:table-cell office:value-type="string" calcext:value-type="string">
            <text:p>2020-05-04 13:45:13,178</text:p>
          </table:table-cell>
          <table:table-cell table:formula="of:=[.A48]-[.$A$46]" office:value-type="time" office:time-value="PT00H00M10.227999743S" calcext:value-type="time">
            <text:p>00:00:10</text:p>
          </table:table-cell>
          <table:table-cell office:value-type="float" office:value="18916" calcext:value-type="float">
            <text:p>18916</text:p>
          </table:table-cell>
          <table:table-cell table:number-columns-repeated="3"/>
          <table:table-cell office:value-type="string" calcext:value-type="string">
            <text:p>2020-05-04 14:05:28,572</text:p>
          </table:table-cell>
          <table:table-cell table:formula="of:=[.G48]-[.$G$46]" office:value-type="time" office:time-value="PT00H00M10.015999409S" calcext:value-type="time">
            <text:p>00:00:10</text:p>
          </table:table-cell>
          <table:table-cell office:value-type="float" office:value="7936" calcext:value-type="float">
            <text:p>7936</text:p>
          </table:table-cell>
          <table:table-cell table:number-columns-repeated="3"/>
          <table:table-cell table:style-name="ce5" office:value-type="string" calcext:value-type="string">
            <text:p>2020-04-28 12:00:15,470</text:p>
          </table:table-cell>
          <table:table-cell table:style-name="ce9" table:formula="of:=[.M48]-[.$M$46]" office:value-type="time" office:time-value="PT00H00M11.238999967S" calcext:value-type="time">
            <text:p>00:00:11</text:p>
          </table:table-cell>
          <table:table-cell table:style-name="ce1" office:value-type="float" office:value="5839" calcext:value-type="float">
            <text:p>5839</text:p>
          </table:table-cell>
          <table:table-cell table:number-columns-repeated="4"/>
          <table:table-cell table:style-name="ce11" office:value-type="string" calcext:value-type="string">
            <text:p>2020-05-04 13:45:49,799</text:p>
          </table:table-cell>
          <table:table-cell table:style-name="ce9" table:formula="of:=[.T48]-[.$T$46]" office:value-type="time" office:time-value="PT00H00M23.429999524S" calcext:value-type="time">
            <text:p>00:00:23</text:p>
          </table:table-cell>
          <table:table-cell table:style-name="ce1" office:value-type="float" office:value="1713950" calcext:value-type="float">
            <text:p>1713950</text:p>
          </table:table-cell>
          <table:table-cell table:number-columns-repeated="3"/>
          <table:table-cell table:style-name="ce11" office:value-type="string" calcext:value-type="string">
            <text:p>2020-05-04 14:06:14,224</text:p>
          </table:table-cell>
          <table:table-cell table:style-name="ce9" table:formula="of:=[.Z48]-[.$Z$46]" office:value-type="time" office:time-value="PT00H00M34.055999899S" calcext:value-type="time">
            <text:p>00:00:34</text:p>
          </table:table-cell>
          <table:table-cell table:style-name="ce1" office:value-type="float" office:value="7291692" calcext:value-type="float">
            <text:p>7291692</text:p>
          </table:table-cell>
          <table:table-cell table:number-columns-repeated="3"/>
          <table:table-cell table:style-name="ce11" office:value-type="string" calcext:value-type="string">
            <text:p>2020-04-28 12:01:10,607</text:p>
          </table:table-cell>
          <table:table-cell table:style-name="ce9" table:formula="of:=[.AF48]-[.$AF$46]" office:value-type="time" office:time-value="PT00H00M27.194999973S" calcext:value-type="time">
            <text:p>00:00:27</text:p>
          </table:table-cell>
          <table:table-cell table:style-name="ce1" office:value-type="float" office:value="5894392" calcext:value-type="float">
            <text:p>5894392</text:p>
          </table:table-cell>
          <table:table-cell table:number-columns-repeated="4"/>
          <table:table-cell table:style-name="ce11" office:value-type="string" calcext:value-type="string">
            <text:p>2020-05-04 13:46:57,732</text:p>
          </table:table-cell>
          <table:table-cell table:style-name="ce9" table:formula="of:=[.AM48]-[.$AM$46]" office:value-type="time" office:time-value="PT00H01M25.936999926S" calcext:value-type="time">
            <text:p>00:01:26</text:p>
          </table:table-cell>
          <table:table-cell table:style-name="ce1" office:value-type="float" office:value="15973138" calcext:value-type="float">
            <text:p>15973138</text:p>
          </table:table-cell>
          <table:table-cell table:number-columns-repeated="3"/>
          <table:table-cell table:style-name="ce11" office:value-type="string" calcext:value-type="string">
            <text:p>2020-05-04 14:17:36,591</text:p>
          </table:table-cell>
          <table:table-cell table:style-name="ce9" table:formula="of:=[.AS48]-[.$AS$46]" office:value-type="time" office:time-value="PT00H11M14.729000288S" calcext:value-type="time">
            <text:p>00:11:15</text:p>
          </table:table-cell>
          <table:table-cell table:style-name="ce1" office:value-type="float" office:value="531568620" calcext:value-type="float">
            <text:p>531568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0-05-04 13:45:18,324</text:p>
          </table:table-cell>
          <table:table-cell table:formula="of:=[.A49]-[.$A$46]" office:value-type="time" office:time-value="PT00H00M15.374000045S" calcext:value-type="time">
            <text:p>00:00:15</text:p>
          </table:table-cell>
          <table:table-cell office:value-type="float" office:value="5329" calcext:value-type="float">
            <text:p>5329</text:p>
          </table:table-cell>
          <table:table-cell table:number-columns-repeated="3"/>
          <table:table-cell office:value-type="string" calcext:value-type="string">
            <text:p>2020-05-04 14:05:33,579</text:p>
          </table:table-cell>
          <table:table-cell table:formula="of:=[.G49]-[.$G$46]" office:value-type="time" office:time-value="PT00H00M15.022999886S" calcext:value-type="time">
            <text:p>00:00:15</text:p>
          </table:table-cell>
          <table:table-cell office:value-type="float" office:value="6375" calcext:value-type="float">
            <text:p>6375</text:p>
          </table:table-cell>
          <table:table-cell table:number-columns-repeated="3"/>
          <table:table-cell table:style-name="ce5" office:value-type="string" calcext:value-type="string">
            <text:p>2020-04-28 12:00:25,854</text:p>
          </table:table-cell>
          <table:table-cell table:style-name="ce9" table:formula="of:=[.M49]-[.$M$46]" office:value-type="time" office:time-value="PT00H00M21.622999921S" calcext:value-type="time">
            <text:p>00:00:22</text:p>
          </table:table-cell>
          <table:table-cell table:style-name="ce1" office:value-type="float" office:value="5446" calcext:value-type="float">
            <text:p>5446</text:p>
          </table:table-cell>
          <table:table-cell table:number-columns-repeated="4"/>
          <table:table-cell table:style-name="ce11" office:value-type="string" calcext:value-type="string">
            <text:p>2020-05-04 13:46:01,621</text:p>
          </table:table-cell>
          <table:table-cell table:style-name="ce9" table:formula="of:=[.T49]-[.$T$46]" office:value-type="time" office:time-value="PT00H00M35.251999623S" calcext:value-type="time">
            <text:p>00:00:35</text:p>
          </table:table-cell>
          <table:table-cell table:style-name="ce1" office:value-type="float" office:value="1821417" calcext:value-type="float">
            <text:p>1821417</text:p>
          </table:table-cell>
          <table:table-cell table:number-columns-repeated="3"/>
          <table:table-cell table:style-name="ce11" office:value-type="string" calcext:value-type="string">
            <text:p>2020-05-04 14:06:26,921</text:p>
          </table:table-cell>
          <table:table-cell table:style-name="ce9" table:formula="of:=[.Z49]-[.$Z$46]" office:value-type="time" office:time-value="PT00H00M46.752999653S" calcext:value-type="time">
            <text:p>00:00:47</text:p>
          </table:table-cell>
          <table:table-cell table:style-name="ce1" office:value-type="float" office:value="2695731" calcext:value-type="float">
            <text:p>2695731</text:p>
          </table:table-cell>
          <table:table-cell table:number-columns-repeated="3"/>
          <table:table-cell table:style-name="ce11" office:value-type="string" calcext:value-type="string">
            <text:p>2020-04-28 12:01:33,760</text:p>
          </table:table-cell>
          <table:table-cell table:style-name="ce9" table:formula="of:=[.AF49]-[.$AF$46]" office:value-type="time" office:time-value="PT00H00M50.348000019S" calcext:value-type="time">
            <text:p>00:00:50</text:p>
          </table:table-cell>
          <table:table-cell table:style-name="ce1" office:value-type="float" office:value="12577334" calcext:value-type="float">
            <text:p>125773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20-05-04 13:45:23,332</text:p>
          </table:table-cell>
          <table:table-cell table:formula="of:=[.A50]-[.$A$46]" office:value-type="time" office:time-value="PT00H00M20.382000064S" calcext:value-type="time">
            <text:p>00:00:20</text:p>
          </table:table-cell>
          <table:table-cell office:value-type="float" office:value="7618" calcext:value-type="float">
            <text:p>7618</text:p>
          </table:table-cell>
          <table:table-cell table:number-columns-repeated="3"/>
          <table:table-cell office:value-type="string" calcext:value-type="string">
            <text:p>2020-05-04 14:05:38,587</text:p>
          </table:table-cell>
          <table:table-cell table:formula="of:=[.G50]-[.$G$46]" office:value-type="time" office:time-value="PT00H00M20.030999905S" calcext:value-type="time">
            <text:p>00:00:20</text:p>
          </table:table-cell>
          <table:table-cell office:value-type="float" office:value="7560" calcext:value-type="float">
            <text:p>7560</text:p>
          </table:table-cell>
          <table:table-cell table:number-columns-repeated="3"/>
          <table:table-cell table:style-name="ce5" office:value-type="string" calcext:value-type="string">
            <text:p>2020-04-28 12:00:33,618</text:p>
          </table:table-cell>
          <table:table-cell table:style-name="ce9" table:formula="of:=[.M50]-[.$M$46]" office:value-type="time" office:time-value="PT00H00M29.386999877S" calcext:value-type="time">
            <text:p>00:00:29</text:p>
          </table:table-cell>
          <table:table-cell table:style-name="ce1" office:value-type="float" office:value="6950" calcext:value-type="float">
            <text:p>6950</text:p>
          </table:table-cell>
          <table:table-cell table:number-columns-repeated="4"/>
          <table:table-cell table:style-name="ce11" office:value-type="string" calcext:value-type="string">
            <text:p>2020-05-04 13:46:13,441</text:p>
          </table:table-cell>
          <table:table-cell table:style-name="ce9" table:formula="of:=[.T50]-[.$T$46]" office:value-type="time" office:time-value="PT00H00M47.07200001S" calcext:value-type="time">
            <text:p>00:00:47</text:p>
          </table:table-cell>
          <table:table-cell table:style-name="ce1" office:value-type="float" office:value="1819534" calcext:value-type="float">
            <text:p>1819534</text:p>
          </table:table-cell>
          <table:table-cell table:number-columns-repeated="3"/>
          <table:table-cell table:style-name="ce11" office:value-type="string" calcext:value-type="string">
            <text:p>2020-05-04 14:06:38,422</text:p>
          </table:table-cell>
          <table:table-cell table:style-name="ce9" table:formula="of:=[.Z50]-[.$Z$46]" office:value-type="time" office:time-value="PT00H00M58.253999683S" calcext:value-type="time">
            <text:p>00:00:58</text:p>
          </table:table-cell>
          <table:table-cell table:style-name="ce1" office:value-type="float" office:value="1500951" calcext:value-type="float">
            <text:p>1500951</text:p>
          </table:table-cell>
          <table:table-cell table:number-columns-repeated="3"/>
          <table:table-cell table:style-name="ce11" office:value-type="string" calcext:value-type="string">
            <text:p>2020-04-28 12:01:45,049</text:p>
          </table:table-cell>
          <table:table-cell table:style-name="ce9" table:formula="of:=[.AF50]-[.$AF$46]" office:value-type="time" office:time-value="PT00H01M01.637000344S" calcext:value-type="time">
            <text:p>00:01:02</text:p>
          </table:table-cell>
          <table:table-cell table:style-name="ce1" office:value-type="float" office:value="1288838" calcext:value-type="float">
            <text:p>12888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20-05-04 13:45:28,351</text:p>
          </table:table-cell>
          <table:table-cell table:formula="of:=[.A51]-[.$A$46]" office:value-type="time" office:time-value="PT00H00M25.401000073S" calcext:value-type="time">
            <text:p>00:00:25</text:p>
          </table:table-cell>
          <table:table-cell office:value-type="float" office:value="15740" calcext:value-type="float">
            <text:p>15740</text:p>
          </table:table-cell>
          <table:table-cell table:number-columns-repeated="3"/>
          <table:table-cell office:value-type="string" calcext:value-type="string">
            <text:p>2020-05-04 14:05:43,592</text:p>
          </table:table-cell>
          <table:table-cell table:formula="of:=[.G51]-[.$G$46]" office:value-type="time" office:time-value="PT00H00M25.035999413S" calcext:value-type="time">
            <text:p>00:00:25</text:p>
          </table:table-cell>
          <table:table-cell office:value-type="float" office:value="4965" calcext:value-type="float">
            <text:p>4965</text:p>
          </table:table-cell>
          <table:table-cell table:number-columns-repeated="3"/>
          <table:table-cell table:style-name="ce5" office:value-type="string" calcext:value-type="string">
            <text:p>2020-04-28 12:00:42,713</text:p>
          </table:table-cell>
          <table:table-cell table:style-name="ce9" table:formula="of:=[.M51]-[.$M$46]" office:value-type="time" office:time-value="PT00H00M38.481999957S" calcext:value-type="time">
            <text:p>00:00:38</text:p>
          </table:table-cell>
          <table:table-cell table:style-name="ce1" office:value-type="float" office:value="15878" calcext:value-type="float">
            <text:p>15878</text:p>
          </table:table-cell>
          <table:table-cell table:number-columns-repeated="4"/>
          <table:table-cell table:style-name="ce11" office:value-type="string" calcext:value-type="string">
            <text:p>2020-05-04 13:46:24,858</text:p>
          </table:table-cell>
          <table:table-cell table:style-name="ce9" table:formula="of:=[.T51]-[.$T$46]" office:value-type="time" office:time-value="PT00H00M58.48899954S" calcext:value-type="time">
            <text:p>00:00:58</text:p>
          </table:table-cell>
          <table:table-cell table:style-name="ce1" office:value-type="float" office:value="1417105" calcext:value-type="float">
            <text:p>1417105</text:p>
          </table:table-cell>
          <table:table-cell table:number-columns-repeated="3"/>
          <table:table-cell table:style-name="ce11" office:value-type="string" calcext:value-type="string">
            <text:p>2020-05-04 14:06:50,171</text:p>
          </table:table-cell>
          <table:table-cell table:style-name="ce9" table:formula="of:=[.Z51]-[.$Z$46]" office:value-type="time" office:time-value="PT00H01M10.002999902S" calcext:value-type="time">
            <text:p>00:01:10</text:p>
          </table:table-cell>
          <table:table-cell table:style-name="ce1" office:value-type="float" office:value="1748463" calcext:value-type="float">
            <text:p>1748463</text:p>
          </table:table-cell>
          <table:table-cell table:number-columns-repeated="3"/>
          <table:table-cell table:style-name="ce11" office:value-type="string" calcext:value-type="string">
            <text:p>2020-04-28 12:02:00,111</text:p>
          </table:table-cell>
          <table:table-cell table:style-name="ce9" table:formula="of:=[.AF51]-[.$AF$46]" office:value-type="time" office:time-value="PT00H01M16.698999968S" calcext:value-type="time">
            <text:p>00:01:17</text:p>
          </table:table-cell>
          <table:table-cell table:style-name="ce1" office:value-type="float" office:value="5061546" calcext:value-type="float">
            <text:p>50615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20-05-04 13:45:33,359</text:p>
          </table:table-cell>
          <table:table-cell table:formula="of:=[.A52]-[.$A$46]" office:value-type="time" office:time-value="PT00H00M30.409000092S" calcext:value-type="time">
            <text:p>00:00:30</text:p>
          </table:table-cell>
          <table:table-cell office:value-type="float" office:value="7581" calcext:value-type="float">
            <text:p>7581</text:p>
          </table:table-cell>
          <table:table-cell table:number-columns-repeated="3"/>
          <table:table-cell office:value-type="string" calcext:value-type="string">
            <text:p>2020-05-04 14:05:48,716</text:p>
          </table:table-cell>
          <table:table-cell table:formula="of:=[.G52]-[.$G$46]" office:value-type="time" office:time-value="PT00H00M30.159999733S" calcext:value-type="time">
            <text:p>00:00:30</text:p>
          </table:table-cell>
          <table:table-cell office:value-type="float" office:value="29706" calcext:value-type="float">
            <text:p>29706</text:p>
          </table:table-cell>
          <table:table-cell table:number-columns-repeated="3"/>
          <table:table-cell table:style-name="ce5" office:value-type="string" calcext:value-type="string">
            <text:p>2020-04-28 12:00:47,719</text:p>
          </table:table-cell>
          <table:table-cell table:style-name="ce9" table:formula="of:=[.M52]-[.$M$46]" office:value-type="time" office:time-value="PT00H00M43.487999635S" calcext:value-type="time">
            <text:p>00:00:43</text:p>
          </table:table-cell>
          <table:table-cell table:style-name="ce1" office:value-type="float" office:value="5511" calcext:value-type="float">
            <text:p>5511</text:p>
          </table:table-cell>
          <table:table-cell table:number-columns-repeated="4"/>
          <table:table-cell table:style-name="ce11" office:value-type="string" calcext:value-type="string">
            <text:p>2020-05-04 13:46:36,416</text:p>
          </table:table-cell>
          <table:table-cell table:style-name="ce9" table:formula="of:=[.T52]-[.$T$46]" office:value-type="time" office:time-value="PT00H01M10.046999864S" calcext:value-type="time">
            <text:p>00:01:10</text:p>
          </table:table-cell>
          <table:table-cell table:style-name="ce1" office:value-type="float" office:value="1557588" calcext:value-type="float">
            <text:p>1557588</text:p>
          </table:table-cell>
          <table:table-cell table:number-columns-repeated="3"/>
          <table:table-cell table:style-name="ce11" office:value-type="string" calcext:value-type="string">
            <text:p>2020-05-04 14:07:07,645</text:p>
          </table:table-cell>
          <table:table-cell table:style-name="ce9" table:formula="of:=[.Z52]-[.$Z$46]" office:value-type="time" office:time-value="PT00H01M27.476999871S" calcext:value-type="time">
            <text:p>00:01:27</text:p>
          </table:table-cell>
          <table:table-cell table:style-name="ce1" office:value-type="float" office:value="6281927" calcext:value-type="float">
            <text:p>6281927</text:p>
          </table:table-cell>
          <table:table-cell table:number-columns-repeated="3"/>
          <table:table-cell table:style-name="ce11" office:value-type="string" calcext:value-type="string">
            <text:p>2020-04-28 12:02:19,139</text:p>
          </table:table-cell>
          <table:table-cell table:style-name="ce9" table:formula="of:=[.AF52]-[.$AF$46]" office:value-type="time" office:time-value="PT00H01M35.727000386S" calcext:value-type="time">
            <text:p>00:01:36</text:p>
          </table:table-cell>
          <table:table-cell table:style-name="ce1" office:value-type="float" office:value="9027104" calcext:value-type="float">
            <text:p>90271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20-05-04 13:45:38,365</text:p>
          </table:table-cell>
          <table:table-cell table:formula="of:=[.A53]-[.$A$46]" office:value-type="time" office:time-value="PT00H00M35.41499977S" calcext:value-type="time">
            <text:p>00:00:35</text:p>
          </table:table-cell>
          <table:table-cell office:value-type="float" office:value="5146" calcext:value-type="float">
            <text:p>5146</text:p>
          </table:table-cell>
          <table:table-cell table:number-columns-repeated="3"/>
          <table:table-cell office:value-type="string" calcext:value-type="string">
            <text:p>2020-05-04 14:05:56,875</text:p>
          </table:table-cell>
          <table:table-cell table:formula="of:=[.G53]-[.$G$46]" office:value-type="time" office:time-value="PT00H00M38.31899981S" calcext:value-type="time">
            <text:p>00:00:38</text:p>
          </table:table-cell>
          <table:table-cell office:value-type="float" office:value="3148213" calcext:value-type="float">
            <text:p>3148213</text:p>
          </table:table-cell>
          <table:table-cell table:number-columns-repeated="3"/>
          <table:table-cell table:style-name="ce5" office:value-type="string" calcext:value-type="string">
            <text:p>2020-04-28 12:00:52,725</text:p>
          </table:table-cell>
          <table:table-cell table:style-name="ce9" table:formula="of:=[.M53]-[.$M$46]" office:value-type="time" office:time-value="PT00H00M48.493999941S" calcext:value-type="time">
            <text:p>00:00:48</text:p>
          </table:table-cell>
          <table:table-cell table:style-name="ce1" office:value-type="float" office:value="4699" calcext:value-type="float">
            <text:p>4699</text:p>
          </table:table-cell>
          <table:table-cell table:number-columns-repeated="4"/>
          <table:table-cell table:style-name="ce11" office:value-type="string" calcext:value-type="string">
            <text:p>2020-05-04 13:46:50,281</text:p>
          </table:table-cell>
          <table:table-cell table:style-name="ce9" table:formula="of:=[.T53]-[.$T$46]" office:value-type="time" office:time-value="PT00H01M23.911999594S" calcext:value-type="time">
            <text:p>00:01:24</text:p>
          </table:table-cell>
          <table:table-cell table:style-name="ce1" office:value-type="float" office:value="2053185" calcext:value-type="float">
            <text:p>2053185</text:p>
          </table:table-cell>
          <table:table-cell table:number-columns-repeated="3"/>
          <table:table-cell table:style-name="ce11" office:value-type="string" calcext:value-type="string">
            <text:p>2020-05-04 14:07:34,411</text:p>
          </table:table-cell>
          <table:table-cell table:style-name="ce9" table:formula="of:=[.Z53]-[.$Z$46]" office:value-type="time" office:time-value="PT00H01M54.242999582S" calcext:value-type="time">
            <text:p>00:01:54</text:p>
          </table:table-cell>
          <table:table-cell table:style-name="ce1" office:value-type="float" office:value="16753604" calcext:value-type="float">
            <text:p>1675360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5:43,373</text:p>
          </table:table-cell>
          <table:table-cell table:formula="of:=[.A54]-[.$A$46]" office:value-type="time" office:time-value="PT00H00M40.422999789S" calcext:value-type="time">
            <text:p>00:00:40</text:p>
          </table:table-cell>
          <table:table-cell office:value-type="float" office:value="7316" calcext:value-type="float">
            <text:p>7316</text:p>
          </table:table-cell>
          <table:table-cell table:number-columns-repeated="3"/>
          <table:table-cell office:value-type="string" calcext:value-type="string">
            <text:p>2020-05-04 14:06:02,800</text:p>
          </table:table-cell>
          <table:table-cell table:formula="of:=[.G54]-[.$G$46]" office:value-type="time" office:time-value="PT00H00M44.243999734S" calcext:value-type="time">
            <text:p>00:00:44</text:p>
          </table:table-cell>
          <table:table-cell office:value-type="float" office:value="7326" calcext:value-type="float">
            <text:p>7326</text:p>
          </table:table-cell>
          <table:table-cell table:number-columns-repeated="3"/>
          <table:table-cell table:style-name="ce5" office:value-type="string" calcext:value-type="string">
            <text:p>2020-04-28 12:00:57,729</text:p>
          </table:table-cell>
          <table:table-cell table:style-name="ce9" table:formula="of:=[.M54]-[.$M$46]" office:value-type="time" office:time-value="PT00H00M53.497999907S" calcext:value-type="time">
            <text:p>00:00:53</text:p>
          </table:table-cell>
          <table:table-cell table:style-name="ce1" office:value-type="float" office:value="4191" calcext:value-type="float">
            <text:p>4191</text:p>
          </table:table-cell>
          <table:table-cell table:number-columns-repeated="4"/>
          <table:table-cell table:style-name="ce11" office:value-type="string" calcext:value-type="string">
            <text:p>2020-05-04 13:47:01,872</text:p>
          </table:table-cell>
          <table:table-cell table:style-name="ce9" table:formula="of:=[.T54]-[.$T$46]" office:value-type="time" office:time-value="PT00H01M35.502999891S" calcext:value-type="time">
            <text:p>00:01:36</text:p>
          </table:table-cell>
          <table:table-cell table:style-name="ce1" office:value-type="float" office:value="1590380" calcext:value-type="float">
            <text:p>1590380</text:p>
          </table:table-cell>
          <table:table-cell table:number-columns-repeated="3"/>
          <table:table-cell table:style-name="ce11" office:value-type="string" calcext:value-type="string">
            <text:p>2020-05-04 14:08:00,702</text:p>
          </table:table-cell>
          <table:table-cell table:style-name="ce9" table:formula="of:=[.Z54]-[.$Z$46]" office:value-type="time" office:time-value="PT00H02M20.533999982S" calcext:value-type="time">
            <text:p>00:02:21</text:p>
          </table:table-cell>
          <table:table-cell table:style-name="ce1" office:value-type="float" office:value="16279519" calcext:value-type="float">
            <text:p>162795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5:48,379</text:p>
          </table:table-cell>
          <table:table-cell table:formula="of:=[.A55]-[.$A$46]" office:value-type="time" office:time-value="PT00H00M45.429000095S" calcext:value-type="time">
            <text:p>00:00:45</text:p>
          </table:table-cell>
          <table:table-cell office:value-type="float" office:value="5916" calcext:value-type="float">
            <text:p>5916</text:p>
          </table:table-cell>
          <table:table-cell table:number-columns-repeated="3"/>
          <table:table-cell office:value-type="string" calcext:value-type="string">
            <text:p>2020-05-04 14:06:11,227</text:p>
          </table:table-cell>
          <table:table-cell table:formula="of:=[.G55]-[.$G$46]" office:value-type="time" office:time-value="PT00H00M52.67099964S" calcext:value-type="time">
            <text:p>00:00:53</text:p>
          </table:table-cell>
          <table:table-cell office:value-type="float" office:value="8698" calcext:value-type="float">
            <text:p>8698</text:p>
          </table:table-cell>
          <table:table-cell table:number-columns-repeated="3"/>
          <table:table-cell table:style-name="ce5" office:value-type="string" calcext:value-type="string">
            <text:p>2020-04-28 12:01:02,734</text:p>
          </table:table-cell>
          <table:table-cell table:style-name="ce9" table:formula="of:=[.M55]-[.$M$46]" office:value-type="time" office:time-value="PT00H00M58.503000042S" calcext:value-type="time">
            <text:p>00:00:59</text:p>
          </table:table-cell>
          <table:table-cell table:style-name="ce1" office:value-type="float" office:value="4518" calcext:value-type="float">
            <text:p>4518</text:p>
          </table:table-cell>
          <table:table-cell table:number-columns-repeated="4"/>
          <table:table-cell table:style-name="ce11" office:value-type="string" calcext:value-type="string">
            <text:p>2020-05-04 13:47:19,688</text:p>
          </table:table-cell>
          <table:table-cell table:style-name="ce9" table:formula="of:=[.T55]-[.$T$46]" office:value-type="time" office:time-value="PT00H01M53.31899974S" calcext:value-type="time">
            <text:p>00:01:53</text:p>
          </table:table-cell>
          <table:table-cell table:style-name="ce1" office:value-type="float" office:value="7815212" calcext:value-type="float">
            <text:p>7815212</text:p>
          </table:table-cell>
          <table:table-cell table:number-columns-repeated="3"/>
          <table:table-cell table:style-name="ce11" office:value-type="string" calcext:value-type="string">
            <text:p>2020-05-04 14:08:18,070</text:p>
          </table:table-cell>
          <table:table-cell table:style-name="ce9" table:formula="of:=[.Z55]-[.$Z$46]" office:value-type="time" office:time-value="PT00H02M37.901999471S" calcext:value-type="time">
            <text:p>00:02:38</text:p>
          </table:table-cell>
          <table:table-cell table:style-name="ce1" office:value-type="float" office:value="3144185" calcext:value-type="float">
            <text:p>31441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5:53,387</text:p>
          </table:table-cell>
          <table:table-cell table:formula="of:=[.A56]-[.$A$46]" office:value-type="time" office:time-value="PT00H00M50.437000114S" calcext:value-type="time">
            <text:p>00:00:50</text:p>
          </table:table-cell>
          <table:table-cell office:value-type="float" office:value="7286" calcext:value-type="float">
            <text:p>7286</text:p>
          </table:table-cell>
          <table:table-cell table:number-columns-repeated="3"/>
          <table:table-cell office:value-type="string" calcext:value-type="string">
            <text:p>2020-05-04 14:06:19,931</text:p>
          </table:table-cell>
          <table:table-cell table:formula="of:=[.G56]-[.$G$46]" office:value-type="time" office:time-value="PT00H01M01.374999653S" calcext:value-type="time">
            <text:p>00:01:01</text:p>
          </table:table-cell>
          <table:table-cell office:value-type="float" office:value="8444" calcext:value-type="float">
            <text:p>8444</text:p>
          </table:table-cell>
          <table:table-cell table:number-columns-repeated="3"/>
          <table:table-cell table:style-name="ce5" office:value-type="string" calcext:value-type="string">
            <text:p>2020-04-28 12:01:09,779</text:p>
          </table:table-cell>
          <table:table-cell table:style-name="ce9" table:formula="of:=[.M56]-[.$M$46]" office:value-type="time" office:time-value="PT00H01M05.547999926S" calcext:value-type="time">
            <text:p>00:01:06</text:p>
          </table:table-cell>
          <table:table-cell table:style-name="ce1" office:value-type="float" office:value="5935" calcext:value-type="float">
            <text:p>5935</text:p>
          </table:table-cell>
          <table:table-cell table:number-columns-repeated="4"/>
          <table:table-cell table:style-name="ce11" office:value-type="string" calcext:value-type="string">
            <text:p>2020-05-04 13:49:28,127</text:p>
          </table:table-cell>
          <table:table-cell table:style-name="ce9" table:formula="of:=[.T56]-[.$T$46]" office:value-type="time" office:time-value="PT00H04M01.75799957S" calcext:value-type="time">
            <text:p>00:04:02</text:p>
          </table:table-cell>
          <table:table-cell table:style-name="ce1" office:value-type="float" office:value="115417931" calcext:value-type="float">
            <text:p>115417931</text:p>
          </table:table-cell>
          <table:table-cell table:number-columns-repeated="3"/>
          <table:table-cell table:style-name="ce11" office:value-type="string" calcext:value-type="string">
            <text:p>2020-05-04 14:08:30,630</text:p>
          </table:table-cell>
          <table:table-cell table:style-name="ce9" table:formula="of:=[.Z56]-[.$Z$46]" office:value-type="time" office:time-value="PT00H02M50.461999741S" calcext:value-type="time">
            <text:p>00:02:50</text:p>
          </table:table-cell>
          <table:table-cell table:style-name="ce1" office:value-type="float" office:value="2558806" calcext:value-type="float">
            <text:p>25588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5:58,394</text:p>
          </table:table-cell>
          <table:table-cell table:formula="of:=[.A57]-[.$A$46]" office:value-type="time" office:time-value="PT00H00M55.443999963S" calcext:value-type="time">
            <text:p>00:00:55</text:p>
          </table:table-cell>
          <table:table-cell office:value-type="float" office:value="6630" calcext:value-type="float">
            <text:p>6630</text:p>
          </table:table-cell>
          <table:table-cell table:number-columns-repeated="3"/>
          <table:table-cell office:value-type="string" calcext:value-type="string">
            <text:p>2020-05-04 14:06:25,824</text:p>
          </table:table-cell>
          <table:table-cell table:formula="of:=[.G57]-[.$G$46]" office:value-type="time" office:time-value="PT00H01M07.267999775S" calcext:value-type="time">
            <text:p>00:01:07</text:p>
          </table:table-cell>
          <table:table-cell office:value-type="float" office:value="881306" calcext:value-type="float">
            <text:p>881306</text:p>
          </table:table-cell>
          <table:table-cell table:number-columns-repeated="3"/>
          <table:table-cell table:style-name="ce5" office:value-type="string" calcext:value-type="string">
            <text:p>2020-04-28 12:01:17,065</text:p>
          </table:table-cell>
          <table:table-cell table:style-name="ce9" table:formula="of:=[.M57]-[.$M$46]" office:value-type="time" office:time-value="PT00H01M12.834000061S" calcext:value-type="time">
            <text:p>00:01:13</text:p>
          </table:table-cell>
          <table:table-cell table:style-name="ce1" office:value-type="float" office:value="5070" calcext:value-type="float">
            <text:p>5070</text:p>
          </table:table-cell>
          <table:table-cell table:number-columns-repeated="10"/>
          <table:table-cell table:style-name="ce11" office:value-type="string" calcext:value-type="string">
            <text:p>2020-05-04 14:08:43,382</text:p>
          </table:table-cell>
          <table:table-cell table:style-name="ce9" table:formula="of:=[.Z57]-[.$Z$46]" office:value-type="time" office:time-value="PT00H03M03.214000077S" calcext:value-type="time">
            <text:p>00:03:03</text:p>
          </table:table-cell>
          <table:table-cell table:style-name="ce1" office:value-type="float" office:value="2751702" calcext:value-type="float">
            <text:p>27517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6:03,402</text:p>
          </table:table-cell>
          <table:table-cell table:formula="of:=[.A58]-[.$A$46]" office:value-type="time" office:time-value="PT00H01M00.451999982S" calcext:value-type="time">
            <text:p>00:01:00</text:p>
          </table:table-cell>
          <table:table-cell office:value-type="float" office:value="7252" calcext:value-type="float">
            <text:p>7252</text:p>
          </table:table-cell>
          <table:table-cell table:number-columns-repeated="3"/>
          <table:table-cell office:value-type="string" calcext:value-type="string">
            <text:p>2020-05-04 14:06:30,831</text:p>
          </table:table-cell>
          <table:table-cell table:formula="of:=[.G58]-[.$G$46]" office:value-type="time" office:time-value="PT00H01M12.274999623S" calcext:value-type="time">
            <text:p>00:01:12</text:p>
          </table:table-cell>
          <table:table-cell office:value-type="float" office:value="5818" calcext:value-type="float">
            <text:p>5818</text:p>
          </table:table-cell>
          <table:table-cell table:number-columns-repeated="3"/>
          <table:table-cell table:style-name="ce5" office:value-type="string" calcext:value-type="string">
            <text:p>2020-04-28 12:01:25,221</text:p>
          </table:table-cell>
          <table:table-cell table:style-name="ce9" table:formula="of:=[.M58]-[.$M$46]" office:value-type="time" office:time-value="PT00H01M20.989999627S" calcext:value-type="time">
            <text:p>00:01:21</text:p>
          </table:table-cell>
          <table:table-cell table:style-name="ce1" office:value-type="float" office:value="5803" calcext:value-type="float">
            <text:p>5803</text:p>
          </table:table-cell>
          <table:table-cell table:number-columns-repeated="10"/>
          <table:table-cell table:style-name="ce11" office:value-type="string" calcext:value-type="string">
            <text:p>2020-05-04 14:09:19,542</text:p>
          </table:table-cell>
          <table:table-cell table:style-name="ce9" table:formula="of:=[.Z58]-[.$Z$46]" office:value-type="time" office:time-value="PT00H03M39.373999955S" calcext:value-type="time">
            <text:p>00:03:39</text:p>
          </table:table-cell>
          <table:table-cell table:style-name="ce1" office:value-type="float" office:value="22832467" calcext:value-type="float">
            <text:p>228324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6:10,810</text:p>
          </table:table-cell>
          <table:table-cell table:formula="of:=[.A59]-[.$A$46]" office:value-type="time" office:time-value="PT00H01M07.859999556S" calcext:value-type="time">
            <text:p>00:01:08</text:p>
          </table:table-cell>
          <table:table-cell office:value-type="float" office:value="5291" calcext:value-type="float">
            <text:p>5291</text:p>
          </table:table-cell>
          <table:table-cell table:number-columns-repeated="3"/>
          <table:table-cell office:value-type="string" calcext:value-type="string">
            <text:p>2020-05-04 14:06:35,837</text:p>
          </table:table-cell>
          <table:table-cell table:formula="of:=[.G59]-[.$G$46]" office:value-type="time" office:time-value="PT00H01M17.28099993S" calcext:value-type="time">
            <text:p>00:01:17</text:p>
          </table:table-cell>
          <table:table-cell office:value-type="float" office:value="5804" calcext:value-type="float">
            <text:p>5804</text:p>
          </table:table-cell>
          <table:table-cell table:number-columns-repeated="3"/>
          <table:table-cell table:style-name="ce5" office:value-type="string" calcext:value-type="string">
            <text:p>2020-04-28 12:01:33,518</text:p>
          </table:table-cell>
          <table:table-cell table:style-name="ce9" table:formula="of:=[.M59]-[.$M$46]" office:value-type="time" office:time-value="PT00H01M29.286999987S" calcext:value-type="time">
            <text:p>00:01:29</text:p>
          </table:table-cell>
          <table:table-cell table:style-name="ce1" office:value-type="float" office:value="6908" calcext:value-type="float">
            <text:p>6908</text:p>
          </table:table-cell>
          <table:table-cell table:number-columns-repeated="10"/>
          <table:table-cell table:style-name="ce11" office:value-type="string" calcext:value-type="string">
            <text:p>2020-05-04 14:09:50,846</text:p>
          </table:table-cell>
          <table:table-cell table:style-name="ce9" table:formula="of:=[.Z59]-[.$Z$46]" office:value-type="time" office:time-value="PT00H04M10.677999971S" calcext:value-type="time">
            <text:p>00:04:11</text:p>
          </table:table-cell>
          <table:table-cell table:style-name="ce1" office:value-type="float" office:value="17235372" calcext:value-type="float">
            <text:p>172353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6:15,817</text:p>
          </table:table-cell>
          <table:table-cell table:formula="of:=[.A60]-[.$A$46]" office:value-type="time" office:time-value="PT00H01M12.867000033S" calcext:value-type="time">
            <text:p>00:01:13</text:p>
          </table:table-cell>
          <table:table-cell office:value-type="float" office:value="6493" calcext:value-type="float">
            <text:p>6493</text:p>
          </table:table-cell>
          <table:table-cell table:number-columns-repeated="3"/>
          <table:table-cell office:value-type="string" calcext:value-type="string">
            <text:p>2020-05-04 14:06:40,842</text:p>
          </table:table-cell>
          <table:table-cell table:formula="of:=[.G60]-[.$G$46]" office:value-type="time" office:time-value="PT00H01M22.285999437S" calcext:value-type="time">
            <text:p>00:01:22</text:p>
          </table:table-cell>
          <table:table-cell office:value-type="float" office:value="5277" calcext:value-type="float">
            <text:p>5277</text:p>
          </table:table-cell>
          <table:table-cell table:number-columns-repeated="3"/>
          <table:table-cell table:style-name="ce5" office:value-type="string" calcext:value-type="string">
            <text:p>2020-04-28 12:01:41,767</text:p>
          </table:table-cell>
          <table:table-cell table:style-name="ce9" table:formula="of:=[.M60]-[.$M$46]" office:value-type="time" office:time-value="PT00H01M37.535999701S" calcext:value-type="time">
            <text:p>00:01:38</text:p>
          </table:table-cell>
          <table:table-cell table:style-name="ce1" office:value-type="float" office:value="5940" calcext:value-type="float">
            <text:p>5940</text:p>
          </table:table-cell>
          <table:table-cell table:number-columns-repeated="10"/>
          <table:table-cell table:style-name="ce11" office:value-type="string" calcext:value-type="string">
            <text:p>2020-05-04 14:10:32,356</text:p>
          </table:table-cell>
          <table:table-cell table:style-name="ce9" table:formula="of:=[.Z60]-[.$Z$46]" office:value-type="time" office:time-value="PT00H04M52.187999748S" calcext:value-type="time">
            <text:p>00:04:52</text:p>
          </table:table-cell>
          <table:table-cell table:style-name="ce1" office:value-type="float" office:value="27326157" calcext:value-type="float">
            <text:p>273261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6:20,824</text:p>
          </table:table-cell>
          <table:table-cell table:formula="of:=[.A61]-[.$A$46]" office:value-type="time" office:time-value="PT00H01M17.873999882S" calcext:value-type="time">
            <text:p>00:01:18</text:p>
          </table:table-cell>
          <table:table-cell office:value-type="float" office:value="6798" calcext:value-type="float">
            <text:p>6798</text:p>
          </table:table-cell>
          <table:table-cell table:number-columns-repeated="3"/>
          <table:table-cell office:value-type="string" calcext:value-type="string">
            <text:p>2020-05-04 14:06:45,848</text:p>
          </table:table-cell>
          <table:table-cell table:formula="of:=[.G61]-[.$G$46]" office:value-type="time" office:time-value="PT00H01M27.291999743S" calcext:value-type="time">
            <text:p>00:01:27</text:p>
          </table:table-cell>
          <table:table-cell office:value-type="float" office:value="5580" calcext:value-type="float">
            <text:p>5580</text:p>
          </table:table-cell>
          <table:table-cell table:number-columns-repeated="3"/>
          <table:table-cell table:style-name="ce5" office:value-type="string" calcext:value-type="string">
            <text:p>2020-04-28 12:01:46,773</text:p>
          </table:table-cell>
          <table:table-cell table:style-name="ce9" table:formula="of:=[.M61]-[.$M$46]" office:value-type="time" office:time-value="PT00H01M42.542000008S" calcext:value-type="time">
            <text:p>00:01:43</text:p>
          </table:table-cell>
          <table:table-cell table:style-name="ce1" office:value-type="float" office:value="5626" calcext:value-type="float">
            <text:p>5626</text:p>
          </table:table-cell>
          <table:table-cell table:number-columns-repeated="10"/>
          <table:table-cell table:style-name="ce11" office:value-type="string" calcext:value-type="string">
            <text:p>2020-05-04 14:12:18,498</text:p>
          </table:table-cell>
          <table:table-cell table:style-name="ce9" table:formula="of:=[.Z61]-[.$Z$46]" office:value-type="time" office:time-value="PT00H06M38.329999717S" calcext:value-type="time">
            <text:p>00:06:38</text:p>
          </table:table-cell>
          <table:table-cell table:style-name="ce1" office:value-type="float" office:value="95389279" calcext:value-type="float">
            <text:p>953892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020-05-04 13:46:25,829</text:p>
          </table:table-cell>
          <table:table-cell table:formula="of:=[.A62]-[.$A$46]" office:value-type="time" office:time-value="PT00H01M22.879000017S" calcext:value-type="time">
            <text:p>00:01:23</text:p>
          </table:table-cell>
          <table:table-cell office:value-type="float" office:value="4831" calcext:value-type="float">
            <text:p>4831</text:p>
          </table:table-cell>
          <table:table-cell table:number-columns-repeated="3"/>
          <table:table-cell office:value-type="string" calcext:value-type="string">
            <text:p>2020-05-04 14:06:50,854</text:p>
          </table:table-cell>
          <table:table-cell table:formula="of:=[.G62]-[.$G$46]" office:value-type="time" office:time-value="PT00H01M32.297999421S" calcext:value-type="time">
            <text:p>00:01:32</text:p>
          </table:table-cell>
          <table:table-cell office:value-type="float" office:value="5522" calcext:value-type="float">
            <text:p>5522</text:p>
          </table:table-cell>
          <table:table-cell table:number-columns-repeated="3"/>
          <table:table-cell table:style-name="ce5" office:value-type="string" calcext:value-type="string">
            <text:p>2020-04-28 12:01:51,779</text:p>
          </table:table-cell>
          <table:table-cell table:style-name="ce9" table:formula="of:=[.M62]-[.$M$46]" office:value-type="time" office:time-value="PT00H01M47.547999686S" calcext:value-type="time">
            <text:p>00:01:48</text:p>
          </table:table-cell>
          <table:table-cell table:style-name="ce1" office:value-type="float" office:value="5576" calcext:value-type="float">
            <text:p>557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6:30,836</text:p>
          </table:table-cell>
          <table:table-cell table:formula="of:=[.A63]-[.$A$46]" office:value-type="time" office:time-value="PT00H01M27.885999866S" calcext:value-type="time">
            <text:p>00:01:28</text:p>
          </table:table-cell>
          <table:table-cell office:value-type="float" office:value="6242" calcext:value-type="float">
            <text:p>6242</text:p>
          </table:table-cell>
          <table:table-cell table:number-columns-repeated="3"/>
          <table:table-cell office:value-type="string" calcext:value-type="string">
            <text:p>2020-05-04 14:06:56,746</text:p>
          </table:table-cell>
          <table:table-cell table:formula="of:=[.G63]-[.$G$46]" office:value-type="time" office:time-value="PT00H01M38.190000001S" calcext:value-type="time">
            <text:p>00:01:38</text:p>
          </table:table-cell>
          <table:table-cell office:value-type="float" office:value="880625" calcext:value-type="float">
            <text:p>880625</text:p>
          </table:table-cell>
          <table:table-cell table:number-columns-repeated="3"/>
          <table:table-cell table:style-name="ce5" office:value-type="string" calcext:value-type="string">
            <text:p>2020-04-28 12:01:59,147</text:p>
          </table:table-cell>
          <table:table-cell table:style-name="ce9" table:formula="of:=[.M63]-[.$M$46]" office:value-type="time" office:time-value="PT00H01M54.91599998S" calcext:value-type="time">
            <text:p>00:01:55</text:p>
          </table:table-cell>
          <table:table-cell table:style-name="ce1" office:value-type="float" office:value="8009" calcext:value-type="float">
            <text:p>800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6:35,841</text:p>
          </table:table-cell>
          <table:table-cell table:formula="of:=[.A64]-[.$A$46]" office:value-type="time" office:time-value="PT00H01M32.891000002S" calcext:value-type="time">
            <text:p>00:01:33</text:p>
          </table:table-cell>
          <table:table-cell office:value-type="float" office:value="5495" calcext:value-type="float">
            <text:p>5495</text:p>
          </table:table-cell>
          <table:table-cell table:number-columns-repeated="3"/>
          <table:table-cell office:value-type="string" calcext:value-type="string">
            <text:p>2020-05-04 14:07:02,433</text:p>
          </table:table-cell>
          <table:table-cell table:formula="of:=[.G64]-[.$G$46]" office:value-type="time" office:time-value="PT00H01M43.876999556S" calcext:value-type="time">
            <text:p>00:01:44</text:p>
          </table:table-cell>
          <table:table-cell office:value-type="float" office:value="675321" calcext:value-type="float">
            <text:p>675321</text:p>
          </table:table-cell>
          <table:table-cell table:number-columns-repeated="3"/>
          <table:table-cell table:style-name="ce5" office:value-type="string" calcext:value-type="string">
            <text:p>2020-04-28 12:02:04,153</text:p>
          </table:table-cell>
          <table:table-cell table:style-name="ce9" table:formula="of:=[.M64]-[.$M$46]" office:value-type="time" office:time-value="PT00H01M59.921999658S" calcext:value-type="time">
            <text:p>00:02:00</text:p>
          </table:table-cell>
          <table:table-cell table:style-name="ce1" office:value-type="float" office:value="5175" calcext:value-type="float">
            <text:p>517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6:40,848</text:p>
          </table:table-cell>
          <table:table-cell table:formula="of:=[.A65]-[.$A$46]" office:value-type="time" office:time-value="PT00H01M37.89799985S" calcext:value-type="time">
            <text:p>00:01:38</text:p>
          </table:table-cell>
          <table:table-cell office:value-type="float" office:value="6380" calcext:value-type="float">
            <text:p>6380</text:p>
          </table:table-cell>
          <table:table-cell table:number-columns-repeated="3"/>
          <table:table-cell office:value-type="string" calcext:value-type="string">
            <text:p>2020-05-04 14:07:08,324</text:p>
          </table:table-cell>
          <table:table-cell table:formula="of:=[.G65]-[.$G$46]" office:value-type="time" office:time-value="PT00H01M49.767999966S" calcext:value-type="time">
            <text:p>00:01:50</text:p>
          </table:table-cell>
          <table:table-cell office:value-type="float" office:value="879425" calcext:value-type="float">
            <text:p>879425</text:p>
          </table:table-cell>
          <table:table-cell table:number-columns-repeated="3"/>
          <table:table-cell table:style-name="ce5" office:value-type="string" calcext:value-type="string">
            <text:p>2020-04-28 12:02:09,158</text:p>
          </table:table-cell>
          <table:table-cell table:style-name="ce9" table:formula="of:=[.M65]-[.$M$46]" office:value-type="time" office:time-value="PT00H02M04.926999793S" calcext:value-type="time">
            <text:p>00:02:05</text:p>
          </table:table-cell>
          <table:table-cell table:style-name="ce1" office:value-type="float" office:value="4712" calcext:value-type="float">
            <text:p>471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6:48,237</text:p>
          </table:table-cell>
          <table:table-cell table:formula="of:=[.A66]-[.$A$46]" office:value-type="time" office:time-value="PT00H01M45.286999955S" calcext:value-type="time">
            <text:p>00:01:45</text:p>
          </table:table-cell>
          <table:table-cell office:value-type="float" office:value="7920" calcext:value-type="float">
            <text:p>7920</text:p>
          </table:table-cell>
          <table:table-cell table:number-columns-repeated="3"/>
          <table:table-cell office:value-type="string" calcext:value-type="string">
            <text:p>2020-05-04 14:07:13,955</text:p>
          </table:table-cell>
          <table:table-cell table:formula="of:=[.G66]-[.$G$46]" office:value-type="time" office:time-value="PT00H01M55.398999397S" calcext:value-type="time">
            <text:p>00:01:55</text:p>
          </table:table-cell>
          <table:table-cell office:value-type="float" office:value="618705" calcext:value-type="float">
            <text:p>618705</text:p>
          </table:table-cell>
          <table:table-cell table:number-columns-repeated="3"/>
          <table:table-cell table:style-name="ce5" office:value-type="string" calcext:value-type="string">
            <text:p>2020-04-28 12:02:14,907</text:p>
          </table:table-cell>
          <table:table-cell table:style-name="ce9" table:formula="of:=[.M66]-[.$M$46]" office:value-type="time" office:time-value="PT00H02M10.675999867S" calcext:value-type="time">
            <text:p>00:02:11</text:p>
          </table:table-cell>
          <table:table-cell table:style-name="ce1" office:value-type="float" office:value="4555" calcext:value-type="float">
            <text:p>455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6:56,901</text:p>
          </table:table-cell>
          <table:table-cell table:formula="of:=[.A67]-[.$A$46]" office:value-type="time" office:time-value="PT00H01M53.951000059S" calcext:value-type="time">
            <text:p>00:01:54</text:p>
          </table:table-cell>
          <table:table-cell office:value-type="float" office:value="5188" calcext:value-type="float">
            <text:p>5188</text:p>
          </table:table-cell>
          <table:table-cell table:number-columns-repeated="3"/>
          <table:table-cell office:value-type="string" calcext:value-type="string">
            <text:p>2020-05-04 14:07:33,039</text:p>
          </table:table-cell>
          <table:table-cell table:formula="of:=[.G67]-[.$G$46]" office:value-type="time" office:time-value="PT00H02M14.482999938S" calcext:value-type="time">
            <text:p>00:02:14</text:p>
          </table:table-cell>
          <table:table-cell office:value-type="float" office:value="14068333" calcext:value-type="float">
            <text:p>14068333</text:p>
          </table:table-cell>
          <table:table-cell table:number-columns-repeated="3"/>
          <table:table-cell table:style-name="ce5" office:value-type="string" calcext:value-type="string">
            <text:p>2020-04-28 12:02:23,318</text:p>
          </table:table-cell>
          <table:table-cell table:style-name="ce9" table:formula="of:=[.M67]-[.$M$46]" office:value-type="time" office:time-value="PT00H02M19.087000187S" calcext:value-type="time">
            <text:p>00:02:19</text:p>
          </table:table-cell>
          <table:table-cell table:style-name="ce1" office:value-type="float" office:value="4501" calcext:value-type="float">
            <text:p>45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01,907</text:p>
          </table:table-cell>
          <table:table-cell table:formula="of:=[.A68]-[.$A$46]" office:value-type="time" office:time-value="PT00H01M58.956999737S" calcext:value-type="time">
            <text:p>00:01:59</text:p>
          </table:table-cell>
          <table:table-cell office:value-type="float" office:value="6554" calcext:value-type="float">
            <text:p>6554</text:p>
          </table:table-cell>
          <table:table-cell table:number-columns-repeated="3"/>
          <table:table-cell office:value-type="string" calcext:value-type="string">
            <text:p>2020-05-04 14:07:42,305</text:p>
          </table:table-cell>
          <table:table-cell table:formula="of:=[.G68]-[.$G$46]" office:value-type="time" office:time-value="PT00H02M23.748999643S" calcext:value-type="time">
            <text:p>00:02:24</text:p>
          </table:table-cell>
          <table:table-cell office:value-type="float" office:value="7467" calcext:value-type="float">
            <text:p>7467</text:p>
          </table:table-cell>
          <table:table-cell table:number-columns-repeated="3"/>
          <table:table-cell table:style-name="ce5" office:value-type="string" calcext:value-type="string">
            <text:p>2020-04-28 12:02:31,799</text:p>
          </table:table-cell>
          <table:table-cell table:style-name="ce9" table:formula="of:=[.M68]-[.$M$46]" office:value-type="time" office:time-value="PT00H02M27.567999875S" calcext:value-type="time">
            <text:p>00:02:28</text:p>
          </table:table-cell>
          <table:table-cell table:style-name="ce1" office:value-type="float" office:value="18615" calcext:value-type="float">
            <text:p>1861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06,915</text:p>
          </table:table-cell>
          <table:table-cell table:formula="of:=[.A69]-[.$A$46]" office:value-type="time" office:time-value="PT00H02M03.964999756S" calcext:value-type="time">
            <text:p>00:02:04</text:p>
          </table:table-cell>
          <table:table-cell office:value-type="float" office:value="6783" calcext:value-type="float">
            <text:p>6783</text:p>
          </table:table-cell>
          <table:table-cell table:number-columns-repeated="3"/>
          <table:table-cell office:value-type="string" calcext:value-type="string">
            <text:p>2020-05-04 14:07:59,110</text:p>
          </table:table-cell>
          <table:table-cell table:formula="of:=[.G69]-[.$G$46]" office:value-type="time" office:time-value="PT00H02M40.553999897S" calcext:value-type="time">
            <text:p>00:02:41</text:p>
          </table:table-cell>
          <table:table-cell office:value-type="float" office:value="10494" calcext:value-type="float">
            <text:p>10494</text:p>
          </table:table-cell>
          <table:table-cell table:number-columns-repeated="3"/>
          <table:table-cell table:style-name="ce5" office:value-type="string" calcext:value-type="string">
            <text:p>2020-04-28 12:02:40,969</text:p>
          </table:table-cell>
          <table:table-cell table:style-name="ce9" table:formula="of:=[.M69]-[.$M$46]" office:value-type="time" office:time-value="PT00H02M36.738000177S" calcext:value-type="time">
            <text:p>00:02:37</text:p>
          </table:table-cell>
          <table:table-cell table:style-name="ce1" office:value-type="float" office:value="5458" calcext:value-type="float">
            <text:p>545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11,921</text:p>
          </table:table-cell>
          <table:table-cell table:formula="of:=[.A70]-[.$A$46]" office:value-type="time" office:time-value="PT00H02M08.971000062S" calcext:value-type="time">
            <text:p>00:02:09</text:p>
          </table:table-cell>
          <table:table-cell office:value-type="float" office:value="5882" calcext:value-type="float">
            <text:p>5882</text:p>
          </table:table-cell>
          <table:table-cell table:number-columns-repeated="3"/>
          <table:table-cell office:value-type="string" calcext:value-type="string">
            <text:p>2020-05-04 14:08:14,946</text:p>
          </table:table-cell>
          <table:table-cell table:formula="of:=[.G70]-[.$G$46]" office:value-type="time" office:time-value="PT00H02M56.389999548S" calcext:value-type="time">
            <text:p>00:02:56</text:p>
          </table:table-cell>
          <table:table-cell office:value-type="float" office:value="22422" calcext:value-type="float">
            <text:p>22422</text:p>
          </table:table-cell>
          <table:table-cell table:number-columns-repeated="3"/>
          <table:table-cell table:style-name="ce5" office:value-type="string" calcext:value-type="string">
            <text:p>2020-04-28 12:02:49,122</text:p>
          </table:table-cell>
          <table:table-cell table:style-name="ce9" table:formula="of:=[.M70]-[.$M$46]" office:value-type="time" office:time-value="PT00H02M44.890999859S" calcext:value-type="time">
            <text:p>00:02:45</text:p>
          </table:table-cell>
          <table:table-cell table:style-name="ce1" office:value-type="float" office:value="5265" calcext:value-type="float">
            <text:p>526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18,607</text:p>
          </table:table-cell>
          <table:table-cell table:formula="of:=[.A71]-[.$A$46]" office:value-type="time" office:time-value="PT00H02M15.65699968S" calcext:value-type="time">
            <text:p>00:02:16</text:p>
          </table:table-cell>
          <table:table-cell office:value-type="float" office:value="5541" calcext:value-type="float">
            <text:p>5541</text:p>
          </table:table-cell>
          <table:table-cell table:number-columns-repeated="3"/>
          <table:table-cell office:value-type="string" calcext:value-type="string">
            <text:p>2020-05-04 14:08:19,951</text:p>
          </table:table-cell>
          <table:table-cell table:formula="of:=[.G71]-[.$G$46]" office:value-type="time" office:time-value="PT00H03M01.394999684S" calcext:value-type="time">
            <text:p>00:03:01</text:p>
          </table:table-cell>
          <table:table-cell office:value-type="float" office:value="4706" calcext:value-type="float">
            <text:p>4706</text:p>
          </table:table-cell>
          <table:table-cell table:number-columns-repeated="3"/>
          <table:table-cell table:style-name="ce5" office:value-type="string" calcext:value-type="string">
            <text:p>2020-04-28 12:02:57,375</text:p>
          </table:table-cell>
          <table:table-cell table:style-name="ce9" table:formula="of:=[.M71]-[.$M$46]" office:value-type="time" office:time-value="PT00H02M53.143999628S" calcext:value-type="time">
            <text:p>00:02:53</text:p>
          </table:table-cell>
          <table:table-cell table:style-name="ce1" office:value-type="float" office:value="19693" calcext:value-type="float">
            <text:p>1969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23,614</text:p>
          </table:table-cell>
          <table:table-cell table:formula="of:=[.A72]-[.$A$46]" office:value-type="time" office:time-value="PT00H02M20.664000157S" calcext:value-type="time">
            <text:p>00:02:21</text:p>
          </table:table-cell>
          <table:table-cell office:value-type="float" office:value="6365" calcext:value-type="float">
            <text:p>6365</text:p>
          </table:table-cell>
          <table:table-cell table:number-columns-repeated="3"/>
          <table:table-cell office:value-type="string" calcext:value-type="string">
            <text:p>2020-05-04 14:08:24,957</text:p>
          </table:table-cell>
          <table:table-cell table:formula="of:=[.G72]-[.$G$46]" office:value-type="time" office:time-value="PT00H03M06.40099999S" calcext:value-type="time">
            <text:p>00:03:06</text:p>
          </table:table-cell>
          <table:table-cell office:value-type="float" office:value="5622" calcext:value-type="float">
            <text:p>5622</text:p>
          </table:table-cell>
          <table:table-cell table:number-columns-repeated="3"/>
          <table:table-cell table:style-name="ce5" office:value-type="string" calcext:value-type="string">
            <text:p>2020-04-28 12:03:05,831</text:p>
          </table:table-cell>
          <table:table-cell table:style-name="ce9" table:formula="of:=[.M72]-[.$M$46]" office:value-type="time" office:time-value="PT00H03M01.600000081S" calcext:value-type="time">
            <text:p>00:03:02</text:p>
          </table:table-cell>
          <table:table-cell table:style-name="ce1" office:value-type="float" office:value="5129" calcext:value-type="float">
            <text:p>512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32,715</text:p>
          </table:table-cell>
          <table:table-cell table:formula="of:=[.A73]-[.$A$46]" office:value-type="time" office:time-value="PT00H02M29.765000003S" calcext:value-type="time">
            <text:p>00:02:30</text:p>
          </table:table-cell>
          <table:table-cell office:value-type="float" office:value="6212" calcext:value-type="float">
            <text:p>6212</text:p>
          </table:table-cell>
          <table:table-cell table:number-columns-repeated="3"/>
          <table:table-cell office:value-type="string" calcext:value-type="string">
            <text:p>2020-05-04 14:08:30,248</text:p>
          </table:table-cell>
          <table:table-cell table:formula="of:=[.G73]-[.$G$46]" office:value-type="time" office:time-value="PT00H03M11.691999882S" calcext:value-type="time">
            <text:p>00:03:12</text:p>
          </table:table-cell>
          <table:table-cell office:value-type="float" office:value="279369" calcext:value-type="float">
            <text:p>279369</text:p>
          </table:table-cell>
          <table:table-cell table:number-columns-repeated="3"/>
          <table:table-cell table:style-name="ce5" office:value-type="string" calcext:value-type="string">
            <text:p>2020-04-28 12:03:14,618</text:p>
          </table:table-cell>
          <table:table-cell table:style-name="ce9" table:formula="of:=[.M73]-[.$M$46]" office:value-type="time" office:time-value="PT00H03M10.386999794S" calcext:value-type="time">
            <text:p>00:03:10</text:p>
          </table:table-cell>
          <table:table-cell table:style-name="ce1" office:value-type="float" office:value="5318" calcext:value-type="float">
            <text:p>531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38,268</text:p>
          </table:table-cell>
          <table:table-cell table:formula="of:=[.A74]-[.$A$46]" office:value-type="time" office:time-value="PT00H02M35.317999958S" calcext:value-type="time">
            <text:p>00:02:35</text:p>
          </table:table-cell>
          <table:table-cell office:value-type="float" office:value="6215" calcext:value-type="float">
            <text:p>6215</text:p>
          </table:table-cell>
          <table:table-cell table:number-columns-repeated="3"/>
          <table:table-cell office:value-type="string" calcext:value-type="string">
            <text:p>2020-05-04 14:08:35,254</text:p>
          </table:table-cell>
          <table:table-cell table:formula="of:=[.G74]-[.$G$46]" office:value-type="time" office:time-value="PT00H03M16.69799956S" calcext:value-type="time">
            <text:p>00:03:17</text:p>
          </table:table-cell>
          <table:table-cell office:value-type="float" office:value="5667" calcext:value-type="float">
            <text:p>5667</text:p>
          </table:table-cell>
          <table:table-cell table:number-columns-repeated="3"/>
          <table:table-cell table:style-name="ce5" office:value-type="string" calcext:value-type="string">
            <text:p>2020-04-28 12:03:22,812</text:p>
          </table:table-cell>
          <table:table-cell table:style-name="ce9" table:formula="of:=[.M74]-[.$M$46]" office:value-type="time" office:time-value="PT00H03M18.581000185S" calcext:value-type="time">
            <text:p>00:03:19</text:p>
          </table:table-cell>
          <table:table-cell table:style-name="ce1" office:value-type="float" office:value="5191" calcext:value-type="float">
            <text:p>519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47,289</text:p>
          </table:table-cell>
          <table:table-cell table:formula="of:=[.A75]-[.$A$46]" office:value-type="time" office:time-value="PT00H02M44.338999987S" calcext:value-type="time">
            <text:p>00:02:44</text:p>
          </table:table-cell>
          <table:table-cell office:value-type="float" office:value="5798" calcext:value-type="float">
            <text:p>5798</text:p>
          </table:table-cell>
          <table:table-cell table:number-columns-repeated="3"/>
          <table:table-cell office:value-type="string" calcext:value-type="string">
            <text:p>2020-05-04 14:08:40,260</text:p>
          </table:table-cell>
          <table:table-cell table:formula="of:=[.G75]-[.$G$46]" office:value-type="time" office:time-value="PT00H03M21.703999867S" calcext:value-type="time">
            <text:p>00:03:22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ce5" office:value-type="string" calcext:value-type="string">
            <text:p>2020-04-28 12:03:28,160</text:p>
          </table:table-cell>
          <table:table-cell table:style-name="ce9" table:formula="of:=[.M75]-[.$M$46]" office:value-type="time" office:time-value="PT00H03M23.928999742S" calcext:value-type="time">
            <text:p>00:03:24</text:p>
          </table:table-cell>
          <table:table-cell table:style-name="ce1" office:value-type="float" office:value="6942" calcext:value-type="float">
            <text:p>694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7:57,016</text:p>
          </table:table-cell>
          <table:table-cell table:formula="of:=[.A76]-[.$A$46]" office:value-type="time" office:time-value="PT00H02M54.065999757S" calcext:value-type="time">
            <text:p>00:02:54</text:p>
          </table:table-cell>
          <table:table-cell office:value-type="float" office:value="6065" calcext:value-type="float">
            <text:p>6065</text:p>
          </table:table-cell>
          <table:table-cell table:number-columns-repeated="3"/>
          <table:table-cell office:value-type="string" calcext:value-type="string">
            <text:p>2020-05-04 14:08:45,268</text:p>
          </table:table-cell>
          <table:table-cell table:formula="of:=[.G76]-[.$G$46]" office:value-type="time" office:time-value="PT00H03M26.711999886S" calcext:value-type="time">
            <text:p>00:03:27</text:p>
          </table:table-cell>
          <table:table-cell office:value-type="float" office:value="7186" calcext:value-type="float">
            <text:p>7186</text:p>
          </table:table-cell>
          <table:table-cell table:number-columns-repeated="3"/>
          <table:table-cell table:style-name="ce5" office:value-type="string" calcext:value-type="string">
            <text:p>2020-04-28 12:03:36,371</text:p>
          </table:table-cell>
          <table:table-cell table:style-name="ce9" table:formula="of:=[.M76]-[.$M$46]" office:value-type="time" office:time-value="PT00H03M32.13999989S" calcext:value-type="time">
            <text:p>00:03:32</text:p>
          </table:table-cell>
          <table:table-cell table:style-name="ce1" office:value-type="float" office:value="4896" calcext:value-type="float">
            <text:p>489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8:02,022</text:p>
          </table:table-cell>
          <table:table-cell table:formula="of:=[.A77]-[.$A$46]" office:value-type="time" office:time-value="PT00H02M59.072000063S" calcext:value-type="time">
            <text:p>00:02:59</text:p>
          </table:table-cell>
          <table:table-cell office:value-type="float" office:value="5595" calcext:value-type="float">
            <text:p>5595</text:p>
          </table:table-cell>
          <table:table-cell table:number-columns-repeated="3"/>
          <table:table-cell office:value-type="string" calcext:value-type="string">
            <text:p>2020-05-04 14:08:50,350</text:p>
          </table:table-cell>
          <table:table-cell table:formula="of:=[.G77]-[.$G$46]" office:value-type="time" office:time-value="PT00H03M31.793999956S" calcext:value-type="time">
            <text:p>00:03:32</text:p>
          </table:table-cell>
          <table:table-cell office:value-type="float" office:value="8314" calcext:value-type="float">
            <text:p>8314</text:p>
          </table:table-cell>
          <table:table-cell table:number-columns-repeated="3"/>
          <table:table-cell table:style-name="ce5" office:value-type="string" calcext:value-type="string">
            <text:p>2020-04-28 12:03:44,581</text:p>
          </table:table-cell>
          <table:table-cell table:style-name="ce9" table:formula="of:=[.M77]-[.$M$46]" office:value-type="time" office:time-value="PT00H03M40.349999866S" calcext:value-type="time">
            <text:p>00:03:40</text:p>
          </table:table-cell>
          <table:table-cell table:style-name="ce1" office:value-type="float" office:value="5190" calcext:value-type="float">
            <text:p>519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8:11,063</text:p>
          </table:table-cell>
          <table:table-cell table:formula="of:=[.A78]-[.$A$46]" office:value-type="time" office:time-value="PT00H03M08.112999732S" calcext:value-type="time">
            <text:p>00:03:08</text:p>
          </table:table-cell>
          <table:table-cell office:value-type="float" office:value="6247" calcext:value-type="float">
            <text:p>6247</text:p>
          </table:table-cell>
          <table:table-cell table:number-columns-repeated="3"/>
          <table:table-cell office:value-type="string" calcext:value-type="string">
            <text:p>2020-05-04 14:08:56,718</text:p>
          </table:table-cell>
          <table:table-cell table:formula="of:=[.G78]-[.$G$46]" office:value-type="time" office:time-value="PT00H03M38.162000016S" calcext:value-type="time">
            <text:p>00:03:38</text:p>
          </table:table-cell>
          <table:table-cell office:value-type="float" office:value="9482" calcext:value-type="float">
            <text:p>9482</text:p>
          </table:table-cell>
          <table:table-cell table:number-columns-repeated="3"/>
          <table:table-cell table:style-name="ce5" office:value-type="string" calcext:value-type="string">
            <text:p>2020-04-28 12:03:53,233</text:p>
          </table:table-cell>
          <table:table-cell table:style-name="ce9" table:formula="of:=[.M78]-[.$M$46]" office:value-type="time" office:time-value="PT00H03M49.001999809S" calcext:value-type="time">
            <text:p>00:03:49</text:p>
          </table:table-cell>
          <table:table-cell table:style-name="ce1" office:value-type="float" office:value="4867" calcext:value-type="float">
            <text:p>48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8:19,782</text:p>
          </table:table-cell>
          <table:table-cell table:formula="of:=[.A79]-[.$A$46]" office:value-type="time" office:time-value="PT00H03M16.831999789S" calcext:value-type="time">
            <text:p>00:03:17</text:p>
          </table:table-cell>
          <table:table-cell office:value-type="float" office:value="5816" calcext:value-type="float">
            <text:p>5816</text:p>
          </table:table-cell>
          <table:table-cell table:number-columns-repeated="3"/>
          <table:table-cell office:value-type="string" calcext:value-type="string">
            <text:p>2020-05-04 14:09:01,952</text:p>
          </table:table-cell>
          <table:table-cell table:formula="of:=[.G79]-[.$G$46]" office:value-type="time" office:time-value="PT00H03M43.395999614S" calcext:value-type="time">
            <text:p>00:03:43</text:p>
          </table:table-cell>
          <table:table-cell office:value-type="float" office:value="221556" calcext:value-type="float">
            <text:p>221556</text:p>
          </table:table-cell>
          <table:table-cell table:number-columns-repeated="3"/>
          <table:table-cell table:style-name="ce5" office:value-type="string" calcext:value-type="string">
            <text:p>2020-04-28 12:04:02,049</text:p>
          </table:table-cell>
          <table:table-cell table:style-name="ce9" table:formula="of:=[.M79]-[.$M$46]" office:value-type="time" office:time-value="PT00H03M57.81800007S" calcext:value-type="time">
            <text:p>00:03:58</text:p>
          </table:table-cell>
          <table:table-cell table:style-name="ce1" office:value-type="float" office:value="4639" calcext:value-type="float">
            <text:p>463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8:28,529</text:p>
          </table:table-cell>
          <table:table-cell table:formula="of:=[.A80]-[.$A$46]" office:value-type="time" office:time-value="PT00H03M25.578999594S" calcext:value-type="time">
            <text:p>00:03:26</text:p>
          </table:table-cell>
          <table:table-cell office:value-type="float" office:value="5661" calcext:value-type="float">
            <text:p>5661</text:p>
          </table:table-cell>
          <table:table-cell table:number-columns-repeated="3"/>
          <table:table-cell office:value-type="string" calcext:value-type="string">
            <text:p>2020-05-04 14:09:16,860</text:p>
          </table:table-cell>
          <table:table-cell table:formula="of:=[.G80]-[.$G$46]" office:value-type="time" office:time-value="PT00H03M58.303999999S" calcext:value-type="time">
            <text:p>00:03:58</text:p>
          </table:table-cell>
          <table:table-cell office:value-type="float" office:value="5435" calcext:value-type="float">
            <text:p>5435</text:p>
          </table:table-cell>
          <table:table-cell table:number-columns-repeated="3"/>
          <table:table-cell table:style-name="ce5" office:value-type="string" calcext:value-type="string">
            <text:p>2020-04-28 12:04:10,567</text:p>
          </table:table-cell>
          <table:table-cell table:style-name="ce9" table:formula="of:=[.M80]-[.$M$46]" office:value-type="time" office:time-value="PT00H04M06.335999784S" calcext:value-type="time">
            <text:p>00:04:06</text:p>
          </table:table-cell>
          <table:table-cell table:style-name="ce1" office:value-type="float" office:value="15965" calcext:value-type="float">
            <text:p>1596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8:37,068</text:p>
          </table:table-cell>
          <table:table-cell table:formula="of:=[.A81]-[.$A$46]" office:value-type="time" office:time-value="PT00H03M34.117999747S" calcext:value-type="time">
            <text:p>00:03:34</text:p>
          </table:table-cell>
          <table:table-cell office:value-type="float" office:value="6509" calcext:value-type="float">
            <text:p>6509</text:p>
          </table:table-cell>
          <table:table-cell table:number-columns-repeated="3"/>
          <table:table-cell office:value-type="string" calcext:value-type="string">
            <text:p>2020-05-04 14:09:33,614</text:p>
          </table:table-cell>
          <table:table-cell table:formula="of:=[.G81]-[.$G$46]" office:value-type="time" office:time-value="PT00H04M15.057999725S" calcext:value-type="time">
            <text:p>00:04:15</text:p>
          </table:table-cell>
          <table:table-cell office:value-type="float" office:value="4900" calcext:value-type="float">
            <text:p>4900</text:p>
          </table:table-cell>
          <table:table-cell table:number-columns-repeated="3"/>
          <table:table-cell table:style-name="ce5" office:value-type="string" calcext:value-type="string">
            <text:p>2020-04-28 12:04:23,390</text:p>
          </table:table-cell>
          <table:table-cell table:style-name="ce9" table:formula="of:=[.M81]-[.$M$46]" office:value-type="time" office:time-value="PT00H04M19.158999659S" calcext:value-type="time">
            <text:p>00:04:19</text:p>
          </table:table-cell>
          <table:table-cell table:style-name="ce1" office:value-type="float" office:value="4801" calcext:value-type="float">
            <text:p>48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8:45,451</text:p>
          </table:table-cell>
          <table:table-cell table:formula="of:=[.A82]-[.$A$46]" office:value-type="time" office:time-value="PT00H03M42.500999691S" calcext:value-type="time">
            <text:p>00:03:43</text:p>
          </table:table-cell>
          <table:table-cell office:value-type="float" office:value="5871" calcext:value-type="float">
            <text:p>5871</text:p>
          </table:table-cell>
          <table:table-cell table:number-columns-repeated="3"/>
          <table:table-cell office:value-type="string" calcext:value-type="string">
            <text:p>2020-05-04 14:09:49,588</text:p>
          </table:table-cell>
          <table:table-cell table:formula="of:=[.G82]-[.$G$46]" office:value-type="time" office:time-value="PT00H04M31.031999658S" calcext:value-type="time">
            <text:p>00:04:31</text:p>
          </table:table-cell>
          <table:table-cell office:value-type="float" office:value="6522" calcext:value-type="float">
            <text:p>6522</text:p>
          </table:table-cell>
          <table:table-cell table:number-columns-repeated="3"/>
          <table:table-cell table:style-name="ce5" office:value-type="string" calcext:value-type="string">
            <text:p>2020-04-28 12:04:31,756</text:p>
          </table:table-cell>
          <table:table-cell table:style-name="ce9" table:formula="of:=[.M82]-[.$M$46]" office:value-type="time" office:time-value="PT00H04M27.524999846S" calcext:value-type="time">
            <text:p>00:04:28</text:p>
          </table:table-cell>
          <table:table-cell table:style-name="ce1" office:value-type="float" office:value="5074" calcext:value-type="float">
            <text:p>507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8:54,063</text:p>
          </table:table-cell>
          <table:table-cell table:formula="of:=[.A83]-[.$A$46]" office:value-type="time" office:time-value="PT00H03M51.112999725S" calcext:value-type="time">
            <text:p>00:03:51</text:p>
          </table:table-cell>
          <table:table-cell office:value-type="float" office:value="6234" calcext:value-type="float">
            <text:p>6234</text:p>
          </table:table-cell>
          <table:table-cell table:number-columns-repeated="3"/>
          <table:table-cell office:value-type="string" calcext:value-type="string">
            <text:p>2020-05-04 14:10:05,036</text:p>
          </table:table-cell>
          <table:table-cell table:formula="of:=[.G83]-[.$G$46]" office:value-type="time" office:time-value="PT00H04M46.479999754S" calcext:value-type="time">
            <text:p>00:04:46</text:p>
          </table:table-cell>
          <table:table-cell office:value-type="float" office:value="7330" calcext:value-type="float">
            <text:p>7330</text:p>
          </table:table-cell>
          <table:table-cell table:number-columns-repeated="3"/>
          <table:table-cell table:style-name="ce5" office:value-type="string" calcext:value-type="string">
            <text:p>2020-04-28 12:04:40,127</text:p>
          </table:table-cell>
          <table:table-cell table:style-name="ce9" table:formula="of:=[.M83]-[.$M$46]" office:value-type="time" office:time-value="PT00H04M35.895999628S" calcext:value-type="time">
            <text:p>00:04:36</text:p>
          </table:table-cell>
          <table:table-cell table:style-name="ce1" office:value-type="float" office:value="5113" calcext:value-type="float">
            <text:p>511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9:02,912</text:p>
          </table:table-cell>
          <table:table-cell table:formula="of:=[.A84]-[.$A$46]" office:value-type="time" office:time-value="PT00H03M59.961999957S" calcext:value-type="time">
            <text:p>00:04:00</text:p>
          </table:table-cell>
          <table:table-cell office:value-type="float" office:value="6636" calcext:value-type="float">
            <text:p>6636</text:p>
          </table:table-cell>
          <table:table-cell table:number-columns-repeated="3"/>
          <table:table-cell office:value-type="string" calcext:value-type="string">
            <text:p>2020-05-04 14:10:20,389</text:p>
          </table:table-cell>
          <table:table-cell table:formula="of:=[.G84]-[.$G$46]" office:value-type="time" office:time-value="PT00H05M01.832999988S" calcext:value-type="time">
            <text:p>00:05:02</text:p>
          </table:table-cell>
          <table:table-cell office:value-type="float" office:value="6030" calcext:value-type="float">
            <text:p>6030</text:p>
          </table:table-cell>
          <table:table-cell table:number-columns-repeated="3"/>
          <table:table-cell table:style-name="ce5" office:value-type="string" calcext:value-type="string">
            <text:p>2020-04-28 12:04:48,393</text:p>
          </table:table-cell>
          <table:table-cell table:style-name="ce9" table:formula="of:=[.M84]-[.$M$46]" office:value-type="time" office:time-value="PT00H04M44.161999729S" calcext:value-type="time">
            <text:p>00:04:44</text:p>
          </table:table-cell>
          <table:table-cell table:style-name="ce1" office:value-type="float" office:value="5148" calcext:value-type="float">
            <text:p>514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9:15,623</text:p>
          </table:table-cell>
          <table:table-cell table:formula="of:=[.A85]-[.$A$46]" office:value-type="time" office:time-value="PT00H04M12.672999585S" calcext:value-type="time">
            <text:p>00:04:13</text:p>
          </table:table-cell>
          <table:table-cell office:value-type="float" office:value="5785" calcext:value-type="float">
            <text:p>5785</text:p>
          </table:table-cell>
          <table:table-cell table:number-columns-repeated="3"/>
          <table:table-cell office:value-type="string" calcext:value-type="string">
            <text:p>2020-05-04 14:10:31,778</text:p>
          </table:table-cell>
          <table:table-cell table:formula="of:=[.G85]-[.$G$46]" office:value-type="time" office:time-value="PT00H05M13.22199977S" calcext:value-type="time">
            <text:p>00:05:13</text:p>
          </table:table-cell>
          <table:table-cell office:value-type="float" office:value="7020" calcext:value-type="float">
            <text:p>7020</text:p>
          </table:table-cell>
          <table:table-cell table:number-columns-repeated="3"/>
          <table:table-cell table:style-name="ce5" office:value-type="string" calcext:value-type="string">
            <text:p>2020-04-28 12:04:56,759</text:p>
          </table:table-cell>
          <table:table-cell table:style-name="ce9" table:formula="of:=[.M85]-[.$M$46]" office:value-type="time" office:time-value="PT00H04M52.527999915S" calcext:value-type="time">
            <text:p>00:04:53</text:p>
          </table:table-cell>
          <table:table-cell table:style-name="ce1" office:value-type="float" office:value="4995" calcext:value-type="float">
            <text:p>499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020-05-04 13:49:24,052</text:p>
          </table:table-cell>
          <table:table-cell table:formula="of:=[.A86]-[.$A$46]" office:value-type="time" office:time-value="PT00H04M21.101999832S" calcext:value-type="time">
            <text:p>00:04:21</text:p>
          </table:table-cell>
          <table:table-cell office:value-type="float" office:value="6663" calcext:value-type="float">
            <text:p>6663</text:p>
          </table:table-cell>
          <table:table-cell table:number-columns-repeated="3"/>
          <table:table-cell office:value-type="string" calcext:value-type="string">
            <text:p>2020-05-04 14:10:37,227</text:p>
          </table:table-cell>
          <table:table-cell table:formula="of:=[.G86]-[.$G$46]" office:value-type="time" office:time-value="PT00H05M18.670999585S" calcext:value-type="time">
            <text:p>00:05:19</text:p>
          </table:table-cell>
          <table:table-cell office:value-type="float" office:value="7724" calcext:value-type="float">
            <text:p>772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49:36,145</text:p>
          </table:table-cell>
          <table:table-cell table:formula="of:=[.A87]-[.$A$46]" office:value-type="time" office:time-value="PT00H04M33.194999644S" calcext:value-type="time">
            <text:p>00:04:33</text:p>
          </table:table-cell>
          <table:table-cell office:value-type="float" office:value="3974675" calcext:value-type="float">
            <text:p>3974675</text:p>
          </table:table-cell>
          <table:table-cell table:number-columns-repeated="3"/>
          <table:table-cell office:value-type="string" calcext:value-type="string">
            <text:p>2020-05-04 14:10:43,118</text:p>
          </table:table-cell>
          <table:table-cell table:formula="of:=[.G87]-[.$G$46]" office:value-type="time" office:time-value="PT00H05M24.561999994S" calcext:value-type="time">
            <text:p>00:05:25</text:p>
          </table:table-cell>
          <table:table-cell office:value-type="float" office:value="14915" calcext:value-type="float">
            <text:p>1491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49:48,048</text:p>
          </table:table-cell>
          <table:table-cell table:formula="of:=[.A88]-[.$A$46]" office:value-type="time" office:time-value="PT00H04M45.097999731S" calcext:value-type="time">
            <text:p>00:04:45</text:p>
          </table:table-cell>
          <table:table-cell office:value-type="float" office:value="4012201" calcext:value-type="float">
            <text:p>4012201</text:p>
          </table:table-cell>
          <table:table-cell table:number-columns-repeated="3"/>
          <table:table-cell office:value-type="string" calcext:value-type="string">
            <text:p>2020-05-04 14:10:48,125</text:p>
          </table:table-cell>
          <table:table-cell table:formula="of:=[.G88]-[.$G$46]" office:value-type="time" office:time-value="PT00H05M29.568999843S" calcext:value-type="time">
            <text:p>00:05:30</text:p>
          </table:table-cell>
          <table:table-cell office:value-type="float" office:value="5211" calcext:value-type="float">
            <text:p>52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0:08,422</text:p>
          </table:table-cell>
          <table:table-cell table:formula="of:=[.A89]-[.$A$46]" office:value-type="time" office:time-value="PT00H05M05.471999687S" calcext:value-type="time">
            <text:p>00:05:05</text:p>
          </table:table-cell>
          <table:table-cell office:value-type="float" office:value="12270762" calcext:value-type="float">
            <text:p>12270762</text:p>
          </table:table-cell>
          <table:table-cell table:number-columns-repeated="3"/>
          <table:table-cell office:value-type="string" calcext:value-type="string">
            <text:p>2020-05-04 14:10:53,579</text:p>
          </table:table-cell>
          <table:table-cell table:formula="of:=[.G89]-[.$G$46]" office:value-type="time" office:time-value="PT00H05M35.022999882S" calcext:value-type="time">
            <text:p>00:05:35</text:p>
          </table:table-cell>
          <table:table-cell office:value-type="float" office:value="346561" calcext:value-type="float">
            <text:p>34656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0:29,774</text:p>
          </table:table-cell>
          <table:table-cell table:formula="of:=[.A90]-[.$A$46]" office:value-type="time" office:time-value="PT00H05M26.823999896S" calcext:value-type="time">
            <text:p>00:05:27</text:p>
          </table:table-cell>
          <table:table-cell office:value-type="float" office:value="12692263" calcext:value-type="float">
            <text:p>12692263</text:p>
          </table:table-cell>
          <table:table-cell table:number-columns-repeated="3"/>
          <table:table-cell office:value-type="string" calcext:value-type="string">
            <text:p>2020-05-04 14:11:04,375</text:p>
          </table:table-cell>
          <table:table-cell table:formula="of:=[.G90]-[.$G$46]" office:value-type="time" office:time-value="PT00H05M45.818999712S" calcext:value-type="time">
            <text:p>00:05:46</text:p>
          </table:table-cell>
          <table:table-cell office:value-type="float" office:value="5123" calcext:value-type="float">
            <text:p>512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1:17,358</text:p>
          </table:table-cell>
          <table:table-cell table:formula="of:=[.A91]-[.$A$46]" office:value-type="time" office:time-value="PT00H06M14.407999869S" calcext:value-type="time">
            <text:p>00:06:14</text:p>
          </table:table-cell>
          <table:table-cell office:value-type="float" office:value="35662873" calcext:value-type="float">
            <text:p>35662873</text:p>
          </table:table-cell>
          <table:table-cell table:number-columns-repeated="3"/>
          <table:table-cell office:value-type="string" calcext:value-type="string">
            <text:p>2020-05-04 14:11:20,216</text:p>
          </table:table-cell>
          <table:table-cell table:formula="of:=[.G91]-[.$G$46]" office:value-type="time" office:time-value="PT00H06M01.659999588S" calcext:value-type="time">
            <text:p>00:06:02</text:p>
          </table:table-cell>
          <table:table-cell office:value-type="float" office:value="4916" calcext:value-type="float">
            <text:p>491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1:53,302</text:p>
          </table:table-cell>
          <table:table-cell table:formula="of:=[.A92]-[.$A$46]" office:value-type="time" office:time-value="PT00H06M50.351999989S" calcext:value-type="time">
            <text:p>00:06:50</text:p>
          </table:table-cell>
          <table:table-cell office:value-type="float" office:value="21923654" calcext:value-type="float">
            <text:p>21923654</text:p>
          </table:table-cell>
          <table:table-cell table:number-columns-repeated="3"/>
          <table:table-cell office:value-type="string" calcext:value-type="string">
            <text:p>2020-05-04 14:11:35,902</text:p>
          </table:table-cell>
          <table:table-cell table:formula="of:=[.G92]-[.$G$46]" office:value-type="time" office:time-value="PT00H06M17.345999423S" calcext:value-type="time">
            <text:p>00:06:17</text:p>
          </table:table-cell>
          <table:table-cell office:value-type="float" office:value="6711" calcext:value-type="float">
            <text:p>67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3:13,251</text:p>
          </table:table-cell>
          <table:table-cell table:formula="of:=[.A93]-[.$A$46]" office:value-type="time" office:time-value="PT00H08M10.300999931S" calcext:value-type="time">
            <text:p>00:08:10</text:p>
          </table:table-cell>
          <table:table-cell office:value-type="float" office:value="71003885" calcext:value-type="float">
            <text:p>71003885</text:p>
          </table:table-cell>
          <table:table-cell table:number-columns-repeated="3"/>
          <table:table-cell office:value-type="string" calcext:value-type="string">
            <text:p>2020-05-04 14:11:51,489</text:p>
          </table:table-cell>
          <table:table-cell table:formula="of:=[.G93]-[.$G$46]" office:value-type="time" office:time-value="PT00H06M32.932999972S" calcext:value-type="time">
            <text:p>00:06:33</text:p>
          </table:table-cell>
          <table:table-cell office:value-type="float" office:value="18315" calcext:value-type="float">
            <text:p>1831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6:40,892</text:p>
          </table:table-cell>
          <table:table-cell table:formula="of:=[.A94]-[.$A$46]" office:value-type="time" office:time-value="PT00H11M37.941999882S" calcext:value-type="time">
            <text:p>00:11:38</text:p>
          </table:table-cell>
          <table:table-cell office:value-type="float" office:value="202500603" calcext:value-type="float">
            <text:p>202500603</text:p>
          </table:table-cell>
          <table:table-cell table:number-columns-repeated="3"/>
          <table:table-cell office:value-type="string" calcext:value-type="string">
            <text:p>2020-05-04 14:12:07,031</text:p>
          </table:table-cell>
          <table:table-cell table:formula="of:=[.G94]-[.$G$46]" office:value-type="time" office:time-value="PT00H06M48.474999759S" calcext:value-type="time">
            <text:p>00:06:48</text:p>
          </table:table-cell>
          <table:table-cell office:value-type="float" office:value="7118" calcext:value-type="float">
            <text:p>71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6:45,899</text:p>
          </table:table-cell>
          <table:table-cell table:formula="of:=[.A95]-[.$A$46]" office:value-type="time" office:time-value="PT00H11M42.948999731S" calcext:value-type="time">
            <text:p>00:11:43</text:p>
          </table:table-cell>
          <table:table-cell office:value-type="float" office:value="6302" calcext:value-type="float">
            <text:p>6302</text:p>
          </table:table-cell>
          <table:table-cell table:number-columns-repeated="3"/>
          <table:table-cell office:value-type="string" calcext:value-type="string">
            <text:p>2020-05-04 14:12:18,300</text:p>
          </table:table-cell>
          <table:table-cell table:formula="of:=[.G95]-[.$G$46]" office:value-type="time" office:time-value="PT00H06M59.743999816S" calcext:value-type="time">
            <text:p>00:07:00</text:p>
          </table:table-cell>
          <table:table-cell office:value-type="float" office:value="5230" calcext:value-type="float">
            <text:p>523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6:50,905</text:p>
          </table:table-cell>
          <table:table-cell table:formula="of:=[.A96]-[.$A$46]" office:value-type="time" office:time-value="PT00H11M47.955000037S" calcext:value-type="time">
            <text:p>00:11:48</text:p>
          </table:table-cell>
          <table:table-cell office:value-type="float" office:value="6330" calcext:value-type="float">
            <text:p>6330</text:p>
          </table:table-cell>
          <table:table-cell table:number-columns-repeated="3"/>
          <table:table-cell office:value-type="string" calcext:value-type="string">
            <text:p>2020-05-04 14:12:34,135</text:p>
          </table:table-cell>
          <table:table-cell table:formula="of:=[.G96]-[.$G$46]" office:value-type="time" office:time-value="PT00H07M15.578999924S" calcext:value-type="time">
            <text:p>00:07:16</text:p>
          </table:table-cell>
          <table:table-cell office:value-type="float" office:value="14321" calcext:value-type="float">
            <text:p>1432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6:55,912</text:p>
          </table:table-cell>
          <table:table-cell table:formula="of:=[.A97]-[.$A$46]" office:value-type="time" office:time-value="PT00H11M52.961999886S" calcext:value-type="time">
            <text:p>00:11:53</text:p>
          </table:table-cell>
          <table:table-cell office:value-type="float" office:value="6315" calcext:value-type="float">
            <text:p>6315</text:p>
          </table:table-cell>
          <table:table-cell table:number-columns-repeated="3"/>
          <table:table-cell office:value-type="string" calcext:value-type="string">
            <text:p>2020-05-04 14:12:49,854</text:p>
          </table:table-cell>
          <table:table-cell table:formula="of:=[.G97]-[.$G$46]" office:value-type="time" office:time-value="PT00H07M31.297999732S" calcext:value-type="time">
            <text:p>00:07:31</text:p>
          </table:table-cell>
          <table:table-cell office:value-type="float" office:value="5162" calcext:value-type="float">
            <text:p>516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00,919</text:p>
          </table:table-cell>
          <table:table-cell table:formula="of:=[.A98]-[.$A$46]" office:value-type="time" office:time-value="PT00H11M57.968999734S" calcext:value-type="time">
            <text:p>00:11:58</text:p>
          </table:table-cell>
          <table:table-cell office:value-type="float" office:value="6351" calcext:value-type="float">
            <text:p>6351</text:p>
          </table:table-cell>
          <table:table-cell table:number-columns-repeated="3"/>
          <table:table-cell office:value-type="string" calcext:value-type="string">
            <text:p>2020-05-04 14:13:11,334</text:p>
          </table:table-cell>
          <table:table-cell table:formula="of:=[.G98]-[.$G$46]" office:value-type="time" office:time-value="PT00H07M52.777999775S" calcext:value-type="time">
            <text:p>00:07:53</text:p>
          </table:table-cell>
          <table:table-cell office:value-type="float" office:value="16465700" calcext:value-type="float">
            <text:p>1646570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05,925</text:p>
          </table:table-cell>
          <table:table-cell table:formula="of:=[.A99]-[.$A$46]" office:value-type="time" office:time-value="PT00H12M02.975000041S" calcext:value-type="time">
            <text:p>00:12:03</text:p>
          </table:table-cell>
          <table:table-cell office:value-type="float" office:value="6337" calcext:value-type="float">
            <text:p>6337</text:p>
          </table:table-cell>
          <table:table-cell table:number-columns-repeated="3"/>
          <table:table-cell office:value-type="string" calcext:value-type="string">
            <text:p>2020-05-04 14:13:23,222</text:p>
          </table:table-cell>
          <table:table-cell table:formula="of:=[.G99]-[.$G$46]" office:value-type="time" office:time-value="PT00H08M04.665999818S" calcext:value-type="time">
            <text:p>00:08:05</text:p>
          </table:table-cell>
          <table:table-cell office:value-type="float" office:value="5009" calcext:value-type="float">
            <text:p>50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10,932</text:p>
          </table:table-cell>
          <table:table-cell table:formula="of:=[.A100]-[.$A$46]" office:value-type="time" office:time-value="PT00H12M07.981999889S" calcext:value-type="time">
            <text:p>00:12:08</text:p>
          </table:table-cell>
          <table:table-cell office:value-type="float" office:value="6329" calcext:value-type="float">
            <text:p>6329</text:p>
          </table:table-cell>
          <table:table-cell table:number-columns-repeated="3"/>
          <table:table-cell office:value-type="string" calcext:value-type="string">
            <text:p>2020-05-04 14:13:39,018</text:p>
          </table:table-cell>
          <table:table-cell table:formula="of:=[.G100]-[.$G$46]" office:value-type="time" office:time-value="PT00H08M20.46199956S" calcext:value-type="time">
            <text:p>00:08:20</text:p>
          </table:table-cell>
          <table:table-cell office:value-type="float" office:value="5447" calcext:value-type="float">
            <text:p>544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15,939</text:p>
          </table:table-cell>
          <table:table-cell table:formula="of:=[.A101]-[.$A$46]" office:value-type="time" office:time-value="PT00H12M12.988999737S" calcext:value-type="time">
            <text:p>00:12:13</text:p>
          </table:table-cell>
          <table:table-cell office:value-type="float" office:value="6696" calcext:value-type="float">
            <text:p>6696</text:p>
          </table:table-cell>
          <table:table-cell table:number-columns-repeated="3"/>
          <table:table-cell office:value-type="string" calcext:value-type="string">
            <text:p>2020-05-04 14:13:54,565</text:p>
          </table:table-cell>
          <table:table-cell table:formula="of:=[.G101]-[.$G$46]" office:value-type="time" office:time-value="PT00H08M36.008999571S" calcext:value-type="time">
            <text:p>00:08:36</text:p>
          </table:table-cell>
          <table:table-cell office:value-type="float" office:value="6509" calcext:value-type="float">
            <text:p>65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20,946</text:p>
          </table:table-cell>
          <table:table-cell table:formula="of:=[.A102]-[.$A$46]" office:value-type="time" office:time-value="PT00H12M17.995999586S" calcext:value-type="time">
            <text:p>00:12:18</text:p>
          </table:table-cell>
          <table:table-cell office:value-type="float" office:value="6319" calcext:value-type="float">
            <text:p>6319</text:p>
          </table:table-cell>
          <table:table-cell table:number-columns-repeated="3"/>
          <table:table-cell office:value-type="string" calcext:value-type="string">
            <text:p>2020-05-04 14:14:10,251</text:p>
          </table:table-cell>
          <table:table-cell table:formula="of:=[.G102]-[.$G$46]" office:value-type="time" office:time-value="PT00H08M51.694999407S" calcext:value-type="time">
            <text:p>00:08:52</text:p>
          </table:table-cell>
          <table:table-cell office:value-type="float" office:value="9685" calcext:value-type="float">
            <text:p>968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25,953</text:p>
          </table:table-cell>
          <table:table-cell table:formula="of:=[.A103]-[.$A$46]" office:value-type="time" office:time-value="PT00H12M23.003000063S" calcext:value-type="time">
            <text:p>00:12:23</text:p>
          </table:table-cell>
          <table:table-cell office:value-type="float" office:value="6345" calcext:value-type="float">
            <text:p>6345</text:p>
          </table:table-cell>
          <table:table-cell table:number-columns-repeated="3"/>
          <table:table-cell office:value-type="string" calcext:value-type="string">
            <text:p>2020-05-04 14:14:26,116</text:p>
          </table:table-cell>
          <table:table-cell table:formula="of:=[.G103]-[.$G$46]" office:value-type="time" office:time-value="PT00H09M07.559999605S" calcext:value-type="time">
            <text:p>00:09:08</text:p>
          </table:table-cell>
          <table:table-cell office:value-type="float" office:value="6481" calcext:value-type="float">
            <text:p>648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30,959</text:p>
          </table:table-cell>
          <table:table-cell table:formula="of:=[.A104]-[.$A$46]" office:value-type="time" office:time-value="PT00H12M28.008999741S" calcext:value-type="time">
            <text:p>00:12:28</text:p>
          </table:table-cell>
          <table:table-cell office:value-type="float" office:value="6344" calcext:value-type="float">
            <text:p>6344</text:p>
          </table:table-cell>
          <table:table-cell table:number-columns-repeated="3"/>
          <table:table-cell office:value-type="string" calcext:value-type="string">
            <text:p>2020-05-04 14:14:37,319</text:p>
          </table:table-cell>
          <table:table-cell table:formula="of:=[.G104]-[.$G$46]" office:value-type="time" office:time-value="PT00H09M18.762999717S" calcext:value-type="time">
            <text:p>00:09:19</text:p>
          </table:table-cell>
          <table:table-cell office:value-type="float" office:value="6021" calcext:value-type="float">
            <text:p>602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35,966</text:p>
          </table:table-cell>
          <table:table-cell table:formula="of:=[.A105]-[.$A$46]" office:value-type="time" office:time-value="PT00H12M33.015999589S" calcext:value-type="time">
            <text:p>00:12:33</text:p>
          </table:table-cell>
          <table:table-cell office:value-type="float" office:value="6346" calcext:value-type="float">
            <text:p>6346</text:p>
          </table:table-cell>
          <table:table-cell table:number-columns-repeated="3"/>
          <table:table-cell office:value-type="string" calcext:value-type="string">
            <text:p>2020-05-04 14:14:53,095</text:p>
          </table:table-cell>
          <table:table-cell table:formula="of:=[.G105]-[.$G$46]" office:value-type="time" office:time-value="PT00H09M34.538999819S" calcext:value-type="time">
            <text:p>00:09:35</text:p>
          </table:table-cell>
          <table:table-cell office:value-type="float" office:value="5244" calcext:value-type="float">
            <text:p>524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40,973</text:p>
          </table:table-cell>
          <table:table-cell table:formula="of:=[.A106]-[.$A$46]" office:value-type="time" office:time-value="PT00H12M38.023000066S" calcext:value-type="time">
            <text:p>00:12:38</text:p>
          </table:table-cell>
          <table:table-cell office:value-type="float" office:value="6381" calcext:value-type="float">
            <text:p>6381</text:p>
          </table:table-cell>
          <table:table-cell table:number-columns-repeated="3"/>
          <table:table-cell office:value-type="string" calcext:value-type="string">
            <text:p>2020-05-04 14:15:08,556</text:p>
          </table:table-cell>
          <table:table-cell table:formula="of:=[.G106]-[.$G$46]" office:value-type="time" office:time-value="PT00H09M49.999999618S" calcext:value-type="time">
            <text:p>00:09:50</text:p>
          </table:table-cell>
          <table:table-cell office:value-type="float" office:value="5415" calcext:value-type="float">
            <text:p>541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45,979</text:p>
          </table:table-cell>
          <table:table-cell table:formula="of:=[.A107]-[.$A$46]" office:value-type="time" office:time-value="PT00H12M43.028999744S" calcext:value-type="time">
            <text:p>00:12:43</text:p>
          </table:table-cell>
          <table:table-cell office:value-type="float" office:value="6331" calcext:value-type="float">
            <text:p>6331</text:p>
          </table:table-cell>
          <table:table-cell table:number-columns-repeated="3"/>
          <table:table-cell office:value-type="string" calcext:value-type="string">
            <text:p>2020-05-04 14:15:24,131</text:p>
          </table:table-cell>
          <table:table-cell table:formula="of:=[.G107]-[.$G$46]" office:value-type="time" office:time-value="PT00H10M05.575000006S" calcext:value-type="time">
            <text:p>00:10:06</text:p>
          </table:table-cell>
          <table:table-cell office:value-type="float" office:value="5171" calcext:value-type="float">
            <text:p>517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50,986</text:p>
          </table:table-cell>
          <table:table-cell table:formula="of:=[.A108]-[.$A$46]" office:value-type="time" office:time-value="PT00H12M48.035999592S" calcext:value-type="time">
            <text:p>00:12:48</text:p>
          </table:table-cell>
          <table:table-cell office:value-type="float" office:value="6374" calcext:value-type="float">
            <text:p>6374</text:p>
          </table:table-cell>
          <table:table-cell table:number-columns-repeated="3"/>
          <table:table-cell office:value-type="string" calcext:value-type="string">
            <text:p>2020-05-04 14:15:39,668</text:p>
          </table:table-cell>
          <table:table-cell table:formula="of:=[.G108]-[.$G$46]" office:value-type="time" office:time-value="PT00H10M21.111999569S" calcext:value-type="time">
            <text:p>00:10:21</text:p>
          </table:table-cell>
          <table:table-cell office:value-type="float" office:value="5624" calcext:value-type="float">
            <text:p>562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7:56,119</text:p>
          </table:table-cell>
          <table:table-cell table:formula="of:=[.A109]-[.$A$46]" office:value-type="time" office:time-value="PT00H12M53.168999562S" calcext:value-type="time">
            <text:p>00:12:53</text:p>
          </table:table-cell>
          <table:table-cell office:value-type="float" office:value="6352" calcext:value-type="float">
            <text:p>6352</text:p>
          </table:table-cell>
          <table:table-cell table:number-columns-repeated="3"/>
          <table:table-cell office:value-type="string" calcext:value-type="string">
            <text:p>2020-05-04 14:15:50,930</text:p>
          </table:table-cell>
          <table:table-cell table:formula="of:=[.G109]-[.$G$46]" office:value-type="time" office:time-value="PT00H10M32.373999688S" calcext:value-type="time">
            <text:p>00:10:32</text:p>
          </table:table-cell>
          <table:table-cell office:value-type="float" office:value="336999" calcext:value-type="float">
            <text:p>3369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01,125</text:p>
          </table:table-cell>
          <table:table-cell table:formula="of:=[.A110]-[.$A$46]" office:value-type="time" office:time-value="PT00H12M58.174999868S" calcext:value-type="time">
            <text:p>00:12:58</text:p>
          </table:table-cell>
          <table:table-cell office:value-type="float" office:value="6412" calcext:value-type="float">
            <text:p>6412</text:p>
          </table:table-cell>
          <table:table-cell table:number-columns-repeated="3"/>
          <table:table-cell office:value-type="string" calcext:value-type="string">
            <text:p>2020-05-04 14:16:07,314</text:p>
          </table:table-cell>
          <table:table-cell table:formula="of:=[.G110]-[.$G$46]" office:value-type="time" office:time-value="PT00H10M48.757999786S" calcext:value-type="time">
            <text:p>00:10:49</text:p>
          </table:table-cell>
          <table:table-cell office:value-type="float" office:value="5579" calcext:value-type="float">
            <text:p>557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06,131</text:p>
          </table:table-cell>
          <table:table-cell table:formula="of:=[.A111]-[.$A$46]" office:value-type="time" office:time-value="PT00H13M03.181000175S" calcext:value-type="time">
            <text:p>00:13:03</text:p>
          </table:table-cell>
          <table:table-cell office:value-type="float" office:value="4739" calcext:value-type="float">
            <text:p>4739</text:p>
          </table:table-cell>
          <table:table-cell table:number-columns-repeated="3"/>
          <table:table-cell office:value-type="string" calcext:value-type="string">
            <text:p>2020-05-04 14:16:23,415</text:p>
          </table:table-cell>
          <table:table-cell table:formula="of:=[.G111]-[.$G$46]" office:value-type="time" office:time-value="PT00H11M04.859000011S" calcext:value-type="time">
            <text:p>00:11:05</text:p>
          </table:table-cell>
          <table:table-cell office:value-type="float" office:value="29803" calcext:value-type="float">
            <text:p>2980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11,137</text:p>
          </table:table-cell>
          <table:table-cell table:formula="of:=[.A112]-[.$A$46]" office:value-type="time" office:time-value="PT00H13M08.186999853S" calcext:value-type="time">
            <text:p>00:13:08</text:p>
          </table:table-cell>
          <table:table-cell office:value-type="float" office:value="6495" calcext:value-type="float">
            <text:p>6495</text:p>
          </table:table-cell>
          <table:table-cell table:number-columns-repeated="3"/>
          <table:table-cell office:value-type="string" calcext:value-type="string">
            <text:p>2020-05-04 14:16:39,097</text:p>
          </table:table-cell>
          <table:table-cell table:formula="of:=[.G112]-[.$G$46]" office:value-type="time" office:time-value="PT00H11M20.540999793S" calcext:value-type="time">
            <text:p>00:11:21</text:p>
          </table:table-cell>
          <table:table-cell office:value-type="float" office:value="4977" calcext:value-type="float">
            <text:p>497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16,144</text:p>
          </table:table-cell>
          <table:table-cell table:formula="of:=[.A113]-[.$A$46]" office:value-type="time" office:time-value="PT00H13M13.193999701S" calcext:value-type="time">
            <text:p>00:13:13</text:p>
          </table:table-cell>
          <table:table-cell office:value-type="float" office:value="6384" calcext:value-type="float">
            <text:p>6384</text:p>
          </table:table-cell>
          <table:table-cell table:number-columns-repeated="3"/>
          <table:table-cell office:value-type="string" calcext:value-type="string">
            <text:p>2020-05-04 14:16:54,939</text:p>
          </table:table-cell>
          <table:table-cell table:formula="of:=[.G113]-[.$G$46]" office:value-type="time" office:time-value="PT00H11M36.382999839S" calcext:value-type="time">
            <text:p>00:11:36</text:p>
          </table:table-cell>
          <table:table-cell office:value-type="float" office:value="6640" calcext:value-type="float">
            <text:p>664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21,151</text:p>
          </table:table-cell>
          <table:table-cell table:formula="of:=[.A114]-[.$A$46]" office:value-type="time" office:time-value="PT00H13M18.201000178S" calcext:value-type="time">
            <text:p>00:13:18</text:p>
          </table:table-cell>
          <table:table-cell office:value-type="float" office:value="6458" calcext:value-type="float">
            <text:p>6458</text:p>
          </table:table-cell>
          <table:table-cell table:number-columns-repeated="3"/>
          <table:table-cell office:value-type="string" calcext:value-type="string">
            <text:p>2020-05-04 14:17:05,681</text:p>
          </table:table-cell>
          <table:table-cell table:formula="of:=[.G114]-[.$G$46]" office:value-type="time" office:time-value="PT00H11M47.124999887S" calcext:value-type="time">
            <text:p>00:11:47</text:p>
          </table:table-cell>
          <table:table-cell office:value-type="float" office:value="5089" calcext:value-type="float">
            <text:p>508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26,158</text:p>
          </table:table-cell>
          <table:table-cell table:formula="of:=[.A115]-[.$A$46]" office:value-type="time" office:time-value="PT00H13M23.208000027S" calcext:value-type="time">
            <text:p>00:13:23</text:p>
          </table:table-cell>
          <table:table-cell office:value-type="float" office:value="6399" calcext:value-type="float">
            <text:p>6399</text:p>
          </table:table-cell>
          <table:table-cell table:number-columns-repeated="3"/>
          <table:table-cell office:value-type="string" calcext:value-type="string">
            <text:p>2020-05-04 14:17:21,221</text:p>
          </table:table-cell>
          <table:table-cell table:formula="of:=[.G115]-[.$G$46]" office:value-type="time" office:time-value="PT00H12M02.664999962S" calcext:value-type="time">
            <text:p>00:12:03</text:p>
          </table:table-cell>
          <table:table-cell office:value-type="float" office:value="5167" calcext:value-type="float">
            <text:p>516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31,165</text:p>
          </table:table-cell>
          <table:table-cell table:formula="of:=[.A116]-[.$A$46]" office:value-type="time" office:time-value="PT00H13M28.214999875S" calcext:value-type="time">
            <text:p>00:13:28</text:p>
          </table:table-cell>
          <table:table-cell office:value-type="float" office:value="6374" calcext:value-type="float">
            <text:p>6374</text:p>
          </table:table-cell>
          <table:table-cell table:number-columns-repeated="3"/>
          <table:table-cell office:value-type="string" calcext:value-type="string">
            <text:p>2020-05-04 14:17:36,597</text:p>
          </table:table-cell>
          <table:table-cell table:formula="of:=[.G116]-[.$G$46]" office:value-type="time" office:time-value="PT00H12M18.040999719S" calcext:value-type="time">
            <text:p>00:12:18</text:p>
          </table:table-cell>
          <table:table-cell office:value-type="float" office:value="6354" calcext:value-type="float">
            <text:p>635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36,171</text:p>
          </table:table-cell>
          <table:table-cell table:formula="of:=[.A117]-[.$A$46]" office:value-type="time" office:time-value="PT00H13M33.220999553S" calcext:value-type="time">
            <text:p>00:13:33</text:p>
          </table:table-cell>
          <table:table-cell office:value-type="float" office:value="6328" calcext:value-type="float">
            <text:p>6328</text:p>
          </table:table-cell>
          <table:table-cell table:number-columns-repeated="3"/>
          <table:table-cell office:value-type="string" calcext:value-type="string">
            <text:p>2020-05-04 14:17:42,195</text:p>
          </table:table-cell>
          <table:table-cell table:formula="of:=[.G117]-[.$G$46]" office:value-type="time" office:time-value="PT00H12M23.638999807S" calcext:value-type="time">
            <text:p>00:12:24</text:p>
          </table:table-cell>
          <table:table-cell office:value-type="float" office:value="597749" calcext:value-type="float">
            <text:p>59774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41,178</text:p>
          </table:table-cell>
          <table:table-cell table:formula="of:=[.A118]-[.$A$46]" office:value-type="time" office:time-value="PT00H13M38.22800003S" calcext:value-type="time">
            <text:p>00:13:38</text:p>
          </table:table-cell>
          <table:table-cell office:value-type="float" office:value="6415" calcext:value-type="float">
            <text:p>6415</text:p>
          </table:table-cell>
          <table:table-cell table:number-columns-repeated="3"/>
          <table:table-cell office:value-type="string" calcext:value-type="string">
            <text:p>2020-05-04 14:17:55,880</text:p>
          </table:table-cell>
          <table:table-cell table:formula="of:=[.G118]-[.$G$46]" office:value-type="time" office:time-value="PT00H12M37.323999633S" calcext:value-type="time">
            <text:p>00:12:37</text:p>
          </table:table-cell>
          <table:table-cell office:value-type="float" office:value="6835" calcext:value-type="float">
            <text:p>683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46,185</text:p>
          </table:table-cell>
          <table:table-cell table:formula="of:=[.A119]-[.$A$46]" office:value-type="time" office:time-value="PT00H13M43.234999878S" calcext:value-type="time">
            <text:p>00:13:43</text:p>
          </table:table-cell>
          <table:table-cell office:value-type="float" office:value="6405" calcext:value-type="float">
            <text:p>6405</text:p>
          </table:table-cell>
          <table:table-cell table:number-columns-repeated="3"/>
          <table:table-cell office:value-type="string" calcext:value-type="string">
            <text:p>2020-05-04 14:18:11,664</text:p>
          </table:table-cell>
          <table:table-cell table:formula="of:=[.G119]-[.$G$46]" office:value-type="time" office:time-value="PT00H12M53.107999843S" calcext:value-type="time">
            <text:p>00:12:53</text:p>
          </table:table-cell>
          <table:table-cell office:value-type="float" office:value="5099" calcext:value-type="float">
            <text:p>50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51,192</text:p>
          </table:table-cell>
          <table:table-cell table:formula="of:=[.A120]-[.$A$46]" office:value-type="time" office:time-value="PT00H13M48.241999727S" calcext:value-type="time">
            <text:p>00:13:48</text:p>
          </table:table-cell>
          <table:table-cell office:value-type="float" office:value="6372" calcext:value-type="float">
            <text:p>6372</text:p>
          </table:table-cell>
          <table:table-cell table:number-columns-repeated="3"/>
          <table:table-cell office:value-type="string" calcext:value-type="string">
            <text:p>2020-05-04 14:18:42,544</text:p>
          </table:table-cell>
          <table:table-cell table:formula="of:=[.G120]-[.$G$46]" office:value-type="time" office:time-value="PT00H13M23.987999819S" calcext:value-type="time">
            <text:p>00:13:24</text:p>
          </table:table-cell>
          <table:table-cell office:value-type="float" office:value="15439263" calcext:value-type="float">
            <text:p>1543926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8:56,199</text:p>
          </table:table-cell>
          <table:table-cell table:formula="of:=[.A121]-[.$A$46]" office:value-type="time" office:time-value="PT00H13M53.248999575S" calcext:value-type="time">
            <text:p>00:13:53</text:p>
          </table:table-cell>
          <table:table-cell office:value-type="float" office:value="6383" calcext:value-type="float">
            <text:p>6383</text:p>
          </table:table-cell>
          <table:table-cell table:number-columns-repeated="3"/>
          <table:table-cell office:value-type="string" calcext:value-type="string">
            <text:p>2020-05-04 14:19:09,616</text:p>
          </table:table-cell>
          <table:table-cell table:formula="of:=[.G121]-[.$G$46]" office:value-type="time" office:time-value="PT00H13M51.059999554S" calcext:value-type="time">
            <text:p>00:13:51</text:p>
          </table:table-cell>
          <table:table-cell office:value-type="float" office:value="15800864" calcext:value-type="float">
            <text:p>1580086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01,205</text:p>
          </table:table-cell>
          <table:table-cell table:formula="of:=[.A122]-[.$A$46]" office:value-type="time" office:time-value="PT00H13M58.254999882S" calcext:value-type="time">
            <text:p>00:13:58</text:p>
          </table:table-cell>
          <table:table-cell office:value-type="float" office:value="6424" calcext:value-type="float">
            <text:p>6424</text:p>
          </table:table-cell>
          <table:table-cell table:number-columns-repeated="3"/>
          <table:table-cell office:value-type="string" calcext:value-type="string">
            <text:p>2020-05-04 14:19:40,853</text:p>
          </table:table-cell>
          <table:table-cell table:formula="of:=[.G122]-[.$G$46]" office:value-type="time" office:time-value="PT00H14M22.296999455S" calcext:value-type="time">
            <text:p>00:14:22</text:p>
          </table:table-cell>
          <table:table-cell office:value-type="float" office:value="15387324" calcext:value-type="float">
            <text:p>1538732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06,212</text:p>
          </table:table-cell>
          <table:table-cell table:formula="of:=[.A123]-[.$A$46]" office:value-type="time" office:time-value="PT00H14M03.26199973S" calcext:value-type="time">
            <text:p>00:14:03</text:p>
          </table:table-cell>
          <table:table-cell office:value-type="float" office:value="6389" calcext:value-type="float">
            <text:p>6389</text:p>
          </table:table-cell>
          <table:table-cell table:number-columns-repeated="3"/>
          <table:table-cell office:value-type="string" calcext:value-type="string">
            <text:p>2020-05-04 14:20:07,290</text:p>
          </table:table-cell>
          <table:table-cell table:formula="of:=[.G123]-[.$G$46]" office:value-type="time" office:time-value="PT00H14M48.733999617S" calcext:value-type="time">
            <text:p>00:14:49</text:p>
          </table:table-cell>
          <table:table-cell office:value-type="float" office:value="10786091" calcext:value-type="float">
            <text:p>107860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11,219</text:p>
          </table:table-cell>
          <table:table-cell table:formula="of:=[.A124]-[.$A$46]" office:value-type="time" office:time-value="PT00H14M08.268999578S" calcext:value-type="time">
            <text:p>00:14:08</text:p>
          </table:table-cell>
          <table:table-cell office:value-type="float" office:value="6349" calcext:value-type="float">
            <text:p>6349</text:p>
          </table:table-cell>
          <table:table-cell table:number-columns-repeated="3"/>
          <table:table-cell office:value-type="string" calcext:value-type="string">
            <text:p>2020-05-04 14:20:53,837</text:p>
          </table:table-cell>
          <table:table-cell table:formula="of:=[.G124]-[.$G$46]" office:value-type="time" office:time-value="PT00H15M35.28099996S" calcext:value-type="time">
            <text:p>00:15:35</text:p>
          </table:table-cell>
          <table:table-cell office:value-type="float" office:value="30991209" calcext:value-type="float">
            <text:p>309912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16,226</text:p>
          </table:table-cell>
          <table:table-cell table:formula="of:=[.A125]-[.$A$46]" office:value-type="time" office:time-value="PT00H14M13.276000055S" calcext:value-type="time">
            <text:p>00:14:13</text:p>
          </table:table-cell>
          <table:table-cell office:value-type="float" office:value="6406" calcext:value-type="float">
            <text:p>6406</text:p>
          </table:table-cell>
          <table:table-cell table:number-columns-repeated="3"/>
          <table:table-cell office:value-type="string" calcext:value-type="string">
            <text:p>2020-05-04 14:21:09,583</text:p>
          </table:table-cell>
          <table:table-cell table:formula="of:=[.G125]-[.$G$46]" office:value-type="time" office:time-value="PT00H15M51.026999974S" calcext:value-type="time">
            <text:p>00:15:51</text:p>
          </table:table-cell>
          <table:table-cell office:value-type="float" office:value="4955" calcext:value-type="float">
            <text:p>495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21,233</text:p>
          </table:table-cell>
          <table:table-cell table:formula="of:=[.A126]-[.$A$46]" office:value-type="time" office:time-value="PT00H14M18.282999904S" calcext:value-type="time">
            <text:p>00:14:18</text:p>
          </table:table-cell>
          <table:table-cell office:value-type="float" office:value="6454" calcext:value-type="float">
            <text:p>6454</text:p>
          </table:table-cell>
          <table:table-cell table:number-columns-repeated="3"/>
          <table:table-cell office:value-type="string" calcext:value-type="string">
            <text:p>2020-05-04 14:22:33,351</text:p>
          </table:table-cell>
          <table:table-cell table:formula="of:=[.G126]-[.$G$46]" office:value-type="time" office:time-value="PT00H17M14.794999519S" calcext:value-type="time">
            <text:p>00:17:15</text:p>
          </table:table-cell>
          <table:table-cell office:value-type="float" office:value="73036131" calcext:value-type="float">
            <text:p>7303613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26,239</text:p>
          </table:table-cell>
          <table:table-cell table:formula="of:=[.A127]-[.$A$46]" office:value-type="time" office:time-value="PT00H14M23.288999582S" calcext:value-type="time">
            <text:p>00:14:23</text:p>
          </table:table-cell>
          <table:table-cell office:value-type="float" office:value="6286" calcext:value-type="float">
            <text:p>6286</text:p>
          </table:table-cell>
          <table:table-cell table:number-columns-repeated="3"/>
          <table:table-cell office:value-type="string" calcext:value-type="string">
            <text:p>2020-05-04 14:26:01,170</text:p>
          </table:table-cell>
          <table:table-cell table:formula="of:=[.G127]-[.$G$46]" office:value-type="time" office:time-value="PT00H20M42.613999662S" calcext:value-type="time">
            <text:p>00:20:43</text:p>
          </table:table-cell>
          <table:table-cell office:value-type="float" office:value="161052801" calcext:value-type="float">
            <text:p>16105280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31,246</text:p>
          </table:table-cell>
          <table:table-cell table:formula="of:=[.A128]-[.$A$46]" office:value-type="time" office:time-value="PT00H14M28.296000059S" calcext:value-type="time">
            <text:p>00:14:28</text:p>
          </table:table-cell>
          <table:table-cell office:value-type="float" office:value="6380" calcext:value-type="float">
            <text:p>6380</text:p>
          </table:table-cell>
          <table:table-cell table:number-columns-repeated="3"/>
          <table:table-cell office:value-type="string" calcext:value-type="string">
            <text:p>2020-05-04 14:32:05,691</text:p>
          </table:table-cell>
          <table:table-cell table:formula="of:=[.G128]-[.$G$46]" office:value-type="time" office:time-value="PT00H26M47.134999498S" calcext:value-type="time">
            <text:p>00:26:47</text:p>
          </table:table-cell>
          <table:table-cell office:value-type="float" office:value="322718984" calcext:value-type="float">
            <text:p>32271898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36,253</text:p>
          </table:table-cell>
          <table:table-cell table:formula="of:=[.A129]-[.$A$46]" office:value-type="time" office:time-value="PT00H14M33.302999907S" calcext:value-type="time">
            <text:p>00:14:33</text:p>
          </table:table-cell>
          <table:table-cell office:value-type="float" office:value="6426" calcext:value-type="float">
            <text:p>6426</text:p>
          </table:table-cell>
          <table:table-cell table:number-columns-repeated="3"/>
          <table:table-cell office:value-type="string" calcext:value-type="string">
            <text:p>2020-05-04 14:36:42,612</text:p>
          </table:table-cell>
          <table:table-cell table:formula="of:=[.G129]-[.$G$46]" office:value-type="time" office:time-value="PT00H31M24.055999853S" calcext:value-type="time">
            <text:p>00:31:24</text:p>
          </table:table-cell>
          <table:table-cell office:value-type="float" office:value="192918652" calcext:value-type="float">
            <text:p>19291865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41,259</text:p>
          </table:table-cell>
          <table:table-cell table:formula="of:=[.A130]-[.$A$46]" office:value-type="time" office:time-value="PT00H14M38.308999585S" calcext:value-type="time">
            <text:p>00:14:38</text:p>
          </table:table-cell>
          <table:table-cell office:value-type="float" office:value="6246" calcext:value-type="float">
            <text:p>6246</text:p>
          </table:table-cell>
          <table:table-cell table:number-columns-repeated="3"/>
          <table:table-cell office:value-type="string" calcext:value-type="string">
            <text:p>2020-05-04 14:40:36,979</text:p>
          </table:table-cell>
          <table:table-cell table:formula="of:=[.G130]-[.$G$46]" office:value-type="time" office:time-value="PT00H35M18.422999606S" calcext:value-type="time">
            <text:p>00:35:18</text:p>
          </table:table-cell>
          <table:table-cell office:value-type="float" office:value="207871044" calcext:value-type="float">
            <text:p>20787104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46,266</text:p>
          </table:table-cell>
          <table:table-cell table:formula="of:=[.A131]-[.$A$46]" office:value-type="time" office:time-value="PT00H14M43.316000062S" calcext:value-type="time">
            <text:p>00:14:43</text:p>
          </table:table-cell>
          <table:table-cell office:value-type="float" office:value="6405" calcext:value-type="float">
            <text:p>6405</text:p>
          </table:table-cell>
          <table:table-cell table:number-columns-repeated="3"/>
          <table:table-cell office:value-type="string" calcext:value-type="string">
            <text:p>2020-05-04 14:44:23,070</text:p>
          </table:table-cell>
          <table:table-cell table:formula="of:=[.G131]-[.$G$46]" office:value-type="time" office:time-value="PT00H39M04.513999438S" calcext:value-type="time">
            <text:p>00:39:05</text:p>
          </table:table-cell>
          <table:table-cell office:value-type="float" office:value="199256783" calcext:value-type="float">
            <text:p>19925678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51,273</text:p>
          </table:table-cell>
          <table:table-cell table:formula="of:=[.A132]-[.$A$46]" office:value-type="time" office:time-value="PT00H14M48.32299991S" calcext:value-type="time">
            <text:p>00:14:48</text:p>
          </table:table-cell>
          <table:table-cell office:value-type="float" office:value="6438" calcext:value-type="float">
            <text:p>6438</text:p>
          </table:table-cell>
          <table:table-cell table:number-columns-repeated="3"/>
          <table:table-cell office:value-type="string" calcext:value-type="string">
            <text:p>2020-05-04 14:45:05,420</text:p>
          </table:table-cell>
          <table:table-cell table:formula="of:=[.G132]-[.$G$46]" office:value-type="time" office:time-value="PT00H39M46.863999814S" calcext:value-type="time">
            <text:p>00:39:47</text:p>
          </table:table-cell>
          <table:table-cell office:value-type="float" office:value="31344279" calcext:value-type="float">
            <text:p>3134427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3:59:56,279</text:p>
          </table:table-cell>
          <table:table-cell table:formula="of:=[.A133]-[.$A$46]" office:value-type="time" office:time-value="PT00H14M53.328999588S" calcext:value-type="time">
            <text:p>00:14:53</text:p>
          </table:table-cell>
          <table:table-cell office:value-type="float" office:value="6407" calcext:value-type="float">
            <text:p>6407</text:p>
          </table:table-cell>
          <table:table-cell table:number-columns-repeated="3"/>
          <table:table-cell office:value-type="string" calcext:value-type="string">
            <text:p>2020-05-04 14:45:47,439</text:p>
          </table:table-cell>
          <table:table-cell table:formula="of:=[.G133]-[.$G$46]" office:value-type="time" office:time-value="PT00H40M28.882999672S" calcext:value-type="time">
            <text:p>00:40:29</text:p>
          </table:table-cell>
          <table:table-cell office:value-type="float" office:value="26482665" calcext:value-type="float">
            <text:p>2648266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01,286</text:p>
          </table:table-cell>
          <table:table-cell table:formula="of:=[.A134]-[.$A$46]" office:value-type="time" office:time-value="PT00H14M58.336000065S" calcext:value-type="time">
            <text:p>00:14:58</text:p>
          </table:table-cell>
          <table:table-cell office:value-type="float" office:value="6442" calcext:value-type="float">
            <text:p>6442</text:p>
          </table:table-cell>
          <table:table-cell table:number-columns-repeated="3"/>
          <table:table-cell office:value-type="string" calcext:value-type="string">
            <text:p>2020-05-04 14:52:40,691</text:p>
          </table:table-cell>
          <table:table-cell table:formula="of:=[.G134]-[.$G$46]" office:value-type="time" office:time-value="PT00H47M22.134999647S" calcext:value-type="time">
            <text:p>00:47:22</text:p>
          </table:table-cell>
          <table:table-cell office:value-type="float" office:value="397702172" calcext:value-type="float">
            <text:p>3977021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06,293</text:p>
          </table:table-cell>
          <table:table-cell table:formula="of:=[.A135]-[.$A$46]" office:value-type="time" office:time-value="PT00H15M03.342999914S" calcext:value-type="time">
            <text:p>00:15:03</text:p>
          </table:table-cell>
          <table:table-cell office:value-type="float" office:value="6401" calcext:value-type="float">
            <text:p>6401</text:p>
          </table:table-cell>
          <table:table-cell table:number-columns-repeated="3"/>
          <table:table-cell office:value-type="string" calcext:value-type="string">
            <text:p>2020-05-04 14:54:20,490</text:p>
          </table:table-cell>
          <table:table-cell table:formula="of:=[.G135]-[.$G$46]" office:value-type="time" office:time-value="PT00H49M01.93399942S" calcext:value-type="time">
            <text:p>00:49:02</text:p>
          </table:table-cell>
          <table:table-cell office:value-type="float" office:value="84169217" calcext:value-type="float">
            <text:p>8416921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11,300</text:p>
          </table:table-cell>
          <table:table-cell table:formula="of:=[.A136]-[.$A$46]" office:value-type="time" office:time-value="PT00H15M08.349999762S" calcext:value-type="time">
            <text:p>00:15:08</text:p>
          </table:table-cell>
          <table:table-cell office:value-type="float" office:value="6431" calcext:value-type="float">
            <text:p>6431</text:p>
          </table:table-cell>
          <table:table-cell table:number-columns-repeated="3"/>
          <table:table-cell office:value-type="string" calcext:value-type="string">
            <text:p>2020-05-04 14:59:13,519</text:p>
          </table:table-cell>
          <table:table-cell table:formula="of:=[.G136]-[.$G$46]" office:value-type="time" office:time-value="PT00H53M54.962999937S" calcext:value-type="time">
            <text:p>00:53:55</text:p>
          </table:table-cell>
          <table:table-cell office:value-type="float" office:value="277381471" calcext:value-type="float">
            <text:p>27738147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16,306</text:p>
          </table:table-cell>
          <table:table-cell table:formula="of:=[.A137]-[.$A$46]" office:value-type="time" office:time-value="PT00H15M13.356000069S" calcext:value-type="time">
            <text:p>00:15:13</text:p>
          </table:table-cell>
          <table:table-cell office:value-type="float" office:value="6421" calcext:value-type="float">
            <text:p>6421</text:p>
          </table:table-cell>
          <table:table-cell table:number-columns-repeated="3"/>
          <table:table-cell office:value-type="string" calcext:value-type="string">
            <text:p>2020-05-04 15:04:39,010</text:p>
          </table:table-cell>
          <table:table-cell table:formula="of:=[.G137]-[.$G$46]" office:value-type="time" office:time-value="PT00H59M20.453999997S" calcext:value-type="time">
            <text:p>00:59:20</text:p>
          </table:table-cell>
          <table:table-cell office:value-type="float" office:value="263153851" calcext:value-type="float">
            <text:p>26315385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21,313</text:p>
          </table:table-cell>
          <table:table-cell table:formula="of:=[.A138]-[.$A$46]" office:value-type="time" office:time-value="PT00H15M18.362999917S" calcext:value-type="time">
            <text:p>00:15:18</text:p>
          </table:table-cell>
          <table:table-cell office:value-type="float" office:value="6382" calcext:value-type="float">
            <text:p>6382</text:p>
          </table:table-cell>
          <table:table-cell table:number-columns-repeated="3"/>
          <table:table-cell office:value-type="string" calcext:value-type="string">
            <text:p>2020-05-04 15:07:05,839</text:p>
          </table:table-cell>
          <table:table-cell table:formula="of:=[.G138]-[.$G$46]" office:value-type="time" office:time-value="PT01H01M47.28299953S" calcext:value-type="time">
            <text:p>01:01:47</text:p>
          </table:table-cell>
          <table:table-cell office:value-type="float" office:value="115342504" calcext:value-type="float">
            <text:p>11534250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26,320</text:p>
          </table:table-cell>
          <table:table-cell table:formula="of:=[.A139]-[.$A$46]" office:value-type="time" office:time-value="PT00H15M23.369999765S" calcext:value-type="time">
            <text:p>00:15:23</text:p>
          </table:table-cell>
          <table:table-cell office:value-type="float" office:value="6533" calcext:value-type="float">
            <text:p>6533</text:p>
          </table:table-cell>
          <table:table-cell table:number-columns-repeated="3"/>
          <table:table-cell office:value-type="string" calcext:value-type="string">
            <text:p>2020-05-04 15:11:43,562</text:p>
          </table:table-cell>
          <table:table-cell table:formula="of:=[.G139]-[.$G$46]" office:value-type="time" office:time-value="PT01H06M25.005999659S" calcext:value-type="time">
            <text:p>01:06:25</text:p>
          </table:table-cell>
          <table:table-cell office:value-type="float" office:value="246455728" calcext:value-type="float">
            <text:p>24645572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31,327</text:p>
          </table:table-cell>
          <table:table-cell table:formula="of:=[.A140]-[.$A$46]" office:value-type="time" office:time-value="PT00H15M28.376999614S" calcext:value-type="time">
            <text:p>00:15:28</text:p>
          </table:table-cell>
          <table:table-cell office:value-type="float" office:value="6389" calcext:value-type="float">
            <text:p>6389</text:p>
          </table:table-cell>
          <table:table-cell table:number-columns-repeated="3"/>
          <table:table-cell office:value-type="string" calcext:value-type="string">
            <text:p>2020-05-04 15:12:31,139</text:p>
          </table:table-cell>
          <table:table-cell table:formula="of:=[.G140]-[.$G$46]" office:value-type="time" office:time-value="PT01H07M12.582999696S" calcext:value-type="time">
            <text:p>01:07:13</text:p>
          </table:table-cell>
          <table:table-cell office:value-type="float" office:value="31963724" calcext:value-type="float">
            <text:p>3196372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36,334</text:p>
          </table:table-cell>
          <table:table-cell table:formula="of:=[.A141]-[.$A$46]" office:value-type="time" office:time-value="PT00H15M33.384000091S" calcext:value-type="time">
            <text:p>00:15:33</text:p>
          </table:table-cell>
          <table:table-cell office:value-type="float" office:value="6426" calcext:value-type="float">
            <text:p>6426</text:p>
          </table:table-cell>
          <table:table-cell table:number-columns-repeated="3"/>
          <table:table-cell office:value-type="string" calcext:value-type="string">
            <text:p>2020-05-04 15:13:55,438</text:p>
          </table:table-cell>
          <table:table-cell table:formula="of:=[.G141]-[.$G$46]" office:value-type="time" office:time-value="PT01H08M36.881999932S" calcext:value-type="time">
            <text:p>01:08:37</text:p>
          </table:table-cell>
          <table:table-cell office:value-type="float" office:value="73364253" calcext:value-type="float">
            <text:p>7336425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41,340</text:p>
          </table:table-cell>
          <table:table-cell table:formula="of:=[.A142]-[.$A$46]" office:value-type="time" office:time-value="PT00H15M38.389999769S" calcext:value-type="time">
            <text:p>00:15:38</text:p>
          </table:table-cell>
          <table:table-cell office:value-type="float" office:value="6460" calcext:value-type="float">
            <text:p>6460</text:p>
          </table:table-cell>
          <table:table-cell table:number-columns-repeated="3"/>
          <table:table-cell office:value-type="string" calcext:value-type="string">
            <text:p>2020-05-04 15:18:23,169</text:p>
          </table:table-cell>
          <table:table-cell table:formula="of:=[.G142]-[.$G$46]" office:value-type="time" office:time-value="PT01H13M04.612999717S" calcext:value-type="time">
            <text:p>01:13:05</text:p>
          </table:table-cell>
          <table:table-cell office:value-type="float" office:value="188803974" calcext:value-type="float">
            <text:p>18880397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46,347</text:p>
          </table:table-cell>
          <table:table-cell table:formula="of:=[.A143]-[.$A$46]" office:value-type="time" office:time-value="PT00H15M43.396999617S" calcext:value-type="time">
            <text:p>00:15:43</text:p>
          </table:table-cell>
          <table:table-cell office:value-type="float" office:value="6399" calcext:value-type="float">
            <text:p>6399</text:p>
          </table:table-cell>
          <table:table-cell table:number-columns-repeated="3"/>
          <table:table-cell office:value-type="string" calcext:value-type="string">
            <text:p>2020-05-04 15:19:37,455</text:p>
          </table:table-cell>
          <table:table-cell table:formula="of:=[.G143]-[.$G$46]" office:value-type="time" office:time-value="PT01H14M18.898999798S" calcext:value-type="time">
            <text:p>01:14:19</text:p>
          </table:table-cell>
          <table:table-cell office:value-type="float" office:value="47613909" calcext:value-type="float">
            <text:p>476139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51,354</text:p>
          </table:table-cell>
          <table:table-cell table:formula="of:=[.A144]-[.$A$46]" office:value-type="time" office:time-value="PT00H15M48.404000094S" calcext:value-type="time">
            <text:p>00:15:48</text:p>
          </table:table-cell>
          <table:table-cell office:value-type="float" office:value="6467" calcext:value-type="float">
            <text:p>6467</text:p>
          </table:table-cell>
          <table:table-cell table:number-columns-repeated="3"/>
          <table:table-cell office:value-type="string" calcext:value-type="string">
            <text:p>2020-05-04 15:21:07,731</text:p>
          </table:table-cell>
          <table:table-cell table:formula="of:=[.G144]-[.$G$46]" office:value-type="time" office:time-value="PT01H15M49.174999399S" calcext:value-type="time">
            <text:p>01:15:49</text:p>
          </table:table-cell>
          <table:table-cell office:value-type="float" office:value="74046676" calcext:value-type="float">
            <text:p>740466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0:56,361</text:p>
          </table:table-cell>
          <table:table-cell table:formula="of:=[.A145]-[.$A$46]" office:value-type="time" office:time-value="PT00H15M53.410999943S" calcext:value-type="time">
            <text:p>00:15:53</text:p>
          </table:table-cell>
          <table:table-cell office:value-type="float" office:value="6416" calcext:value-type="float">
            <text:p>6416</text:p>
          </table:table-cell>
          <table:table-cell table:number-columns-repeated="3"/>
          <table:table-cell office:value-type="string" calcext:value-type="string">
            <text:p>2020-05-04 15:25:00,988</text:p>
          </table:table-cell>
          <table:table-cell table:formula="of:=[.G145]-[.$G$46]" office:value-type="time" office:time-value="PT01H19M42.431999641S" calcext:value-type="time">
            <text:p>01:19:42</text:p>
          </table:table-cell>
          <table:table-cell office:value-type="float" office:value="206452148" calcext:value-type="float">
            <text:p>20645214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01,368</text:p>
          </table:table-cell>
          <table:table-cell table:formula="of:=[.A146]-[.$A$46]" office:value-type="time" office:time-value="PT00H15M58.417999791S" calcext:value-type="time">
            <text:p>00:15:58</text:p>
          </table:table-cell>
          <table:table-cell office:value-type="float" office:value="6460" calcext:value-type="float">
            <text:p>6460</text:p>
          </table:table-cell>
          <table:table-cell table:number-columns-repeated="3"/>
          <table:table-cell office:value-type="string" calcext:value-type="string">
            <text:p>2020-05-04 15:31:01,270</text:p>
          </table:table-cell>
          <table:table-cell table:formula="of:=[.G146]-[.$G$46]" office:value-type="time" office:time-value="PT01H25M42.713999888S" calcext:value-type="time">
            <text:p>01:25:43</text:p>
          </table:table-cell>
          <table:table-cell office:value-type="float" office:value="344427751" calcext:value-type="float">
            <text:p>34442775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06,374</text:p>
          </table:table-cell>
          <table:table-cell table:formula="of:=[.A147]-[.$A$46]" office:value-type="time" office:time-value="PT00H16M03.424000097S" calcext:value-type="time">
            <text:p>00:16:03</text:p>
          </table:table-cell>
          <table:table-cell office:value-type="float" office:value="6415" calcext:value-type="float">
            <text:p>6415</text:p>
          </table:table-cell>
          <table:table-cell table:number-columns-repeated="3"/>
          <table:table-cell office:value-type="string" calcext:value-type="string">
            <text:p>2020-05-04 15:37:24,881</text:p>
          </table:table-cell>
          <table:table-cell table:formula="of:=[.G147]-[.$G$46]" office:value-type="time" office:time-value="PT01H32M06.324999402S" calcext:value-type="time">
            <text:p>01:32:06</text:p>
          </table:table-cell>
          <table:table-cell office:value-type="float" office:value="329900743" calcext:value-type="float">
            <text:p>32990074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11,381</text:p>
          </table:table-cell>
          <table:table-cell table:formula="of:=[.A148]-[.$A$46]" office:value-type="time" office:time-value="PT00H16M08.430999946S" calcext:value-type="time">
            <text:p>00:16:08</text:p>
          </table:table-cell>
          <table:table-cell office:value-type="float" office:value="6388" calcext:value-type="float">
            <text:p>6388</text:p>
          </table:table-cell>
          <table:table-cell table:number-columns-repeated="3"/>
          <table:table-cell office:value-type="string" calcext:value-type="string">
            <text:p>2020-05-04 15:42:22,377</text:p>
          </table:table-cell>
          <table:table-cell table:formula="of:=[.G148]-[.$G$46]" office:value-type="time" office:time-value="PT01H37M03.820999428S" calcext:value-type="time">
            <text:p>01:37:04</text:p>
          </table:table-cell>
          <table:table-cell office:value-type="float" office:value="234140941" calcext:value-type="float">
            <text:p>23414094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16,388</text:p>
          </table:table-cell>
          <table:table-cell table:formula="of:=[.A149]-[.$A$46]" office:value-type="time" office:time-value="PT00H16M13.437999794S" calcext:value-type="time">
            <text:p>00:16:13</text:p>
          </table:table-cell>
          <table:table-cell office:value-type="float" office:value="6424" calcext:value-type="float">
            <text:p>6424</text:p>
          </table:table-cell>
          <table:table-cell table:number-columns-repeated="3"/>
          <table:table-cell office:value-type="string" calcext:value-type="string">
            <text:p>2020-05-04 15:47:09,998</text:p>
          </table:table-cell>
          <table:table-cell table:formula="of:=[.G149]-[.$G$46]" office:value-type="time" office:time-value="PT01H41M51.441999581S" calcext:value-type="time">
            <text:p>01:41:51</text:p>
          </table:table-cell>
          <table:table-cell office:value-type="float" office:value="255617031" calcext:value-type="float">
            <text:p>25561703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21,395</text:p>
          </table:table-cell>
          <table:table-cell table:formula="of:=[.A150]-[.$A$46]" office:value-type="time" office:time-value="PT00H16M18.444999643S" calcext:value-type="time">
            <text:p>00:16:18</text:p>
          </table:table-cell>
          <table:table-cell office:value-type="float" office:value="6440" calcext:value-type="float">
            <text:p>6440</text:p>
          </table:table-cell>
          <table:table-cell table:number-columns-repeated="3"/>
          <table:table-cell office:value-type="string" calcext:value-type="string">
            <text:p>2020-05-04 15:49:07,387</text:p>
          </table:table-cell>
          <table:table-cell table:formula="of:=[.G150]-[.$G$46]" office:value-type="time" office:time-value="PT01H43M48.830999625S" calcext:value-type="time">
            <text:p>01:43:49</text:p>
          </table:table-cell>
          <table:table-cell office:value-type="float" office:value="106439517" calcext:value-type="float">
            <text:p>10643951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26,401</text:p>
          </table:table-cell>
          <table:table-cell table:formula="of:=[.A151]-[.$A$46]" office:value-type="time" office:time-value="PT00H16M23.450999949S" calcext:value-type="time">
            <text:p>00:16:23</text:p>
          </table:table-cell>
          <table:table-cell office:value-type="float" office:value="6438" calcext:value-type="float">
            <text:p>6438</text:p>
          </table:table-cell>
          <table:table-cell table:number-columns-repeated="3"/>
          <table:table-cell office:value-type="string" calcext:value-type="string">
            <text:p>2020-05-04 15:51:37,171</text:p>
          </table:table-cell>
          <table:table-cell table:formula="of:=[.G151]-[.$G$46]" office:value-type="time" office:time-value="PT01H46M18.614999726S" calcext:value-type="time">
            <text:p>01:46:19</text:p>
          </table:table-cell>
          <table:table-cell office:value-type="float" office:value="133825386" calcext:value-type="float">
            <text:p>13382538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31,408</text:p>
          </table:table-cell>
          <table:table-cell table:formula="of:=[.A152]-[.$A$46]" office:value-type="time" office:time-value="PT00H16M28.457999798S" calcext:value-type="time">
            <text:p>00:16:28</text:p>
          </table:table-cell>
          <table:table-cell office:value-type="float" office:value="6457" calcext:value-type="float">
            <text:p>6457</text:p>
          </table:table-cell>
          <table:table-cell table:number-columns-repeated="3"/>
          <table:table-cell office:value-type="string" calcext:value-type="string">
            <text:p>2020-05-04 15:53:23,816</text:p>
          </table:table-cell>
          <table:table-cell table:formula="of:=[.G152]-[.$G$46]" office:value-type="time" office:time-value="PT01H48M05.26000001S" calcext:value-type="time">
            <text:p>01:48:05</text:p>
          </table:table-cell>
          <table:table-cell office:value-type="float" office:value="90659652" calcext:value-type="float">
            <text:p>9065965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36,415</text:p>
          </table:table-cell>
          <table:table-cell table:formula="of:=[.A153]-[.$A$46]" office:value-type="time" office:time-value="PT00H16M33.464999646S" calcext:value-type="time">
            <text:p>00:16:33</text:p>
          </table:table-cell>
          <table:table-cell office:value-type="float" office:value="6445" calcext:value-type="float">
            <text:p>6445</text:p>
          </table:table-cell>
          <table:table-cell table:number-columns-repeated="3"/>
          <table:table-cell office:value-type="string" calcext:value-type="string">
            <text:p>2020-05-04 15:54:49,655</text:p>
          </table:table-cell>
          <table:table-cell table:formula="of:=[.G153]-[.$G$46]" office:value-type="time" office:time-value="PT01H49M31.098999563S" calcext:value-type="time">
            <text:p>01:49:31</text:p>
          </table:table-cell>
          <table:table-cell office:value-type="float" office:value="42975410" calcext:value-type="float">
            <text:p>4297541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41,422</text:p>
          </table:table-cell>
          <table:table-cell table:formula="of:=[.A154]-[.$A$46]" office:value-type="time" office:time-value="PT00H16M38.472000123S" calcext:value-type="time">
            <text:p>00:16:38</text:p>
          </table:table-cell>
          <table:table-cell office:value-type="float" office:value="6469" calcext:value-type="float">
            <text:p>6469</text:p>
          </table:table-cell>
          <table:table-cell table:number-columns-repeated="3"/>
          <table:table-cell office:value-type="string" calcext:value-type="string">
            <text:p>2020-05-04 15:56:22,111</text:p>
          </table:table-cell>
          <table:table-cell table:formula="of:=[.G154]-[.$G$46]" office:value-type="time" office:time-value="PT01H51M03.554999535S" calcext:value-type="time">
            <text:p>01:51:04</text:p>
          </table:table-cell>
          <table:table-cell office:value-type="float" office:value="60490165" calcext:value-type="float">
            <text:p>6049016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46,429</text:p>
          </table:table-cell>
          <table:table-cell table:formula="of:=[.A155]-[.$A$46]" office:value-type="time" office:time-value="PT00H16M43.478999971S" calcext:value-type="time">
            <text:p>00:16:43</text:p>
          </table:table-cell>
          <table:table-cell office:value-type="float" office:value="6423" calcext:value-type="float">
            <text:p>6423</text:p>
          </table:table-cell>
          <table:table-cell table:number-columns-repeated="3"/>
          <table:table-cell office:value-type="string" calcext:value-type="string">
            <text:p>2020-05-04 16:04:24,731</text:p>
          </table:table-cell>
          <table:table-cell table:formula="of:=[.G155]-[.$G$46]" office:value-type="time" office:time-value="PT01H59M06.174999839S" calcext:value-type="time">
            <text:p>01:59:06</text:p>
          </table:table-cell>
          <table:table-cell office:value-type="float" office:value="437054375" calcext:value-type="float">
            <text:p>43705437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51,435</text:p>
          </table:table-cell>
          <table:table-cell table:formula="of:=[.A156]-[.$A$46]" office:value-type="time" office:time-value="PT00H16M48.484999649S" calcext:value-type="time">
            <text:p>00:16:48</text:p>
          </table:table-cell>
          <table:table-cell office:value-type="float" office:value="6365" calcext:value-type="float">
            <text:p>6365</text:p>
          </table:table-cell>
          <table:table-cell table:number-columns-repeated="3"/>
          <table:table-cell office:value-type="string" calcext:value-type="string">
            <text:p>2020-05-04 16:08:11,990</text:p>
          </table:table-cell>
          <table:table-cell table:formula="of:=[.G156]-[.$G$46]" office:value-type="time" office:time-value="PT02H02M53.433999647S" calcext:value-type="time">
            <text:p>02:02:53</text:p>
          </table:table-cell>
          <table:table-cell office:value-type="float" office:value="142094405" calcext:value-type="float">
            <text:p>14209440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1:56,442</text:p>
          </table:table-cell>
          <table:table-cell table:formula="of:=[.A157]-[.$A$46]" office:value-type="time" office:time-value="PT00H16M53.492000126S" calcext:value-type="time">
            <text:p>00:16:53</text:p>
          </table:table-cell>
          <table:table-cell office:value-type="float" office:value="6476" calcext:value-type="float">
            <text:p>6476</text:p>
          </table:table-cell>
          <table:table-cell table:number-columns-repeated="3"/>
          <table:table-cell office:value-type="string" calcext:value-type="string">
            <text:p>2020-05-04 16:09:42,847</text:p>
          </table:table-cell>
          <table:table-cell table:formula="of:=[.G157]-[.$G$46]" office:value-type="time" office:time-value="PT02H04M24.290999668S" calcext:value-type="time">
            <text:p>02:04:24</text:p>
          </table:table-cell>
          <table:table-cell office:value-type="float" office:value="79382711" calcext:value-type="float">
            <text:p>793827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01,449</text:p>
          </table:table-cell>
          <table:table-cell table:formula="of:=[.A158]-[.$A$46]" office:value-type="time" office:time-value="PT00H16M58.498999975S" calcext:value-type="time">
            <text:p>00:16:58</text:p>
          </table:table-cell>
          <table:table-cell office:value-type="float" office:value="6426" calcext:value-type="float">
            <text:p>6426</text:p>
          </table:table-cell>
          <table:table-cell table:number-columns-repeated="3"/>
          <table:table-cell office:value-type="string" calcext:value-type="string">
            <text:p>2020-05-04 16:11:36,339</text:p>
          </table:table-cell>
          <table:table-cell table:formula="of:=[.G158]-[.$G$46]" office:value-type="time" office:time-value="PT02H06M17.783000004S" calcext:value-type="time">
            <text:p>02:06:18</text:p>
          </table:table-cell>
          <table:table-cell office:value-type="float" office:value="96396871" calcext:value-type="float">
            <text:p>9639687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06,456</text:p>
          </table:table-cell>
          <table:table-cell table:formula="of:=[.A159]-[.$A$46]" office:value-type="time" office:time-value="PT00H17M03.505999823S" calcext:value-type="time">
            <text:p>00:17:04</text:p>
          </table:table-cell>
          <table:table-cell office:value-type="float" office:value="6390" calcext:value-type="float">
            <text:p>6390</text:p>
          </table:table-cell>
          <table:table-cell table:number-columns-repeated="3"/>
          <table:table-cell office:value-type="string" calcext:value-type="string">
            <text:p>2020-05-04 16:14:32,630</text:p>
          </table:table-cell>
          <table:table-cell table:formula="of:=[.G159]-[.$G$46]" office:value-type="time" office:time-value="PT02H09M14.073999636S" calcext:value-type="time">
            <text:p>02:09:14</text:p>
          </table:table-cell>
          <table:table-cell office:value-type="float" office:value="159328791" calcext:value-type="float">
            <text:p>1593287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11,545</text:p>
          </table:table-cell>
          <table:table-cell table:formula="of:=[.A160]-[.$A$46]" office:value-type="time" office:time-value="PT00H17M08.59499983S" calcext:value-type="time">
            <text:p>00:17:09</text:p>
          </table:table-cell>
          <table:table-cell office:value-type="float" office:value="6435" calcext:value-type="float">
            <text:p>6435</text:p>
          </table:table-cell>
          <table:table-cell table:number-columns-repeated="3"/>
          <table:table-cell office:value-type="string" calcext:value-type="string">
            <text:p>2020-05-04 16:16:54,094</text:p>
          </table:table-cell>
          <table:table-cell table:formula="of:=[.G160]-[.$G$46]" office:value-type="time" office:time-value="PT02H11M35.537999854S" calcext:value-type="time">
            <text:p>02:11:36</text:p>
          </table:table-cell>
          <table:table-cell office:value-type="float" office:value="124961387" calcext:value-type="float">
            <text:p>12496138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16,552</text:p>
          </table:table-cell>
          <table:table-cell table:formula="of:=[.A161]-[.$A$46]" office:value-type="time" office:time-value="PT00H17M13.601999679S" calcext:value-type="time">
            <text:p>00:17:14</text:p>
          </table:table-cell>
          <table:table-cell office:value-type="float" office:value="6466" calcext:value-type="float">
            <text:p>6466</text:p>
          </table:table-cell>
          <table:table-cell table:number-columns-repeated="3"/>
          <table:table-cell office:value-type="string" calcext:value-type="string">
            <text:p>2020-05-04 16:21:27,642</text:p>
          </table:table-cell>
          <table:table-cell table:formula="of:=[.G161]-[.$G$46]" office:value-type="time" office:time-value="PT02H16M09.085999997S" calcext:value-type="time">
            <text:p>02:16:09</text:p>
          </table:table-cell>
          <table:table-cell office:value-type="float" office:value="256431238" calcext:value-type="float">
            <text:p>25643123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21,559</text:p>
          </table:table-cell>
          <table:table-cell table:formula="of:=[.A162]-[.$A$46]" office:value-type="time" office:time-value="PT00H17M18.609000156S" calcext:value-type="time">
            <text:p>00:17:19</text:p>
          </table:table-cell>
          <table:table-cell office:value-type="float" office:value="6440" calcext:value-type="float">
            <text:p>6440</text:p>
          </table:table-cell>
          <table:table-cell table:number-columns-repeated="3"/>
          <table:table-cell office:value-type="string" calcext:value-type="string">
            <text:p>2020-05-04 16:21:39,203</text:p>
          </table:table-cell>
          <table:table-cell table:formula="of:=[.G162]-[.$G$46]" office:value-type="time" office:time-value="PT02H16M20.646999576S" calcext:value-type="time">
            <text:p>02:16:21</text:p>
          </table:table-cell>
          <table:table-cell office:value-type="float" office:value="4837" calcext:value-type="float">
            <text:p>483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26,565</text:p>
          </table:table-cell>
          <table:table-cell table:formula="of:=[.A163]-[.$A$46]" office:value-type="time" office:time-value="PT00H17M23.614999834S" calcext:value-type="time">
            <text:p>00:17:24</text:p>
          </table:table-cell>
          <table:table-cell office:value-type="float" office:value="6461" calcext:value-type="float">
            <text:p>6461</text:p>
          </table:table-cell>
          <table:table-cell table:number-columns-repeated="3"/>
          <table:table-cell office:value-type="string" calcext:value-type="string">
            <text:p>2020-05-04 16:22:58,973</text:p>
          </table:table-cell>
          <table:table-cell table:formula="of:=[.G163]-[.$G$46]" office:value-type="time" office:time-value="PT02H17M40.416999785S" calcext:value-type="time">
            <text:p>02:17:40</text:p>
          </table:table-cell>
          <table:table-cell office:value-type="float" office:value="62605690" calcext:value-type="float">
            <text:p>6260569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31,572</text:p>
          </table:table-cell>
          <table:table-cell table:formula="of:=[.A164]-[.$A$46]" office:value-type="time" office:time-value="PT00H17M28.621999682S" calcext:value-type="time">
            <text:p>00:17:29</text:p>
          </table:table-cell>
          <table:table-cell office:value-type="float" office:value="6333" calcext:value-type="float">
            <text:p>6333</text:p>
          </table:table-cell>
          <table:table-cell table:number-columns-repeated="3"/>
          <table:table-cell office:value-type="string" calcext:value-type="string">
            <text:p>2020-05-04 16:32:06,620</text:p>
          </table:table-cell>
          <table:table-cell table:formula="of:=[.G164]-[.$G$46]" office:value-type="time" office:time-value="PT02H26M48.063999773S" calcext:value-type="time">
            <text:p>02:26:48</text:p>
          </table:table-cell>
          <table:table-cell office:value-type="float" office:value="433333691" calcext:value-type="float">
            <text:p>43333369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36,579</text:p>
          </table:table-cell>
          <table:table-cell table:formula="of:=[.A165]-[.$A$46]" office:value-type="time" office:time-value="PT00H17M33.629000159S" calcext:value-type="time">
            <text:p>00:17:34</text:p>
          </table:table-cell>
          <table:table-cell office:value-type="float" office:value="6407" calcext:value-type="float">
            <text:p>6407</text:p>
          </table:table-cell>
          <table:table-cell table:number-columns-repeated="3"/>
          <table:table-cell office:value-type="string" calcext:value-type="string">
            <text:p>2020-05-04 16:33:10,324</text:p>
          </table:table-cell>
          <table:table-cell table:formula="of:=[.G165]-[.$G$46]" office:value-type="time" office:time-value="PT02H27M51.767999441S" calcext:value-type="time">
            <text:p>02:27:52</text:p>
          </table:table-cell>
          <table:table-cell office:value-type="float" office:value="51317447" calcext:value-type="float">
            <text:p>5131744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41,586</text:p>
          </table:table-cell>
          <table:table-cell table:formula="of:=[.A166]-[.$A$46]" office:value-type="time" office:time-value="PT00H17M38.636000007S" calcext:value-type="time">
            <text:p>00:17:39</text:p>
          </table:table-cell>
          <table:table-cell office:value-type="float" office:value="6428" calcext:value-type="float">
            <text:p>6428</text:p>
          </table:table-cell>
          <table:table-cell table:number-columns-repeated="3"/>
          <table:table-cell office:value-type="string" calcext:value-type="string">
            <text:p>2020-05-04 16:38:29,744</text:p>
          </table:table-cell>
          <table:table-cell table:formula="of:=[.G166]-[.$G$46]" office:value-type="time" office:time-value="PT02H33M11.187999817S" calcext:value-type="time">
            <text:p>02:33:11</text:p>
          </table:table-cell>
          <table:table-cell office:value-type="float" office:value="268878328" calcext:value-type="float">
            <text:p>26887832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46,592</text:p>
          </table:table-cell>
          <table:table-cell table:formula="of:=[.A167]-[.$A$46]" office:value-type="time" office:time-value="PT00H17M43.641999685S" calcext:value-type="time">
            <text:p>00:17:44</text:p>
          </table:table-cell>
          <table:table-cell office:value-type="float" office:value="6443" calcext:value-type="float">
            <text:p>6443</text:p>
          </table:table-cell>
          <table:table-cell table:number-columns-repeated="3"/>
          <table:table-cell office:value-type="string" calcext:value-type="string">
            <text:p>2020-05-04 16:41:55,692</text:p>
          </table:table-cell>
          <table:table-cell table:formula="of:=[.G167]-[.$G$46]" office:value-type="time" office:time-value="PT02H36M37.135999496S" calcext:value-type="time">
            <text:p>02:36:37</text:p>
          </table:table-cell>
          <table:table-cell office:value-type="float" office:value="177131385" calcext:value-type="float">
            <text:p>17713138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51,599</text:p>
          </table:table-cell>
          <table:table-cell table:formula="of:=[.A168]-[.$A$46]" office:value-type="time" office:time-value="PT00H17M48.649000162S" calcext:value-type="time">
            <text:p>00:17:49</text:p>
          </table:table-cell>
          <table:table-cell office:value-type="float" office:value="6344" calcext:value-type="float">
            <text:p>6344</text:p>
          </table:table-cell>
          <table:table-cell table:number-columns-repeated="3"/>
          <table:table-cell office:value-type="string" calcext:value-type="string">
            <text:p>2020-05-04 16:45:41,771</text:p>
          </table:table-cell>
          <table:table-cell table:formula="of:=[.G168]-[.$G$46]" office:value-type="time" office:time-value="PT02H40M23.214999796S" calcext:value-type="time">
            <text:p>02:40:23</text:p>
          </table:table-cell>
          <table:table-cell office:value-type="float" office:value="179902108" calcext:value-type="float">
            <text:p>1799021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2:56,606</text:p>
          </table:table-cell>
          <table:table-cell table:formula="of:=[.A169]-[.$A$46]" office:value-type="time" office:time-value="PT00H17M53.656000011S" calcext:value-type="time">
            <text:p>00:17:54</text:p>
          </table:table-cell>
          <table:table-cell office:value-type="float" office:value="6422" calcext:value-type="float">
            <text:p>6422</text:p>
          </table:table-cell>
          <table:table-cell table:number-columns-repeated="3"/>
          <table:table-cell office:value-type="string" calcext:value-type="string">
            <text:p>2020-05-04 16:48:42,373</text:p>
          </table:table-cell>
          <table:table-cell table:formula="of:=[.G169]-[.$G$46]" office:value-type="time" office:time-value="PT02H43M23.816999984S" calcext:value-type="time">
            <text:p>02:43:24</text:p>
          </table:table-cell>
          <table:table-cell office:value-type="float" office:value="145644678" calcext:value-type="float">
            <text:p>14564467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020-05-04 14:03:01,612</text:p>
          </table:table-cell>
          <table:table-cell table:formula="of:=[.A170]-[.$A$46]" office:value-type="time" office:time-value="PT00H17M58.661999688S" calcext:value-type="time">
            <text:p>00:17:59</text:p>
          </table:table-cell>
          <table:table-cell office:value-type="float" office:value="5809" calcext:value-type="float">
            <text:p>5809</text:p>
          </table:table-cell>
          <table:table-cell table:number-columns-repeated="3"/>
          <table:table-cell office:value-type="string" calcext:value-type="string">
            <text:p>2020-05-04 16:51:42,382</text:p>
          </table:table-cell>
          <table:table-cell table:formula="of:=[.G170]-[.$G$46]" office:value-type="time" office:time-value="PT02H46M23.825999591S" calcext:value-type="time">
            <text:p>02:46:24</text:p>
          </table:table-cell>
          <table:table-cell office:value-type="float" office:value="162778555" calcext:value-type="float">
            <text:p>162778555</text:p>
          </table:table-cell>
          <table:table-cell table:number-columns-repeated="44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2020-05-04 16:52:46,033</text:p>
          </table:table-cell>
          <table:table-cell table:formula="of:=[.G171]-[.$G$46]" office:value-type="time" office:time-value="PT02H47M27.476999648S" calcext:value-type="time">
            <text:p>02:47:27</text:p>
          </table:table-cell>
          <table:table-cell office:value-type="float" office:value="46184214" calcext:value-type="float">
            <text:p>46184214</text:p>
          </table:table-cell>
          <table:table-cell table:number-columns-repeated="44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2020-05-04 16:53:37,960</text:p>
          </table:table-cell>
          <table:table-cell table:formula="of:=[.G172]-[.$G$46]" office:value-type="time" office:time-value="PT02H48M19.403999979S" calcext:value-type="time">
            <text:p>02:48:19</text:p>
          </table:table-cell>
          <table:table-cell office:value-type="float" office:value="34446076" calcext:value-type="float">
            <text:p>34446076</text:p>
          </table:table-cell>
          <table:table-cell table:number-columns-repeated="44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2020-05-04 16:53:49,886</text:p>
          </table:table-cell>
          <table:table-cell table:formula="of:=[.G173]-[.$G$46]" office:value-type="time" office:time-value="PT02H48M31.329999589S" calcext:value-type="time">
            <text:p>02:48:31</text:p>
          </table:table-cell>
          <table:table-cell office:value-type="float" office:value="5037" calcext:value-type="float">
            <text:p>5037</text:p>
          </table:table-cell>
          <table:table-cell table:number-columns-repeated="44"/>
        </table:table-row>
      </table:table>
      <table:table table:name="small heap" table:style-name="ta1">
        <table:shapes>
          <draw:frame draw:z-index="0" draw:style-name="gr1" draw:text-style-name="P1" svg:width="370.94mm" svg:height="175.86mm" svg:x="0mm" svg:y="4.51mm">
            <draw:object draw:notify-on-update-of-ranges="'small heap'.C46:'small heap'.C60 'small heap'.B46:'small heap'.B71 'small heap'.A44:'small heap'.A44 'small heap'.C46:'small heap'.C71 'small heap'.H46:'small heap'.H77 'small heap'.G44:'small heap'.G44 'small heap'.I46:'small heap'.I77 'small heap'.N46:'small heap'.N65 'small heap'.M44:'small heap'.M44 'small heap'.O46:'small heap'.O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0.94mm" svg:height="175.86mm" svg:x="428.98mm" svg:y="5.02mm">
            <draw:object draw:notify-on-update-of-ranges="'small heap'.U46:'small heap'.U57 'small heap'.T44:'small heap'.T44 'small heap'.V46:'small heap'.V57 'small heap'.AA46:'small heap'.AA55 'small heap'.Z44:'small heap'.Z44 'small heap'.AB46:'small heap'.AB55 'small heap'.AG46:'small heap'.AG55 'small heap'.AF44:'small heap'.AF44 'small heap'.AH46:'small heap'.AH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70.94mm" svg:height="175.86mm" svg:x="857.95mm" svg:y="4.51mm">
            <draw:object draw:notify-on-update-of-ranges="'small heap'.AN46:'small heap'.AN48 'small heap'.AM44:'small heap'.AM44 'small heap'.AO46:'small heap'.AO48 'small heap'.AT46:'small heap'.AT48 'small heap'.AS44:'small heap'.AS44 'small heap'.AU46:'small heap'.AU48 'small heap'.AZ46:'small heap'.AZ47 'small heap'.AY44:'small heap'.AY44 'small heap'.BA46:'small heap'.BA4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 table:number-rows-repeated="42">
          <table:table-cell table:number-columns-repeated="53"/>
        </table:table-row>
        <table:table-row table:style-name="ro1">
          <table:table-cell table:style-name="ce4" office:value-type="string" calcext:value-type="string" table:number-columns-spanned="3" table:number-rows-spanned="1">
            <text:p>cacheQuery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Query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Query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cacheUpdate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Update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cacheUpdate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largeAllocation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largeAllocation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largeAllocation</text:p>
          </table:table-cell>
          <table:covered-table-cell table:number-columns-repeated="2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G1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Shenandoah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Parallel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G1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Shenandoah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Parallel</text:p>
          </table:table-cell>
          <table:covered-table-cell table:number-columns-repeated="2" table:style-name="ce7"/>
          <table:table-cell table:number-columns-repeated="4"/>
          <table:table-cell table:style-name="ce4" office:value-type="string" calcext:value-type="string" table:number-columns-spanned="3" table:number-rows-spanned="1">
            <text:p>G1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Shenandoah</text:p>
          </table:table-cell>
          <table:covered-table-cell table:number-columns-repeated="2" table:style-name="ce7"/>
          <table:table-cell table:number-columns-repeated="3"/>
          <table:table-cell table:style-name="ce4" office:value-type="string" calcext:value-type="string" table:number-columns-spanned="3" table:number-rows-spanned="1">
            <text:p>Parallel</text:p>
          </table:table-cell>
          <table:covered-table-cell table:number-columns-repeated="2" table:style-name="ce7"/>
        </table:table-row>
        <table:table-row table:style-name="ro3"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4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4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Время с начала выполнения программы</text:p>
          </table:table-cell>
          <table:table-cell table:style-name="ce8" office:value-type="string" calcext:value-type="string">
            <text:p>Время исполнения метода, µs</text:p>
          </table:table-cell>
        </table:table-row>
        <table:table-row table:style-name="ro1">
          <table:table-cell table:style-name="ce11" office:value-type="string" calcext:value-type="string">
            <text:p>2020-04-28 11:07:45,137</text:p>
          </table:table-cell>
          <table:table-cell table:style-name="ce9" table:formula="of:=[.A46]-[.$A$46]" office:value-type="time" office:time-value="PT00H00M00S" calcext:value-type="time">
            <text:p>00:00:00</text:p>
          </table:table-cell>
          <table:table-cell table:style-name="ce7" office:value-type="float" office:value="8235" calcext:value-type="float">
            <text:p>8235</text:p>
          </table:table-cell>
          <table:table-cell table:number-columns-repeated="3"/>
          <table:table-cell table:style-name="ce11" office:value-type="string" calcext:value-type="string">
            <text:p>2020-04-28 11:27:49,492</text:p>
          </table:table-cell>
          <table:table-cell table:style-name="ce9" table:formula="of:=[.G46]-[.$G$46]" office:value-type="time" office:time-value="PT00H00M00S" calcext:value-type="time">
            <text:p>00:00:00</text:p>
          </table:table-cell>
          <table:table-cell table:style-name="ce7" office:value-type="float" office:value="5575" calcext:value-type="float">
            <text:p>5575</text:p>
          </table:table-cell>
          <table:table-cell table:number-columns-repeated="3"/>
          <table:table-cell table:style-name="ce11" office:value-type="string" calcext:value-type="string">
            <text:p>2020-04-28 11:39:15,779</text:p>
          </table:table-cell>
          <table:table-cell table:style-name="ce9" table:formula="of:=[.M46]-[.$M$46]" office:value-type="time" office:time-value="PT00H00M00S" calcext:value-type="time">
            <text:p>00:00:00</text:p>
          </table:table-cell>
          <table:table-cell table:style-name="ce7" office:value-type="float" office:value="5267" calcext:value-type="float">
            <text:p>5267</text:p>
          </table:table-cell>
          <table:table-cell table:number-columns-repeated="4"/>
          <table:table-cell table:style-name="ce11" office:value-type="string" calcext:value-type="string">
            <text:p>2020-04-28 11:07:50,921</text:p>
          </table:table-cell>
          <table:table-cell table:style-name="ce9" table:formula="of:=[.T46]-[.$T$46]" office:value-type="time" office:time-value="PT00H00M00S" calcext:value-type="time">
            <text:p>00:00:00</text:p>
          </table:table-cell>
          <table:table-cell table:style-name="ce7" office:value-type="float" office:value="63538" calcext:value-type="float">
            <text:p>63538</text:p>
          </table:table-cell>
          <table:table-cell table:number-columns-repeated="3"/>
          <table:table-cell table:style-name="ce11" office:value-type="string" calcext:value-type="string">
            <text:p>2020-04-28 11:27:55,214</text:p>
          </table:table-cell>
          <table:table-cell table:style-name="ce9" table:formula="of:=[.Z46]-[.$Z$46]" office:value-type="time" office:time-value="PT00H00M00S" calcext:value-type="time">
            <text:p>00:00:00</text:p>
          </table:table-cell>
          <table:table-cell table:style-name="ce7" office:value-type="float" office:value="71287" calcext:value-type="float">
            <text:p>71287</text:p>
          </table:table-cell>
          <table:table-cell table:number-columns-repeated="3"/>
          <table:table-cell table:style-name="ce11" office:value-type="string" calcext:value-type="string">
            <text:p>2020-04-28 11:39:22,024</text:p>
          </table:table-cell>
          <table:table-cell table:style-name="ce9" table:formula="of:=[.AF46]-[.$AF$46]" office:value-type="time" office:time-value="PT00H00M00S" calcext:value-type="time">
            <text:p>00:00:00</text:p>
          </table:table-cell>
          <table:table-cell table:style-name="ce7" office:value-type="float" office:value="68187" calcext:value-type="float">
            <text:p>68187</text:p>
          </table:table-cell>
          <table:table-cell table:number-columns-repeated="4"/>
          <table:table-cell table:style-name="ce11" office:value-type="string" calcext:value-type="string">
            <text:p>2020-04-28 11:08:10,377</text:p>
          </table:table-cell>
          <table:table-cell table:style-name="ce9" table:formula="of:=[.AM46]-[.$AM$46]" office:value-type="time" office:time-value="PT00H00M00S" calcext:value-type="time">
            <text:p>00:00:00</text:p>
          </table:table-cell>
          <table:table-cell table:style-name="ce7" office:value-type="float" office:value="274546" calcext:value-type="float">
            <text:p>274546</text:p>
          </table:table-cell>
          <table:table-cell table:number-columns-repeated="3"/>
          <table:table-cell table:style-name="ce11" office:value-type="string" calcext:value-type="string">
            <text:p>2020-04-28 11:28:16,869</text:p>
          </table:table-cell>
          <table:table-cell table:style-name="ce9" table:formula="of:=[.AS46]-[.$AS$46]" office:value-type="time" office:time-value="PT00H00M00S" calcext:value-type="time">
            <text:p>00:00:00</text:p>
          </table:table-cell>
          <table:table-cell table:style-name="ce7" office:value-type="float" office:value="2390410" calcext:value-type="float">
            <text:p>2390410</text:p>
          </table:table-cell>
          <table:table-cell table:number-columns-repeated="3"/>
          <table:table-cell table:style-name="ce11" office:value-type="string" calcext:value-type="string">
            <text:p>2020-04-28 11:39:41,691</text:p>
          </table:table-cell>
          <table:table-cell table:style-name="ce9" table:formula="of:=[.AY46]-[.$AY$46]" office:value-type="time" office:time-value="PT00H00M00S" calcext:value-type="time">
            <text:p>00:00:00</text:p>
          </table:table-cell>
          <table:table-cell table:style-name="ce7" office:value-type="float" office:value="935205" calcext:value-type="float">
            <text:p>935205</text:p>
          </table:table-cell>
        </table:table-row>
        <table:table-row table:style-name="ro1">
          <table:table-cell table:style-name="ce11" office:value-type="string" calcext:value-type="string">
            <text:p>2020-04-28 11:07:50,146</text:p>
          </table:table-cell>
          <table:table-cell table:style-name="ce9" table:formula="of:=[.A47]-[.$A$46]" office:value-type="time" office:time-value="PT00H00M05.008999561S" calcext:value-type="time">
            <text:p>00:00:05</text:p>
          </table:table-cell>
          <table:table-cell table:style-name="ce7" office:value-type="float" office:value="8874" calcext:value-type="float">
            <text:p>8874</text:p>
          </table:table-cell>
          <table:table-cell table:number-columns-repeated="3"/>
          <table:table-cell table:style-name="ce11" office:value-type="string" calcext:value-type="string">
            <text:p>2020-04-28 11:27:54,498</text:p>
          </table:table-cell>
          <table:table-cell table:style-name="ce9" table:formula="of:=[.G47]-[.$G$46]" office:value-type="time" office:time-value="PT00H00M05.005999678S" calcext:value-type="time">
            <text:p>00:00:05</text:p>
          </table:table-cell>
          <table:table-cell table:style-name="ce7" office:value-type="float" office:value="5303" calcext:value-type="float">
            <text:p>5303</text:p>
          </table:table-cell>
          <table:table-cell table:number-columns-repeated="3"/>
          <table:table-cell table:style-name="ce11" office:value-type="string" calcext:value-type="string">
            <text:p>2020-04-28 11:39:20,785</text:p>
          </table:table-cell>
          <table:table-cell table:style-name="ce9" table:formula="of:=[.M47]-[.$M$46]" office:value-type="time" office:time-value="PT00H00M05.005999678S" calcext:value-type="time">
            <text:p>00:00:05</text:p>
          </table:table-cell>
          <table:table-cell table:style-name="ce7" office:value-type="float" office:value="4827" calcext:value-type="float">
            <text:p>4827</text:p>
          </table:table-cell>
          <table:table-cell table:number-columns-repeated="4"/>
          <table:table-cell table:style-name="ce11" office:value-type="string" calcext:value-type="string">
            <text:p>2020-04-28 11:08:00,970</text:p>
          </table:table-cell>
          <table:table-cell table:style-name="ce9" table:formula="of:=[.T47]-[.$T$46]" office:value-type="time" office:time-value="PT00H00M10.04900001S" calcext:value-type="time">
            <text:p>00:00:10</text:p>
          </table:table-cell>
          <table:table-cell table:style-name="ce7" office:value-type="float" office:value="49109" calcext:value-type="float">
            <text:p>49109</text:p>
          </table:table-cell>
          <table:table-cell table:number-columns-repeated="3"/>
          <table:table-cell table:style-name="ce11" office:value-type="string" calcext:value-type="string">
            <text:p>2020-04-28 11:28:05,268</text:p>
          </table:table-cell>
          <table:table-cell table:style-name="ce9" table:formula="of:=[.Z47]-[.$Z$46]" office:value-type="time" office:time-value="PT00H00M10.053999606S" calcext:value-type="time">
            <text:p>00:00:10</text:p>
          </table:table-cell>
          <table:table-cell table:style-name="ce7" office:value-type="float" office:value="54282" calcext:value-type="float">
            <text:p>54282</text:p>
          </table:table-cell>
          <table:table-cell table:number-columns-repeated="3"/>
          <table:table-cell table:style-name="ce11" office:value-type="string" calcext:value-type="string">
            <text:p>2020-04-28 11:39:32,081</text:p>
          </table:table-cell>
          <table:table-cell table:style-name="ce9" table:formula="of:=[.AF47]-[.$AF$46]" office:value-type="time" office:time-value="PT00H00M10.057000117S" calcext:value-type="time">
            <text:p>00:00:10</text:p>
          </table:table-cell>
          <table:table-cell table:style-name="ce7" office:value-type="float" office:value="57122" calcext:value-type="float">
            <text:p>57122</text:p>
          </table:table-cell>
          <table:table-cell table:number-columns-repeated="4"/>
          <table:table-cell table:style-name="ce11" office:value-type="string" calcext:value-type="string">
            <text:p>2020-04-28 11:08:40,568</text:p>
          </table:table-cell>
          <table:table-cell table:style-name="ce9" table:formula="of:=[.AM47]-[.$AM$46]" office:value-type="time" office:time-value="PT00H00M30.190999992S" calcext:value-type="time">
            <text:p>00:00:30</text:p>
          </table:table-cell>
          <table:table-cell table:style-name="ce7" office:value-type="float" office:value="189553" calcext:value-type="float">
            <text:p>189553</text:p>
          </table:table-cell>
          <table:table-cell table:number-columns-repeated="3"/>
          <table:table-cell table:style-name="ce11" office:value-type="string" calcext:value-type="string">
            <text:p>2020-04-28 11:28:52,329</text:p>
          </table:table-cell>
          <table:table-cell table:style-name="ce9" table:formula="of:=[.AS47]-[.$AS$46]" office:value-type="time" office:time-value="PT00H00M35.459999903S" calcext:value-type="time">
            <text:p>00:00:35</text:p>
          </table:table-cell>
          <table:table-cell table:style-name="ce7" office:value-type="float" office:value="5458613" calcext:value-type="float">
            <text:p>5458613</text:p>
          </table:table-cell>
          <table:table-cell table:number-columns-repeated="3"/>
          <table:table-cell table:style-name="ce11" office:value-type="string" calcext:value-type="string">
            <text:p>2020-04-28 11:40:13,250</text:p>
          </table:table-cell>
          <table:table-cell table:style-name="ce9" table:formula="of:=[.AY47]-[.$AY$46]" office:value-type="time" office:time-value="PT00H00M31.559000141S" calcext:value-type="time">
            <text:p>00:00:32</text:p>
          </table:table-cell>
          <table:table-cell table:style-name="ce7" office:value-type="float" office:value="1558476" calcext:value-type="float">
            <text:p>1558476</text:p>
          </table:table-cell>
        </table:table-row>
        <table:table-row table:style-name="ro1">
          <table:table-cell table:style-name="ce11" office:value-type="string" calcext:value-type="string">
            <text:p>2020-04-28 11:07:55,151</text:p>
          </table:table-cell>
          <table:table-cell table:style-name="ce9" table:formula="of:=[.A48]-[.$A$46]" office:value-type="time" office:time-value="PT00H00M10.013999697S" calcext:value-type="time">
            <text:p>00:00:10</text:p>
          </table:table-cell>
          <table:table-cell table:style-name="ce7" office:value-type="float" office:value="4143" calcext:value-type="float">
            <text:p>4143</text:p>
          </table:table-cell>
          <table:table-cell table:number-columns-repeated="3"/>
          <table:table-cell table:style-name="ce11" office:value-type="string" calcext:value-type="string">
            <text:p>2020-04-28 11:27:59,504</text:p>
          </table:table-cell>
          <table:table-cell table:style-name="ce9" table:formula="of:=[.G48]-[.$G$46]" office:value-type="time" office:time-value="PT00H00M10.011999984S" calcext:value-type="time">
            <text:p>00:00:10</text:p>
          </table:table-cell>
          <table:table-cell table:style-name="ce7" office:value-type="float" office:value="5250" calcext:value-type="float">
            <text:p>5250</text:p>
          </table:table-cell>
          <table:table-cell table:number-columns-repeated="3"/>
          <table:table-cell table:style-name="ce11" office:value-type="string" calcext:value-type="string">
            <text:p>2020-04-28 11:39:25,790</text:p>
          </table:table-cell>
          <table:table-cell table:style-name="ce9" table:formula="of:=[.M48]-[.$M$46]" office:value-type="time" office:time-value="PT00H00M10.010999814S" calcext:value-type="time">
            <text:p>00:00:10</text:p>
          </table:table-cell>
          <table:table-cell table:style-name="ce7" office:value-type="float" office:value="4834" calcext:value-type="float">
            <text:p>4834</text:p>
          </table:table-cell>
          <table:table-cell table:number-columns-repeated="4"/>
          <table:table-cell table:style-name="ce11" office:value-type="string" calcext:value-type="string">
            <text:p>2020-04-28 11:08:11,038</text:p>
          </table:table-cell>
          <table:table-cell table:style-name="ce9" table:formula="of:=[.T48]-[.$T$46]" office:value-type="time" office:time-value="PT00H00M20.117000118S" calcext:value-type="time">
            <text:p>00:00:20</text:p>
          </table:table-cell>
          <table:table-cell table:style-name="ce7" office:value-type="float" office:value="67013" calcext:value-type="float">
            <text:p>67013</text:p>
          </table:table-cell>
          <table:table-cell table:number-columns-repeated="3"/>
          <table:table-cell table:style-name="ce11" office:value-type="string" calcext:value-type="string">
            <text:p>2020-04-28 11:28:15,825</text:p>
          </table:table-cell>
          <table:table-cell table:style-name="ce9" table:formula="of:=[.Z48]-[.$Z$46]" office:value-type="time" office:time-value="PT00H00M20.610999526S" calcext:value-type="time">
            <text:p>00:00:21</text:p>
          </table:table-cell>
          <table:table-cell table:style-name="ce7" office:value-type="float" office:value="544977" calcext:value-type="float">
            <text:p>544977</text:p>
          </table:table-cell>
          <table:table-cell table:number-columns-repeated="3"/>
          <table:table-cell table:style-name="ce11" office:value-type="string" calcext:value-type="string">
            <text:p>2020-04-28 11:39:42,148</text:p>
          </table:table-cell>
          <table:table-cell table:style-name="ce9" table:formula="of:=[.AF48]-[.$AF$46]" office:value-type="time" office:time-value="PT00H00M20.124000055S" calcext:value-type="time">
            <text:p>00:00:20</text:p>
          </table:table-cell>
          <table:table-cell table:style-name="ce7" office:value-type="float" office:value="65757" calcext:value-type="float">
            <text:p>65757</text:p>
          </table:table-cell>
          <table:table-cell table:number-columns-repeated="4"/>
          <table:table-cell table:style-name="ce11" office:value-type="string" calcext:value-type="string">
            <text:p>2020-04-28 11:09:12,034</text:p>
          </table:table-cell>
          <table:table-cell table:style-name="ce9" table:formula="of:=[.AM48]-[.$AM$46]" office:value-type="time" office:time-value="PT00H01M01.656999984S" calcext:value-type="time">
            <text:p>00:01:02</text:p>
          </table:table-cell>
          <table:table-cell table:style-name="ce7" office:value-type="float" office:value="1466091" calcext:value-type="float">
            <text:p>1466091</text:p>
          </table:table-cell>
          <table:table-cell table:number-columns-repeated="3"/>
          <table:table-cell table:style-name="ce11" office:value-type="string" calcext:value-type="string">
            <text:p>2020-04-28 11:30:01,358</text:p>
          </table:table-cell>
          <table:table-cell table:style-name="ce9" table:formula="of:=[.AS48]-[.$AS$46]" office:value-type="time" office:time-value="PT00H01M44.489000235S" calcext:value-type="time">
            <text:p>00:01:44</text:p>
          </table:table-cell>
          <table:table-cell table:style-name="ce7" office:value-type="float" office:value="39029273" calcext:value-type="float">
            <text:p>39029273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2020-04-28 11:08:00,239</text:p>
          </table:table-cell>
          <table:table-cell table:style-name="ce9" table:formula="of:=[.A49]-[.$A$46]" office:value-type="time" office:time-value="PT00H00M15.101999533S" calcext:value-type="time">
            <text:p>00:00:15</text:p>
          </table:table-cell>
          <table:table-cell table:style-name="ce7" office:value-type="float" office:value="5898" calcext:value-type="float">
            <text:p>5898</text:p>
          </table:table-cell>
          <table:table-cell table:number-columns-repeated="3"/>
          <table:table-cell table:style-name="ce11" office:value-type="string" calcext:value-type="string">
            <text:p>2020-04-28 11:28:04,510</text:p>
          </table:table-cell>
          <table:table-cell table:style-name="ce9" table:formula="of:=[.G49]-[.$G$46]" office:value-type="time" office:time-value="PT00H00M15.017999662S" calcext:value-type="time">
            <text:p>00:00:15</text:p>
          </table:table-cell>
          <table:table-cell table:style-name="ce7" office:value-type="float" office:value="5271" calcext:value-type="float">
            <text:p>5271</text:p>
          </table:table-cell>
          <table:table-cell table:number-columns-repeated="3"/>
          <table:table-cell table:style-name="ce11" office:value-type="string" calcext:value-type="string">
            <text:p>2020-04-28 11:39:30,795</text:p>
          </table:table-cell>
          <table:table-cell table:style-name="ce9" table:formula="of:=[.M49]-[.$M$46]" office:value-type="time" office:time-value="PT00H00M15.01599995S" calcext:value-type="time">
            <text:p>00:00:15</text:p>
          </table:table-cell>
          <table:table-cell table:style-name="ce7" office:value-type="float" office:value="4799" calcext:value-type="float">
            <text:p>4799</text:p>
          </table:table-cell>
          <table:table-cell table:number-columns-repeated="4"/>
          <table:table-cell table:style-name="ce11" office:value-type="string" calcext:value-type="string">
            <text:p>2020-04-28 11:08:21,100</text:p>
          </table:table-cell>
          <table:table-cell table:style-name="ce9" table:formula="of:=[.T49]-[.$T$46]" office:value-type="time" office:time-value="PT00H00M30.178999831S" calcext:value-type="time">
            <text:p>00:00:30</text:p>
          </table:table-cell>
          <table:table-cell table:style-name="ce7" office:value-type="float" office:value="62260" calcext:value-type="float">
            <text:p>62260</text:p>
          </table:table-cell>
          <table:table-cell table:number-columns-repeated="3"/>
          <table:table-cell table:style-name="ce11" office:value-type="string" calcext:value-type="string">
            <text:p>2020-04-28 11:28:26,044</text:p>
          </table:table-cell>
          <table:table-cell table:style-name="ce9" table:formula="of:=[.Z49]-[.$Z$46]" office:value-type="time" office:time-value="PT00H00M30.829999619S" calcext:value-type="time">
            <text:p>00:00:31</text:p>
          </table:table-cell>
          <table:table-cell table:style-name="ce7" office:value-type="float" office:value="218490" calcext:value-type="float">
            <text:p>218490</text:p>
          </table:table-cell>
          <table:table-cell table:number-columns-repeated="3"/>
          <table:table-cell table:style-name="ce11" office:value-type="string" calcext:value-type="string">
            <text:p>2020-04-28 11:39:52,197</text:p>
          </table:table-cell>
          <table:table-cell table:style-name="ce9" table:formula="of:=[.AF49]-[.$AF$46]" office:value-type="time" office:time-value="PT00H00M30.173000065S" calcext:value-type="time">
            <text:p>00:00:30</text:p>
          </table:table-cell>
          <table:table-cell table:style-name="ce7" office:value-type="float" office:value="49374" calcext:value-type="float">
            <text:p>49374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2020-04-28 11:08:05,245</text:p>
          </table:table-cell>
          <table:table-cell table:style-name="ce9" table:formula="of:=[.A50]-[.$A$46]" office:value-type="time" office:time-value="PT00H00M20.10799984S" calcext:value-type="time">
            <text:p>00:00:20</text:p>
          </table:table-cell>
          <table:table-cell table:style-name="ce7" office:value-type="float" office:value="5706" calcext:value-type="float">
            <text:p>5706</text:p>
          </table:table-cell>
          <table:table-cell table:number-columns-repeated="3"/>
          <table:table-cell table:style-name="ce11" office:value-type="string" calcext:value-type="string">
            <text:p>2020-04-28 11:28:09,515</text:p>
          </table:table-cell>
          <table:table-cell table:style-name="ce9" table:formula="of:=[.G50]-[.$G$46]" office:value-type="time" office:time-value="PT00H00M20.022999798S" calcext:value-type="time">
            <text:p>00:00:20</text:p>
          </table:table-cell>
          <table:table-cell table:style-name="ce7" office:value-type="float" office:value="5223" calcext:value-type="float">
            <text:p>5223</text:p>
          </table:table-cell>
          <table:table-cell table:number-columns-repeated="3"/>
          <table:table-cell table:style-name="ce11" office:value-type="string" calcext:value-type="string">
            <text:p>2020-04-28 11:39:35,801</text:p>
          </table:table-cell>
          <table:table-cell table:style-name="ce9" table:formula="of:=[.M50]-[.$M$46]" office:value-type="time" office:time-value="PT00H00M20.021999627S" calcext:value-type="time">
            <text:p>00:00:20</text:p>
          </table:table-cell>
          <table:table-cell table:style-name="ce7" office:value-type="float" office:value="4830" calcext:value-type="float">
            <text:p>4830</text:p>
          </table:table-cell>
          <table:table-cell table:number-columns-repeated="4"/>
          <table:table-cell table:style-name="ce11" office:value-type="string" calcext:value-type="string">
            <text:p>2020-04-28 11:08:31,164</text:p>
          </table:table-cell>
          <table:table-cell table:style-name="ce9" table:formula="of:=[.T50]-[.$T$46]" office:value-type="time" office:time-value="PT00H00M40.242999885S" calcext:value-type="time">
            <text:p>00:00:40</text:p>
          </table:table-cell>
          <table:table-cell table:style-name="ce7" office:value-type="float" office:value="63631" calcext:value-type="float">
            <text:p>63631</text:p>
          </table:table-cell>
          <table:table-cell table:number-columns-repeated="3"/>
          <table:table-cell table:style-name="ce11" office:value-type="string" calcext:value-type="string">
            <text:p>2020-04-28 11:28:36,280</text:p>
          </table:table-cell>
          <table:table-cell table:style-name="ce9" table:formula="of:=[.Z50]-[.$Z$46]" office:value-type="time" office:time-value="PT00H00M41.066000098S" calcext:value-type="time">
            <text:p>00:00:41</text:p>
          </table:table-cell>
          <table:table-cell table:style-name="ce7" office:value-type="float" office:value="234997" calcext:value-type="float">
            <text:p>234997</text:p>
          </table:table-cell>
          <table:table-cell table:number-columns-repeated="3"/>
          <table:table-cell table:style-name="ce11" office:value-type="string" calcext:value-type="string">
            <text:p>2020-04-28 11:40:02,247</text:p>
          </table:table-cell>
          <table:table-cell table:style-name="ce9" table:formula="of:=[.AF50]-[.$AF$46]" office:value-type="time" office:time-value="PT00H00M40.222999617S" calcext:value-type="time">
            <text:p>00:00:40</text:p>
          </table:table-cell>
          <table:table-cell table:style-name="ce7" office:value-type="float" office:value="49417" calcext:value-type="float">
            <text:p>49417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2020-04-28 11:08:10,269</text:p>
          </table:table-cell>
          <table:table-cell table:style-name="ce9" table:formula="of:=[.A51]-[.$A$46]" office:value-type="time" office:time-value="PT00H00M25.131999445S" calcext:value-type="time">
            <text:p>00:00:25</text:p>
          </table:table-cell>
          <table:table-cell table:style-name="ce7" office:value-type="float" office:value="23411" calcext:value-type="float">
            <text:p>23411</text:p>
          </table:table-cell>
          <table:table-cell table:number-columns-repeated="3"/>
          <table:table-cell table:style-name="ce11" office:value-type="string" calcext:value-type="string">
            <text:p>2020-04-28 11:28:14,520</text:p>
          </table:table-cell>
          <table:table-cell table:style-name="ce9" table:formula="of:=[.G51]-[.$G$46]" office:value-type="time" office:time-value="PT00H00M25.027999934S" calcext:value-type="time">
            <text:p>00:00:25</text:p>
          </table:table-cell>
          <table:table-cell table:style-name="ce7" office:value-type="float" office:value="3937" calcext:value-type="float">
            <text:p>3937</text:p>
          </table:table-cell>
          <table:table-cell table:number-columns-repeated="3"/>
          <table:table-cell table:style-name="ce11" office:value-type="string" calcext:value-type="string">
            <text:p>2020-04-28 11:39:41,002</text:p>
          </table:table-cell>
          <table:table-cell table:style-name="ce9" table:formula="of:=[.M51]-[.$M$46]" office:value-type="time" office:time-value="PT00H00M25.222999882S" calcext:value-type="time">
            <text:p>00:00:25</text:p>
          </table:table-cell>
          <table:table-cell table:style-name="ce7" office:value-type="float" office:value="3701" calcext:value-type="float">
            <text:p>3701</text:p>
          </table:table-cell>
          <table:table-cell table:number-columns-repeated="4"/>
          <table:table-cell table:style-name="ce11" office:value-type="string" calcext:value-type="string">
            <text:p>2020-04-28 11:08:41,230</text:p>
          </table:table-cell>
          <table:table-cell table:style-name="ce9" table:formula="of:=[.T51]-[.$T$46]" office:value-type="time" office:time-value="PT00H00M50.309000281S" calcext:value-type="time">
            <text:p>00:00:50</text:p>
          </table:table-cell>
          <table:table-cell table:style-name="ce7" office:value-type="float" office:value="65154" calcext:value-type="float">
            <text:p>65154</text:p>
          </table:table-cell>
          <table:table-cell table:number-columns-repeated="3"/>
          <table:table-cell table:style-name="ce11" office:value-type="string" calcext:value-type="string">
            <text:p>2020-04-28 11:28:46,494</text:p>
          </table:table-cell>
          <table:table-cell table:style-name="ce9" table:formula="of:=[.Z51]-[.$Z$46]" office:value-type="time" office:time-value="PT00H00M51.279999968S" calcext:value-type="time">
            <text:p>00:00:51</text:p>
          </table:table-cell>
          <table:table-cell table:style-name="ce7" office:value-type="float" office:value="213471" calcext:value-type="float">
            <text:p>213471</text:p>
          </table:table-cell>
          <table:table-cell table:number-columns-repeated="3"/>
          <table:table-cell table:style-name="ce11" office:value-type="string" calcext:value-type="string">
            <text:p>2020-04-28 11:40:13,074</text:p>
          </table:table-cell>
          <table:table-cell table:style-name="ce9" table:formula="of:=[.AF51]-[.$AF$46]" office:value-type="time" office:time-value="PT00H00M51.049999706S" calcext:value-type="time">
            <text:p>00:00:51</text:p>
          </table:table-cell>
          <table:table-cell table:style-name="ce7" office:value-type="float" office:value="618263" calcext:value-type="float">
            <text:p>618263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2020-04-28 11:08:15,275</text:p>
          </table:table-cell>
          <table:table-cell table:style-name="ce9" table:formula="of:=[.A52]-[.$A$46]" office:value-type="time" office:time-value="PT00H00M30.137999752S" calcext:value-type="time">
            <text:p>00:00:30</text:p>
          </table:table-cell>
          <table:table-cell table:style-name="ce7" office:value-type="float" office:value="5780" calcext:value-type="float">
            <text:p>5780</text:p>
          </table:table-cell>
          <table:table-cell table:number-columns-repeated="3"/>
          <table:table-cell table:style-name="ce11" office:value-type="string" calcext:value-type="string">
            <text:p>2020-04-28 11:28:19,528</text:p>
          </table:table-cell>
          <table:table-cell table:style-name="ce9" table:formula="of:=[.G52]-[.$G$46]" office:value-type="time" office:time-value="PT00H00M30.035999953S" calcext:value-type="time">
            <text:p>00:00:30</text:p>
          </table:table-cell>
          <table:table-cell table:style-name="ce7" office:value-type="float" office:value="5318" calcext:value-type="float">
            <text:p>5318</text:p>
          </table:table-cell>
          <table:table-cell table:number-columns-repeated="3"/>
          <table:table-cell table:style-name="ce11" office:value-type="string" calcext:value-type="string">
            <text:p>2020-04-28 11:39:46,008</text:p>
          </table:table-cell>
          <table:table-cell table:style-name="ce9" table:formula="of:=[.M52]-[.$M$46]" office:value-type="time" office:time-value="PT00H00M30.22899956S" calcext:value-type="time">
            <text:p>00:00:30</text:p>
          </table:table-cell>
          <table:table-cell table:style-name="ce7" office:value-type="float" office:value="4807" calcext:value-type="float">
            <text:p>4807</text:p>
          </table:table-cell>
          <table:table-cell table:number-columns-repeated="4"/>
          <table:table-cell table:style-name="ce11" office:value-type="string" calcext:value-type="string">
            <text:p>2020-04-28 11:08:51,626</text:p>
          </table:table-cell>
          <table:table-cell table:style-name="ce9" table:formula="of:=[.T52]-[.$T$46]" office:value-type="time" office:time-value="PT00H01M00.704999766S" calcext:value-type="time">
            <text:p>00:01:01</text:p>
          </table:table-cell>
          <table:table-cell table:style-name="ce7" office:value-type="float" office:value="396201" calcext:value-type="float">
            <text:p>396201</text:p>
          </table:table-cell>
          <table:table-cell table:number-columns-repeated="3"/>
          <table:table-cell table:style-name="ce11" office:value-type="string" calcext:value-type="string">
            <text:p>2020-04-28 11:28:57,322</text:p>
          </table:table-cell>
          <table:table-cell table:style-name="ce9" table:formula="of:=[.Z52]-[.$Z$46]" office:value-type="time" office:time-value="PT00H01M02.1079996S" calcext:value-type="time">
            <text:p>00:01:02</text:p>
          </table:table-cell>
          <table:table-cell table:style-name="ce7" office:value-type="float" office:value="827877" calcext:value-type="float">
            <text:p>827877</text:p>
          </table:table-cell>
          <table:table-cell table:number-columns-repeated="3"/>
          <table:table-cell table:style-name="ce11" office:value-type="string" calcext:value-type="string">
            <text:p>2020-04-28 11:40:23,332</text:p>
          </table:table-cell>
          <table:table-cell table:style-name="ce9" table:formula="of:=[.AF52]-[.$AF$46]" office:value-type="time" office:time-value="PT00H01M01.308000167S" calcext:value-type="time">
            <text:p>00:01:01</text:p>
          </table:table-cell>
          <table:table-cell table:style-name="ce7" office:value-type="float" office:value="257580" calcext:value-type="float">
            <text:p>257580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2020-04-28 11:08:20,281</text:p>
          </table:table-cell>
          <table:table-cell table:style-name="ce9" table:formula="of:=[.A53]-[.$A$46]" office:value-type="time" office:time-value="PT00H00M35.143999429S" calcext:value-type="time">
            <text:p>00:00:35</text:p>
          </table:table-cell>
          <table:table-cell table:style-name="ce7" office:value-type="float" office:value="5588" calcext:value-type="float">
            <text:p>5588</text:p>
          </table:table-cell>
          <table:table-cell table:number-columns-repeated="3"/>
          <table:table-cell table:style-name="ce11" office:value-type="string" calcext:value-type="string">
            <text:p>2020-04-28 11:28:24,534</text:p>
          </table:table-cell>
          <table:table-cell table:style-name="ce9" table:formula="of:=[.G53]-[.$G$46]" office:value-type="time" office:time-value="PT00H00M35.041999631S" calcext:value-type="time">
            <text:p>00:00:35</text:p>
          </table:table-cell>
          <table:table-cell table:style-name="ce7" office:value-type="float" office:value="5072" calcext:value-type="float">
            <text:p>5072</text:p>
          </table:table-cell>
          <table:table-cell table:number-columns-repeated="3"/>
          <table:table-cell table:style-name="ce11" office:value-type="string" calcext:value-type="string">
            <text:p>2020-04-28 11:39:51,063</text:p>
          </table:table-cell>
          <table:table-cell table:style-name="ce9" table:formula="of:=[.M53]-[.$M$46]" office:value-type="time" office:time-value="PT00H00M35.283999424S" calcext:value-type="time">
            <text:p>00:00:35</text:p>
          </table:table-cell>
          <table:table-cell table:style-name="ce7" office:value-type="float" office:value="4802" calcext:value-type="float">
            <text:p>4802</text:p>
          </table:table-cell>
          <table:table-cell table:number-columns-repeated="4"/>
          <table:table-cell table:style-name="ce11" office:value-type="string" calcext:value-type="string">
            <text:p>2020-04-28 11:09:01,687</text:p>
          </table:table-cell>
          <table:table-cell table:style-name="ce9" table:formula="of:=[.T53]-[.$T$46]" office:value-type="time" office:time-value="PT00H01M10.765999937S" calcext:value-type="time">
            <text:p>00:01:11</text:p>
          </table:table-cell>
          <table:table-cell table:style-name="ce7" office:value-type="float" office:value="60352" calcext:value-type="float">
            <text:p>60352</text:p>
          </table:table-cell>
          <table:table-cell table:number-columns-repeated="3"/>
          <table:table-cell table:style-name="ce11" office:value-type="string" calcext:value-type="string">
            <text:p>2020-04-28 11:29:08,006</text:p>
          </table:table-cell>
          <table:table-cell table:style-name="ce9" table:formula="of:=[.Z53]-[.$Z$46]" office:value-type="time" office:time-value="PT00H01M12.791999811S" calcext:value-type="time">
            <text:p>00:01:13</text:p>
          </table:table-cell>
          <table:table-cell table:style-name="ce7" office:value-type="float" office:value="683370" calcext:value-type="float">
            <text:p>683370</text:p>
          </table:table-cell>
          <table:table-cell table:number-columns-repeated="3"/>
          <table:table-cell table:style-name="ce11" office:value-type="string" calcext:value-type="string">
            <text:p>2020-04-28 11:40:33,381</text:p>
          </table:table-cell>
          <table:table-cell table:style-name="ce9" table:formula="of:=[.AF53]-[.$AF$46]" office:value-type="time" office:time-value="PT00H01M11.357000177S" calcext:value-type="time">
            <text:p>00:01:11</text:p>
          </table:table-cell>
          <table:table-cell table:style-name="ce7" office:value-type="float" office:value="48967" calcext:value-type="float">
            <text:p>48967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2020-04-28 11:08:25,287</text:p>
          </table:table-cell>
          <table:table-cell table:style-name="ce9" table:formula="of:=[.A54]-[.$A$46]" office:value-type="time" office:time-value="PT00H00M40.149999736S" calcext:value-type="time">
            <text:p>00:00:40</text:p>
          </table:table-cell>
          <table:table-cell table:style-name="ce7" office:value-type="float" office:value="5190" calcext:value-type="float">
            <text:p>5190</text:p>
          </table:table-cell>
          <table:table-cell table:number-columns-repeated="3"/>
          <table:table-cell table:style-name="ce11" office:value-type="string" calcext:value-type="string">
            <text:p>2020-04-28 11:28:29,539</text:p>
          </table:table-cell>
          <table:table-cell table:style-name="ce9" table:formula="of:=[.G54]-[.$G$46]" office:value-type="time" office:time-value="PT00H00M40.046999766S" calcext:value-type="time">
            <text:p>00:00:40</text:p>
          </table:table-cell>
          <table:table-cell table:style-name="ce7" office:value-type="float" office:value="4814" calcext:value-type="float">
            <text:p>4814</text:p>
          </table:table-cell>
          <table:table-cell table:number-columns-repeated="3"/>
          <table:table-cell table:style-name="ce11" office:value-type="string" calcext:value-type="string">
            <text:p>2020-04-28 11:39:56,068</text:p>
          </table:table-cell>
          <table:table-cell table:style-name="ce9" table:formula="of:=[.M54]-[.$M$46]" office:value-type="time" office:time-value="PT00H00M40.28899956S" calcext:value-type="time">
            <text:p>00:00:40</text:p>
          </table:table-cell>
          <table:table-cell table:style-name="ce7" office:value-type="float" office:value="4463" calcext:value-type="float">
            <text:p>4463</text:p>
          </table:table-cell>
          <table:table-cell table:number-columns-repeated="4"/>
          <table:table-cell table:style-name="ce11" office:value-type="string" calcext:value-type="string">
            <text:p>2020-04-28 11:09:12,395</text:p>
          </table:table-cell>
          <table:table-cell table:style-name="ce9" table:formula="of:=[.T54]-[.$T$46]" office:value-type="time" office:time-value="PT00H01M21.473999843S" calcext:value-type="time">
            <text:p>00:01:21</text:p>
          </table:table-cell>
          <table:table-cell table:style-name="ce7" office:value-type="float" office:value="677697" calcext:value-type="float">
            <text:p>677697</text:p>
          </table:table-cell>
          <table:table-cell table:number-columns-repeated="3"/>
          <table:table-cell table:style-name="ce11" office:value-type="string" calcext:value-type="string">
            <text:p>2020-04-28 11:29:18,675</text:p>
          </table:table-cell>
          <table:table-cell table:style-name="ce9" table:formula="of:=[.Z54]-[.$Z$46]" office:value-type="time" office:time-value="PT00H01M23.460999979S" calcext:value-type="time">
            <text:p>00:01:23</text:p>
          </table:table-cell>
          <table:table-cell table:style-name="ce7" office:value-type="float" office:value="668733" calcext:value-type="float">
            <text:p>668733</text:p>
          </table:table-cell>
          <table:table-cell table:number-columns-repeated="3"/>
          <table:table-cell table:style-name="ce11" office:value-type="string" calcext:value-type="string">
            <text:p>2020-04-28 11:40:45,891</text:p>
          </table:table-cell>
          <table:table-cell table:style-name="ce9" table:formula="of:=[.AF54]-[.$AF$46]" office:value-type="time" office:time-value="PT00H01M23.86700009S" calcext:value-type="time">
            <text:p>00:01:24</text:p>
          </table:table-cell>
          <table:table-cell table:style-name="ce7" office:value-type="float" office:value="2439751" calcext:value-type="float">
            <text:p>2439751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2020-04-28 11:08:30,293</text:p>
          </table:table-cell>
          <table:table-cell table:style-name="ce9" table:formula="of:=[.A55]-[.$A$46]" office:value-type="time" office:time-value="PT00H00M45.156000042S" calcext:value-type="time">
            <text:p>00:00:45</text:p>
          </table:table-cell>
          <table:table-cell table:style-name="ce7" office:value-type="float" office:value="5212" calcext:value-type="float">
            <text:p>5212</text:p>
          </table:table-cell>
          <table:table-cell table:number-columns-repeated="3"/>
          <table:table-cell table:style-name="ce11" office:value-type="string" calcext:value-type="string">
            <text:p>2020-04-28 11:28:34,544</text:p>
          </table:table-cell>
          <table:table-cell table:style-name="ce9" table:formula="of:=[.G55]-[.$G$46]" office:value-type="time" office:time-value="PT00H00M45.051999902S" calcext:value-type="time">
            <text:p>00:00:45</text:p>
          </table:table-cell>
          <table:table-cell table:style-name="ce7" office:value-type="float" office:value="4814" calcext:value-type="float">
            <text:p>4814</text:p>
          </table:table-cell>
          <table:table-cell table:number-columns-repeated="3"/>
          <table:table-cell table:style-name="ce11" office:value-type="string" calcext:value-type="string">
            <text:p>2020-04-28 11:40:01,072</text:p>
          </table:table-cell>
          <table:table-cell table:style-name="ce9" table:formula="of:=[.M55]-[.$M$46]" office:value-type="time" office:time-value="PT00H00M45.292999526S" calcext:value-type="time">
            <text:p>00:00:45</text:p>
          </table:table-cell>
          <table:table-cell table:style-name="ce7" office:value-type="float" office:value="4464" calcext:value-type="float">
            <text:p>4464</text:p>
          </table:table-cell>
          <table:table-cell table:number-columns-repeated="4"/>
          <table:table-cell table:style-name="ce11" office:value-type="string" calcext:value-type="string">
            <text:p>2020-04-28 11:09:22,761</text:p>
          </table:table-cell>
          <table:table-cell table:style-name="ce9" table:formula="of:=[.T55]-[.$T$46]" office:value-type="time" office:time-value="PT00H01M31.839999869S" calcext:value-type="time">
            <text:p>00:01:32</text:p>
          </table:table-cell>
          <table:table-cell table:style-name="ce7" office:value-type="float" office:value="366192" calcext:value-type="float">
            <text:p>366192</text:p>
          </table:table-cell>
          <table:table-cell table:number-columns-repeated="3"/>
          <table:table-cell table:style-name="ce11" office:value-type="string" calcext:value-type="string">
            <text:p>2020-04-28 11:30:24,867</text:p>
          </table:table-cell>
          <table:table-cell table:style-name="ce9" table:formula="of:=[.Z55]-[.$Z$46]" office:value-type="time" office:time-value="PT00H02M29.652999756S" calcext:value-type="time">
            <text:p>00:02:30</text:p>
          </table:table-cell>
          <table:table-cell table:style-name="ce7" office:value-type="float" office:value="56071542" calcext:value-type="float">
            <text:p>56071542</text:p>
          </table:table-cell>
          <table:table-cell table:number-columns-repeated="3"/>
          <table:table-cell table:style-name="ce11" office:value-type="string" calcext:value-type="string">
            <text:p>2020-04-28 11:40:55,939</text:p>
          </table:table-cell>
          <table:table-cell table:style-name="ce9" table:formula="of:=[.AF55]-[.$AF$46]" office:value-type="time" office:time-value="PT00H01M33.914999929S" calcext:value-type="time">
            <text:p>00:01:34</text:p>
          </table:table-cell>
          <table:table-cell table:style-name="ce7" office:value-type="float" office:value="47733" calcext:value-type="float">
            <text:p>47733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>
            <text:p>2020-04-28 11:08:35,299</text:p>
          </table:table-cell>
          <table:table-cell table:style-name="ce9" table:formula="of:=[.A56]-[.$A$46]" office:value-type="time" office:time-value="PT00H00M50.16199972S" calcext:value-type="time">
            <text:p>00:00:50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3"/>
          <table:table-cell table:style-name="ce11" office:value-type="string" calcext:value-type="string">
            <text:p>2020-04-28 11:28:39,550</text:p>
          </table:table-cell>
          <table:table-cell table:style-name="ce9" table:formula="of:=[.G56]-[.$G$46]" office:value-type="time" office:time-value="PT00H00M50.05799958S" calcext:value-type="time">
            <text:p>00:00:50</text:p>
          </table:table-cell>
          <table:table-cell table:style-name="ce7" office:value-type="float" office:value="5612" calcext:value-type="float">
            <text:p>5612</text:p>
          </table:table-cell>
          <table:table-cell table:number-columns-repeated="3"/>
          <table:table-cell table:style-name="ce11" office:value-type="string" calcext:value-type="string">
            <text:p>2020-04-28 11:40:06,078</text:p>
          </table:table-cell>
          <table:table-cell table:style-name="ce9" table:formula="of:=[.M56]-[.$M$46]" office:value-type="time" office:time-value="PT00H00M50.298999832S" calcext:value-type="time">
            <text:p>00:00:50</text:p>
          </table:table-cell>
          <table:table-cell table:style-name="ce7" office:value-type="float" office:value="5013" calcext:value-type="float">
            <text:p>5013</text:p>
          </table:table-cell>
          <table:table-cell table:number-columns-repeated="4"/>
          <table:table-cell table:style-name="ce11" office:value-type="string" calcext:value-type="string">
            <text:p>2020-04-28 11:09:33,119</text:p>
          </table:table-cell>
          <table:table-cell table:style-name="ce9" table:formula="of:=[.T56]-[.$T$46]" office:value-type="time" office:time-value="PT00H01M42.197999787S" calcext:value-type="time">
            <text:p>00:01:42</text:p>
          </table:table-cell>
          <table:table-cell table:style-name="ce7" office:value-type="float" office:value="356857" calcext:value-type="float">
            <text:p>356857</text:p>
          </table:table-cell>
          <table:table-cell table:number-columns-repeated="31"/>
        </table:table-row>
        <table:table-row table:style-name="ro1">
          <table:table-cell table:style-name="ce11" office:value-type="string" calcext:value-type="string">
            <text:p>2020-04-28 11:08:40,304</text:p>
          </table:table-cell>
          <table:table-cell table:style-name="ce9" table:formula="of:=[.A57]-[.$A$46]" office:value-type="time" office:time-value="PT00H00M55.166999856S" calcext:value-type="time">
            <text:p>00:00:55</text:p>
          </table:table-cell>
          <table:table-cell table:style-name="ce7" office:value-type="float" office:value="4773" calcext:value-type="float">
            <text:p>4773</text:p>
          </table:table-cell>
          <table:table-cell table:number-columns-repeated="3"/>
          <table:table-cell table:style-name="ce11" office:value-type="string" calcext:value-type="string">
            <text:p>2020-04-28 11:28:44,555</text:p>
          </table:table-cell>
          <table:table-cell table:style-name="ce9" table:formula="of:=[.G57]-[.$G$46]" office:value-type="time" office:time-value="PT00H00M55.062999716S" calcext:value-type="time">
            <text:p>00:00:55</text:p>
          </table:table-cell>
          <table:table-cell table:style-name="ce7" office:value-type="float" office:value="4462" calcext:value-type="float">
            <text:p>4462</text:p>
          </table:table-cell>
          <table:table-cell table:number-columns-repeated="3"/>
          <table:table-cell table:style-name="ce11" office:value-type="string" calcext:value-type="string">
            <text:p>2020-04-28 11:40:11,082</text:p>
          </table:table-cell>
          <table:table-cell table:style-name="ce9" table:formula="of:=[.M57]-[.$M$46]" office:value-type="time" office:time-value="PT00H00M55.302999797S" calcext:value-type="time">
            <text:p>00:00:55</text:p>
          </table:table-cell>
          <table:table-cell table:style-name="ce7" office:value-type="float" office:value="4061" calcext:value-type="float">
            <text:p>4061</text:p>
          </table:table-cell>
          <table:table-cell table:number-columns-repeated="4"/>
          <table:table-cell table:style-name="ce11" office:value-type="string" calcext:value-type="string">
            <text:p>2020-04-28 11:09:54,560</text:p>
          </table:table-cell>
          <table:table-cell table:style-name="ce9" table:formula="of:=[.T57]-[.$T$46]" office:value-type="time" office:time-value="PT00H02M03.639000091S" calcext:value-type="time">
            <text:p>00:02:04</text:p>
          </table:table-cell>
          <table:table-cell table:style-name="ce7" office:value-type="float" office:value="11236860" calcext:value-type="float">
            <text:p>11236860</text:p>
          </table:table-cell>
          <table:table-cell table:number-columns-repeated="31"/>
        </table:table-row>
        <table:table-row table:style-name="ro1">
          <table:table-cell table:style-name="ce11" office:value-type="string" calcext:value-type="string">
            <text:p>2020-04-28 11:08:45,310</text:p>
          </table:table-cell>
          <table:table-cell table:style-name="ce9" table:formula="of:=[.A58]-[.$A$46]" office:value-type="time" office:time-value="PT00H01M00.172999534S" calcext:value-type="time">
            <text:p>00:01:00</text:p>
          </table:table-cell>
          <table:table-cell table:style-name="ce7" office:value-type="float" office:value="4614" calcext:value-type="float">
            <text:p>4614</text:p>
          </table:table-cell>
          <table:table-cell table:number-columns-repeated="3"/>
          <table:table-cell table:style-name="ce11" office:value-type="string" calcext:value-type="string">
            <text:p>2020-04-28 11:28:49,733</text:p>
          </table:table-cell>
          <table:table-cell table:style-name="ce9" table:formula="of:=[.G58]-[.$G$46]" office:value-type="time" office:time-value="PT00H01M00.240999819S" calcext:value-type="time">
            <text:p>00:01:00</text:p>
          </table:table-cell>
          <table:table-cell table:style-name="ce7" office:value-type="float" office:value="165608" calcext:value-type="float">
            <text:p>165608</text:p>
          </table:table-cell>
          <table:table-cell table:number-columns-repeated="3"/>
          <table:table-cell table:style-name="ce11" office:value-type="string" calcext:value-type="string">
            <text:p>2020-04-28 11:40:16,087</text:p>
          </table:table-cell>
          <table:table-cell table:style-name="ce9" table:formula="of:=[.M58]-[.$M$46]" office:value-type="time" office:time-value="PT00H01M00.307999933S" calcext:value-type="time">
            <text:p>00:01:00</text:p>
          </table:table-cell>
          <table:table-cell table:style-name="ce7" office:value-type="float" office:value="3908" calcext:value-type="float">
            <text:p>3908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8:50,316</text:p>
          </table:table-cell>
          <table:table-cell table:style-name="ce9" table:formula="of:=[.A59]-[.$A$46]" office:value-type="time" office:time-value="PT00H01M05.17899984S" calcext:value-type="time">
            <text:p>00:01:05</text:p>
          </table:table-cell>
          <table:table-cell table:style-name="ce7" office:value-type="float" office:value="4574" calcext:value-type="float">
            <text:p>4574</text:p>
          </table:table-cell>
          <table:table-cell table:number-columns-repeated="3"/>
          <table:table-cell table:style-name="ce11" office:value-type="string" calcext:value-type="string">
            <text:p>2020-04-28 11:28:54,738</text:p>
          </table:table-cell>
          <table:table-cell table:style-name="ce9" table:formula="of:=[.G59]-[.$G$46]" office:value-type="time" office:time-value="PT00H01M05.245999955S" calcext:value-type="time">
            <text:p>00:01:05</text:p>
          </table:table-cell>
          <table:table-cell table:style-name="ce7" office:value-type="float" office:value="4596" calcext:value-type="float">
            <text:p>4596</text:p>
          </table:table-cell>
          <table:table-cell table:number-columns-repeated="3"/>
          <table:table-cell table:style-name="ce11" office:value-type="string" calcext:value-type="string">
            <text:p>2020-04-28 11:40:21,091</text:p>
          </table:table-cell>
          <table:table-cell table:style-name="ce9" table:formula="of:=[.M59]-[.$M$46]" office:value-type="time" office:time-value="PT00H01M05.311999898S" calcext:value-type="time">
            <text:p>00:01:05</text:p>
          </table:table-cell>
          <table:table-cell table:style-name="ce7" office:value-type="float" office:value="3959" calcext:value-type="float">
            <text:p>3959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8:55,321</text:p>
          </table:table-cell>
          <table:table-cell table:style-name="ce9" table:formula="of:=[.A60]-[.$A$46]" office:value-type="time" office:time-value="PT00H01M10.183999976S" calcext:value-type="time">
            <text:p>00:01:10</text:p>
          </table:table-cell>
          <table:table-cell table:style-name="ce7" office:value-type="float" office:value="4583" calcext:value-type="float">
            <text:p>4583</text:p>
          </table:table-cell>
          <table:table-cell table:number-columns-repeated="3"/>
          <table:table-cell table:style-name="ce11" office:value-type="string" calcext:value-type="string">
            <text:p>2020-04-28 11:28:59,743</text:p>
          </table:table-cell>
          <table:table-cell table:style-name="ce9" table:formula="of:=[.G60]-[.$G$46]" office:value-type="time" office:time-value="PT00H01M10.250999462S" calcext:value-type="time">
            <text:p>00:01:10</text:p>
          </table:table-cell>
          <table:table-cell table:style-name="ce7" office:value-type="float" office:value="4509" calcext:value-type="float">
            <text:p>4509</text:p>
          </table:table-cell>
          <table:table-cell table:number-columns-repeated="3"/>
          <table:table-cell table:style-name="ce11" office:value-type="string" calcext:value-type="string">
            <text:p>2020-04-28 11:40:26,096</text:p>
          </table:table-cell>
          <table:table-cell table:style-name="ce9" table:formula="of:=[.M60]-[.$M$46]" office:value-type="time" office:time-value="PT00H01M10.317000034S" calcext:value-type="time">
            <text:p>00:01:10</text:p>
          </table:table-cell>
          <table:table-cell table:style-name="ce7" office:value-type="float" office:value="3935" calcext:value-type="float">
            <text:p>3935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9:00,326</text:p>
          </table:table-cell>
          <table:table-cell table:style-name="ce9" table:formula="of:=[.A61]-[.$A$46]" office:value-type="time" office:time-value="PT00H01M15.188999483S" calcext:value-type="time">
            <text:p>00:01:15</text:p>
          </table:table-cell>
          <table:table-cell table:style-name="ce7" office:value-type="float" office:value="4613" calcext:value-type="float">
            <text:p>4613</text:p>
          </table:table-cell>
          <table:table-cell table:number-columns-repeated="3"/>
          <table:table-cell table:style-name="ce11" office:value-type="string" calcext:value-type="string">
            <text:p>2020-04-28 11:29:04,748</text:p>
          </table:table-cell>
          <table:table-cell table:style-name="ce9" table:formula="of:=[.G61]-[.$G$46]" office:value-type="time" office:time-value="PT00H01M15.255999598S" calcext:value-type="time">
            <text:p>00:01:15</text:p>
          </table:table-cell>
          <table:table-cell table:style-name="ce7" office:value-type="float" office:value="4693" calcext:value-type="float">
            <text:p>4693</text:p>
          </table:table-cell>
          <table:table-cell table:number-columns-repeated="3"/>
          <table:table-cell table:style-name="ce11" office:value-type="string" calcext:value-type="string">
            <text:p>2020-04-28 11:40:31,100</text:p>
          </table:table-cell>
          <table:table-cell table:style-name="ce9" table:formula="of:=[.M61]-[.$M$46]" office:value-type="time" office:time-value="PT00H01M15.321S" calcext:value-type="time">
            <text:p>00:01:15</text:p>
          </table:table-cell>
          <table:table-cell table:style-name="ce7" office:value-type="float" office:value="3954" calcext:value-type="float">
            <text:p>3954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9:05,331</text:p>
          </table:table-cell>
          <table:table-cell table:style-name="ce9" table:formula="of:=[.A62]-[.$A$46]" office:value-type="time" office:time-value="PT00H01M20.193999619S" calcext:value-type="time">
            <text:p>00:01:20</text:p>
          </table:table-cell>
          <table:table-cell table:style-name="ce7" office:value-type="float" office:value="4565" calcext:value-type="float">
            <text:p>4565</text:p>
          </table:table-cell>
          <table:table-cell table:number-columns-repeated="3"/>
          <table:table-cell table:style-name="ce11" office:value-type="string" calcext:value-type="string">
            <text:p>2020-04-28 11:29:09,752</text:p>
          </table:table-cell>
          <table:table-cell table:style-name="ce9" table:formula="of:=[.G62]-[.$G$46]" office:value-type="time" office:time-value="PT00H01M20.259999563S" calcext:value-type="time">
            <text:p>00:01:20</text:p>
          </table:table-cell>
          <table:table-cell table:style-name="ce7" office:value-type="float" office:value="4056" calcext:value-type="float">
            <text:p>4056</text:p>
          </table:table-cell>
          <table:table-cell table:number-columns-repeated="3"/>
          <table:table-cell table:style-name="ce11" office:value-type="string" calcext:value-type="string">
            <text:p>2020-04-28 11:40:36,104</text:p>
          </table:table-cell>
          <table:table-cell table:style-name="ce9" table:formula="of:=[.M62]-[.$M$46]" office:value-type="time" office:time-value="PT00H01M20.324999965S" calcext:value-type="time">
            <text:p>00:01:20</text:p>
          </table:table-cell>
          <table:table-cell table:style-name="ce7" office:value-type="float" office:value="3894" calcext:value-type="float">
            <text:p>3894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9:10,336</text:p>
          </table:table-cell>
          <table:table-cell table:style-name="ce9" table:formula="of:=[.A63]-[.$A$46]" office:value-type="time" office:time-value="PT00H01M25.198999755S" calcext:value-type="time">
            <text:p>00:01:25</text:p>
          </table:table-cell>
          <table:table-cell table:style-name="ce7" office:value-type="float" office:value="4535" calcext:value-type="float">
            <text:p>4535</text:p>
          </table:table-cell>
          <table:table-cell table:number-columns-repeated="3"/>
          <table:table-cell table:style-name="ce11" office:value-type="string" calcext:value-type="string">
            <text:p>2020-04-28 11:29:14,757</text:p>
          </table:table-cell>
          <table:table-cell table:style-name="ce9" table:formula="of:=[.G63]-[.$G$46]" office:value-type="time" office:time-value="PT00H01M25.264999699S" calcext:value-type="time">
            <text:p>00:01:25</text:p>
          </table:table-cell>
          <table:table-cell table:style-name="ce7" office:value-type="float" office:value="4560" calcext:value-type="float">
            <text:p>4560</text:p>
          </table:table-cell>
          <table:table-cell table:number-columns-repeated="3"/>
          <table:table-cell table:style-name="ce11" office:value-type="string" calcext:value-type="string">
            <text:p>2020-04-28 11:40:41,109</text:p>
          </table:table-cell>
          <table:table-cell table:style-name="ce9" table:formula="of:=[.M63]-[.$M$46]" office:value-type="time" office:time-value="PT00H01M25.329999472S" calcext:value-type="time">
            <text:p>00:01:25</text:p>
          </table:table-cell>
          <table:table-cell table:style-name="ce7" office:value-type="float" office:value="3945" calcext:value-type="float">
            <text:p>3945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9:15,342</text:p>
          </table:table-cell>
          <table:table-cell table:style-name="ce9" table:formula="of:=[.A64]-[.$A$46]" office:value-type="time" office:time-value="PT00H01M30.204999433S" calcext:value-type="time">
            <text:p>00:01:30</text:p>
          </table:table-cell>
          <table:table-cell table:style-name="ce7" office:value-type="float" office:value="4562" calcext:value-type="float">
            <text:p>4562</text:p>
          </table:table-cell>
          <table:table-cell table:number-columns-repeated="3"/>
          <table:table-cell table:style-name="ce11" office:value-type="string" calcext:value-type="string">
            <text:p>2020-04-28 11:29:19,762</text:p>
          </table:table-cell>
          <table:table-cell table:style-name="ce9" table:formula="of:=[.G64]-[.$G$46]" office:value-type="time" office:time-value="PT00H01M30.269999835S" calcext:value-type="time">
            <text:p>00:01:30</text:p>
          </table:table-cell>
          <table:table-cell table:style-name="ce7" office:value-type="float" office:value="4486" calcext:value-type="float">
            <text:p>4486</text:p>
          </table:table-cell>
          <table:table-cell table:number-columns-repeated="3"/>
          <table:table-cell table:style-name="ce11" office:value-type="string" calcext:value-type="string">
            <text:p>2020-04-28 11:40:46,458</text:p>
          </table:table-cell>
          <table:table-cell table:style-name="ce9" table:formula="of:=[.M64]-[.$M$46]" office:value-type="time" office:time-value="PT00H01M30.678999829S" calcext:value-type="time">
            <text:p>00:01:31</text:p>
          </table:table-cell>
          <table:table-cell table:style-name="ce7" office:value-type="float" office:value="184896" calcext:value-type="float">
            <text:p>184896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9:20,347</text:p>
          </table:table-cell>
          <table:table-cell table:style-name="ce9" table:formula="of:=[.A65]-[.$A$46]" office:value-type="time" office:time-value="PT00H01M35.209999569S" calcext:value-type="time">
            <text:p>00:01:35</text:p>
          </table:table-cell>
          <table:table-cell table:style-name="ce7" office:value-type="float" office:value="4726" calcext:value-type="float">
            <text:p>4726</text:p>
          </table:table-cell>
          <table:table-cell table:number-columns-repeated="3"/>
          <table:table-cell table:style-name="ce11" office:value-type="string" calcext:value-type="string">
            <text:p>2020-04-28 11:29:25,174</text:p>
          </table:table-cell>
          <table:table-cell table:style-name="ce9" table:formula="of:=[.G65]-[.$G$46]" office:value-type="time" office:time-value="PT00H01M35.681999624S" calcext:value-type="time">
            <text:p>00:01:36</text:p>
          </table:table-cell>
          <table:table-cell table:style-name="ce7" office:value-type="float" office:value="400705" calcext:value-type="float">
            <text:p>400705</text:p>
          </table:table-cell>
          <table:table-cell table:number-columns-repeated="3"/>
          <table:table-cell table:style-name="ce11" office:value-type="string" calcext:value-type="string">
            <text:p>2020-04-28 11:40:52,085</text:p>
          </table:table-cell>
          <table:table-cell table:style-name="ce9" table:formula="of:=[.M65]-[.$M$46]" office:value-type="time" office:time-value="PT00H01M36.305999835S" calcext:value-type="time">
            <text:p>00:01:36</text:p>
          </table:table-cell>
          <table:table-cell table:style-name="ce7" office:value-type="float" office:value="613060" calcext:value-type="float">
            <text:p>613060</text:p>
          </table:table-cell>
          <table:table-cell table:number-columns-repeated="38"/>
        </table:table-row>
        <table:table-row table:style-name="ro1">
          <table:table-cell table:style-name="ce11" office:value-type="string" calcext:value-type="string">
            <text:p>2020-04-28 11:09:25,352</text:p>
          </table:table-cell>
          <table:table-cell table:style-name="ce9" table:formula="of:=[.A66]-[.$A$46]" office:value-type="time" office:time-value="PT00H01M40.214999705S" calcext:value-type="time">
            <text:p>00:01:40</text:p>
          </table:table-cell>
          <table:table-cell table:style-name="ce7" office:value-type="float" office:value="4047" calcext:value-type="float">
            <text:p>4047</text:p>
          </table:table-cell>
          <table:table-cell table:number-columns-repeated="3"/>
          <table:table-cell table:style-name="ce11" office:value-type="string" calcext:value-type="string">
            <text:p>2020-04-28 11:29:35,249</text:p>
          </table:table-cell>
          <table:table-cell table:style-name="ce9" table:formula="of:=[.G66]-[.$G$46]" office:value-type="time" office:time-value="PT00H01M45.756999669S" calcext:value-type="time">
            <text:p>00:01:46</text:p>
          </table:table-cell>
          <table:table-cell table:style-name="ce7" office:value-type="float" office:value="4843773" calcext:value-type="float">
            <text:p>4843773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2020-04-28 11:09:30,356</text:p>
          </table:table-cell>
          <table:table-cell table:style-name="ce9" table:formula="of:=[.A67]-[.$A$46]" office:value-type="time" office:time-value="PT00H01M45.21899967S" calcext:value-type="time">
            <text:p>00:01:45</text:p>
          </table:table-cell>
          <table:table-cell table:style-name="ce7" office:value-type="float" office:value="4507" calcext:value-type="float">
            <text:p>4507</text:p>
          </table:table-cell>
          <table:table-cell table:number-columns-repeated="3"/>
          <table:table-cell table:style-name="ce11" office:value-type="string" calcext:value-type="string">
            <text:p>2020-04-28 11:29:43,947</text:p>
          </table:table-cell>
          <table:table-cell table:style-name="ce9" table:formula="of:=[.G67]-[.$G$46]" office:value-type="time" office:time-value="PT00H01M54.454999915S" calcext:value-type="time">
            <text:p>00:01:54</text:p>
          </table:table-cell>
          <table:table-cell table:style-name="ce7" office:value-type="float" office:value="3241089" calcext:value-type="float">
            <text:p>3241089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2020-04-28 11:09:35,360</text:p>
          </table:table-cell>
          <table:table-cell table:style-name="ce9" table:formula="of:=[.A68]-[.$A$46]" office:value-type="time" office:time-value="PT00H01M50.222999635S" calcext:value-type="time">
            <text:p>00:01:50</text:p>
          </table:table-cell>
          <table:table-cell table:style-name="ce7" office:value-type="float" office:value="3105" calcext:value-type="float">
            <text:p>3105</text:p>
          </table:table-cell>
          <table:table-cell table:number-columns-repeated="3"/>
          <table:table-cell table:style-name="ce11" office:value-type="string" calcext:value-type="string">
            <text:p>2020-04-28 11:30:02,112</text:p>
          </table:table-cell>
          <table:table-cell table:style-name="ce9" table:formula="of:=[.G68]-[.$G$46]" office:value-type="time" office:time-value="PT00H02M12.619999582S" calcext:value-type="time">
            <text:p>00:02:13</text:p>
          </table:table-cell>
          <table:table-cell table:style-name="ce7" office:value-type="float" office:value="12408969" calcext:value-type="float">
            <text:p>12408969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2020-04-28 11:09:40,365</text:p>
          </table:table-cell>
          <table:table-cell table:style-name="ce9" table:formula="of:=[.A69]-[.$A$46]" office:value-type="time" office:time-value="PT00H01M55.227999771S" calcext:value-type="time">
            <text:p>00:01:55</text:p>
          </table:table-cell>
          <table:table-cell table:style-name="ce7" office:value-type="float" office:value="4755" calcext:value-type="float">
            <text:p>4755</text:p>
          </table:table-cell>
          <table:table-cell table:number-columns-repeated="3"/>
          <table:table-cell table:style-name="ce11" office:value-type="string" calcext:value-type="string">
            <text:p>2020-04-28 11:30:10,137</text:p>
          </table:table-cell>
          <table:table-cell table:style-name="ce9" table:formula="of:=[.G69]-[.$G$46]" office:value-type="time" office:time-value="PT00H02M20.644999431S" calcext:value-type="time">
            <text:p>00:02:21</text:p>
          </table:table-cell>
          <table:table-cell table:style-name="ce7" office:value-type="float" office:value="2553479" calcext:value-type="float">
            <text:p>2553479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2020-04-28 11:09:48,386</text:p>
          </table:table-cell>
          <table:table-cell table:style-name="ce9" table:formula="of:=[.A70]-[.$A$46]" office:value-type="time" office:time-value="PT00H02M03.248999566S" calcext:value-type="time">
            <text:p>00:02:03</text:p>
          </table:table-cell>
          <table:table-cell table:style-name="ce7" office:value-type="float" office:value="2881351" calcext:value-type="float">
            <text:p>2881351</text:p>
          </table:table-cell>
          <table:table-cell table:number-columns-repeated="3"/>
          <table:table-cell table:style-name="ce11" office:value-type="string" calcext:value-type="string">
            <text:p>2020-04-28 11:30:16,607</text:p>
          </table:table-cell>
          <table:table-cell table:style-name="ce9" table:formula="of:=[.G70]-[.$G$46]" office:value-type="time" office:time-value="PT00H02M27.114999918S" calcext:value-type="time">
            <text:p>00:02:27</text:p>
          </table:table-cell>
          <table:table-cell table:style-name="ce7" office:value-type="float" office:value="1196229" calcext:value-type="float">
            <text:p>1196229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2020-04-28 11:09:54,529</text:p>
          </table:table-cell>
          <table:table-cell table:style-name="ce9" table:formula="of:=[.A71]-[.$A$46]" office:value-type="time" office:time-value="PT00H02M09.391999589S" calcext:value-type="time">
            <text:p>00:02:09</text:p>
          </table:table-cell>
          <table:table-cell table:style-name="ce7" office:value-type="float" office:value="369088" calcext:value-type="float">
            <text:p>369088</text:p>
          </table:table-cell>
          <table:table-cell table:number-columns-repeated="3"/>
          <table:table-cell table:style-name="ce11" office:value-type="string" calcext:value-type="string">
            <text:p>2020-04-28 11:30:24,868</text:p>
          </table:table-cell>
          <table:table-cell table:style-name="ce9" table:formula="of:=[.G71]-[.$G$46]" office:value-type="time" office:time-value="PT00H02M35.375999794S" calcext:value-type="time">
            <text:p>00:02:35</text:p>
          </table:table-cell>
          <table:table-cell table:style-name="ce7" office:value-type="float" office:value="3205204" calcext:value-type="float">
            <text:p>3205204</text:p>
          </table:table-cell>
          <table:table-cell table:number-columns-repeated="44"/>
        </table:table-row>
        <table:table-row table:style-name="ro1">
          <table:table-cell table:number-columns-repeated="6"/>
          <table:table-cell table:style-name="ce11" office:value-type="string" calcext:value-type="string">
            <text:p>2020-04-28 11:30:33,879</text:p>
          </table:table-cell>
          <table:table-cell table:style-name="ce9" table:formula="of:=[.G72]-[.$G$46]" office:value-type="time" office:time-value="PT00H02M44.387000003S" calcext:value-type="time">
            <text:p>00:02:44</text:p>
          </table:table-cell>
          <table:table-cell table:style-name="ce7" office:value-type="float" office:value="3849717" calcext:value-type="float">
            <text:p>3849717</text:p>
          </table:table-cell>
          <table:table-cell table:number-columns-repeated="44"/>
        </table:table-row>
        <table:table-row table:style-name="ro1">
          <table:table-cell table:number-columns-repeated="6"/>
          <table:table-cell table:style-name="ce11" office:value-type="string" calcext:value-type="string">
            <text:p>2020-04-28 11:30:52,606</text:p>
          </table:table-cell>
          <table:table-cell table:style-name="ce9" table:formula="of:=[.G73]-[.$G$46]" office:value-type="time" office:time-value="PT00H03M03.113999991S" calcext:value-type="time">
            <text:p>00:03:03</text:p>
          </table:table-cell>
          <table:table-cell table:style-name="ce7" office:value-type="float" office:value="13465349" calcext:value-type="float">
            <text:p>13465349</text:p>
          </table:table-cell>
          <table:table-cell table:number-columns-repeated="44"/>
        </table:table-row>
        <table:table-row table:style-name="ro1">
          <table:table-cell table:number-columns-repeated="6"/>
          <table:table-cell table:style-name="ce11" office:value-type="string" calcext:value-type="string">
            <text:p>2020-04-28 11:31:27,137</text:p>
          </table:table-cell>
          <table:table-cell table:style-name="ce9" table:formula="of:=[.G74]-[.$G$46]" office:value-type="time" office:time-value="PT00H03M37.644999828S" calcext:value-type="time">
            <text:p>00:03:38</text:p>
          </table:table-cell>
          <table:table-cell table:style-name="ce7" office:value-type="float" office:value="29361407" calcext:value-type="float">
            <text:p>29361407</text:p>
          </table:table-cell>
          <table:table-cell table:number-columns-repeated="44"/>
        </table:table-row>
        <table:table-row table:style-name="ro1">
          <table:table-cell table:number-columns-repeated="6"/>
          <table:table-cell table:style-name="ce11" office:value-type="string" calcext:value-type="string">
            <text:p>2020-04-28 11:31:43,350</text:p>
          </table:table-cell>
          <table:table-cell table:style-name="ce9" table:formula="of:=[.G75]-[.$G$46]" office:value-type="time" office:time-value="PT00H03M53.857999672S" calcext:value-type="time">
            <text:p>00:03:54</text:p>
          </table:table-cell>
          <table:table-cell table:style-name="ce7" office:value-type="float" office:value="11115428" calcext:value-type="float">
            <text:p>11115428</text:p>
          </table:table-cell>
          <table:table-cell table:number-columns-repeated="44"/>
        </table:table-row>
        <table:table-row table:style-name="ro1">
          <table:table-cell table:number-columns-repeated="6"/>
          <table:table-cell table:style-name="ce11" office:value-type="string" calcext:value-type="string">
            <text:p>2020-04-28 11:32:11,010</text:p>
          </table:table-cell>
          <table:table-cell table:style-name="ce9" table:formula="of:=[.G76]-[.$G$46]" office:value-type="time" office:time-value="PT00H04M21.517999764S" calcext:value-type="time">
            <text:p>00:04:22</text:p>
          </table:table-cell>
          <table:table-cell table:style-name="ce7" office:value-type="float" office:value="21238786" calcext:value-type="float">
            <text:p>21238786</text:p>
          </table:table-cell>
          <table:table-cell table:number-columns-repeated="44"/>
        </table:table-row>
        <table:table-row table:style-name="ro1">
          <table:table-cell table:number-columns-repeated="6"/>
          <table:table-cell table:style-name="ce11" office:value-type="string" calcext:value-type="string">
            <text:p>2020-04-28 11:32:47,484</text:p>
          </table:table-cell>
          <table:table-cell table:style-name="ce9" table:formula="of:=[.G77]-[.$G$46]" office:value-type="time" office:time-value="PT00H04M57.991999774S" calcext:value-type="time">
            <text:p>00:04:58</text:p>
          </table:table-cell>
          <table:table-cell table:style-name="ce7" office:value-type="float" office:value="30869504" calcext:value-type="float">
            <text:p>30869504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2:16:02.8716301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2:15:42.819485904</meta:creation-date>
    <dc:date>2020-05-13T12:52:47.578097029</dc:date>
    <meta:editing-duration>PT3H48M36S</meta:editing-duration>
    <meta:editing-cycles>39</meta:editing-cycles>
    <meta:generator>LibreOffice/6.0.7.3$Linux_X86_64 LibreOffice_project/00m0$Build-3</meta:generator>
    <meta:document-statistic meta:table-count="2" meta:cell-count="143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095cm" svg:height="17.587cm" xlink:href=".." xlink:type="simple" chart:class="chart:scatter" chart:style-name="ch1">
        <chart:title svg:x="17.26cm" svg:y="0.487cm" chart:style-name="ch2">
          <text:p>cacheQuery</text:p>
        </chart:title>
        <chart:legend chart:legend-position="end" svg:x="34.435cm" svg:y="7.996cm" style:legend-expansion="high" chart:style-name="ch3"/>
        <chart:plot-area chart:style-name="ch4" table:cell-range-address="'small heap'.C46:'small heap'.C71 'small heap'.B46:'small heap'.B71 'small heap'.A44:'small heap'.A44 'small heap'.G44:'small heap'.G44 'small heap'.I46:'small heap'.I77 'small heap'.M44:'small heap'.M44 'small heap'.O46:'small heap'.O65" chart:data-source-has-labels="both" svg:x="1.752cm" svg:y="1.617cm" svg:width="31.942cm" svg:height="14.638cm">
          <chartooo:coordinate-region svg:x="3.114cm" svg:y="1.816cm" svg:width="29.361cm" svg:height="13.792cm"/>
          <chart:axis chart:dimension="x" chart:name="primary-x" chart:style-name="ch5" chartooo:axis-type="auto">
            <chart:title svg:x="14.663cm" svg:y="16.606cm" chart:style-name="ch6">
              <text:p>Время с начала выполнения программы</text:p>
            </chart:title>
            <chart:categories table:cell-range-address="'small heap'.C46:'small heap'.C60"/>
          </chart:axis>
          <chart:axis chart:dimension="y" chart:name="primary-y" chart:style-name="ch7">
            <chart:title svg:x="0.451cm" svg:y="11.229cm" chart:style-name="ch8">
              <text:p>Время исполнения метода, µs</text:p>
            </chart:title>
            <chart:grid chart:style-name="ch9" chart:class="major"/>
          </chart:axis>
          <chart:series chart:style-name="ch10" chart:values-cell-range-address="'small heap'.C46:'small heap'.C71" chart:label-cell-address="'small heap'.A44:'small heap'.A44" chart:class="chart:scatter">
            <chart:domain table:cell-range-address="'small heap'.B46:'small heap'.B71"/>
            <chart:data-point chart:repeated="26"/>
          </chart:series>
          <chart:series chart:style-name="ch11" chart:values-cell-range-address="'small heap'.I46:'small heap'.I77" chart:label-cell-address="'small heap'.G44:'small heap'.G44" chart:class="chart:scatter">
            <chart:domain table:cell-range-address="'small heap'.H46:'small heap'.H77"/>
            <chart:data-point chart:repeated="32"/>
          </chart:series>
          <chart:series chart:style-name="ch12" chart:values-cell-range-address="'small heap'.O46:'small heap'.O65" chart:label-cell-address="'small heap'.M44:'small heap'.M44" chart:class="chart:scatter">
            <chart:domain table:cell-range-address="'small heap'.N46:'small heap'.N65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G1</text:p>
                <draw:g>
                  <svg:desc>'small heap'.A44:'small heap'.A44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Shenandoah</text:p>
                <draw:g>
                  <svg:desc>'small heap'.G44:'small heap'.G44</svg:desc>
                </draw:g>
              </table:table-cell>
              <table:table-cell office:value-type="string">
                <text:p>Столбец N</text:p>
              </table:table-cell>
              <table:table-cell office:value-type="string">
                <text:p>Parallel</text:p>
                <draw:g>
                  <svg:desc>'small heap'.M44:'small heap'.M44</svg:desc>
                </draw:g>
              </table:table-cell>
            </table:table-row>
          </table:table-header-rows>
          <table:table-rows>
            <table:table-row>
              <table:table-cell office:value-type="float" office:value="8235">
                <text:p>8235</text:p>
                <draw:g>
                  <svg:desc>'small heap'.C46:'small heap'.C60</svg:desc>
                </draw:g>
              </table:table-cell>
              <table:table-cell office:value-type="float" office:value="0">
                <text:p>0</text:p>
                <draw:g>
                  <svg:desc>'small heap'.B46:'small heap'.B71</svg:desc>
                </draw:g>
              </table:table-cell>
              <table:table-cell office:value-type="float" office:value="8235">
                <text:p>8235</text:p>
                <draw:g>
                  <svg:desc>'small heap'.C46:'small heap'.C71</svg:desc>
                </draw:g>
              </table:table-cell>
              <table:table-cell office:value-type="float" office:value="0">
                <text:p>0</text:p>
                <draw:g>
                  <svg:desc>'small heap'.H46:'small heap'.H77</svg:desc>
                </draw:g>
              </table:table-cell>
              <table:table-cell office:value-type="float" office:value="5575">
                <text:p>5575</text:p>
                <draw:g>
                  <svg:desc>'small heap'.I46:'small heap'.I77</svg:desc>
                </draw:g>
              </table:table-cell>
              <table:table-cell office:value-type="float" office:value="0">
                <text:p>0</text:p>
                <draw:g>
                  <svg:desc>'small heap'.N46:'small heap'.N65</svg:desc>
                </draw:g>
              </table:table-cell>
              <table:table-cell office:value-type="float" office:value="5267">
                <text:p>5267</text:p>
                <draw:g>
                  <svg:desc>'small heap'.O46:'small heap'.O65</svg:desc>
                </draw:g>
              </table:table-cell>
            </table:table-row>
            <table:table-row>
              <table:table-cell office:value-type="float" office:value="8874">
                <text:p>8874</text:p>
              </table:table-cell>
              <table:table-cell office:value-type="float" office:value="0.0000579745319555514">
                <text:p>0.0000579745319555514</text:p>
              </table:table-cell>
              <table:table-cell office:value-type="float" office:value="8874">
                <text:p>8874</text:p>
              </table:table-cell>
              <table:table-cell office:value-type="float" office:value="0.0000579398110858165">
                <text:p>0.0000579398110858165</text:p>
              </table:table-cell>
              <table:table-cell office:value-type="float" office:value="5303">
                <text:p>5303</text:p>
              </table:table-cell>
              <table:table-cell office:value-type="float" office:value="0.0000579398110858165">
                <text:p>0.0000579398110858165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float" office:value="4143">
                <text:p>4143</text:p>
              </table:table-cell>
              <table:table-cell office:value-type="float" office:value="0.000115902774268761">
                <text:p>0.000115902774268761</text:p>
              </table:table-cell>
              <table:table-cell office:value-type="float" office:value="4143">
                <text:p>4143</text:p>
              </table:table-cell>
              <table:table-cell office:value-type="float" office:value="0.000115879629447591">
                <text:p>0.000115879629447591</text:p>
              </table:table-cell>
              <table:table-cell office:value-type="float" office:value="5250">
                <text:p>5250</text:p>
              </table:table-cell>
              <table:table-cell office:value-type="float" office:value="0.000115868053399026">
                <text:p>0.000115868053399026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float" office:value="5898">
                <text:p>5898</text:p>
              </table:table-cell>
              <table:table-cell office:value-type="float" office:value="0.000174791661265772">
                <text:p>0.000174791661265772</text:p>
              </table:table-cell>
              <table:table-cell office:value-type="float" office:value="5898">
                <text:p>5898</text:p>
              </table:table-cell>
              <table:table-cell office:value-type="float" office:value="0.000173819440533407">
                <text:p>0.000173819440533407</text:p>
              </table:table-cell>
              <table:table-cell office:value-type="float" office:value="5271">
                <text:p>5271</text:p>
              </table:table-cell>
              <table:table-cell office:value-type="float" office:value="0.000173796295712236">
                <text:p>0.000173796295712236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5706">
                <text:p>5706</text:p>
              </table:table-cell>
              <table:table-cell office:value-type="float" office:value="0.000232731479627546">
                <text:p>0.000232731479627546</text:p>
              </table:table-cell>
              <table:table-cell office:value-type="float" office:value="5706">
                <text:p>5706</text:p>
              </table:table-cell>
              <table:table-cell office:value-type="float" office:value="0.000231747682846617">
                <text:p>0.000231747682846617</text:p>
              </table:table-cell>
              <table:table-cell office:value-type="float" office:value="5223">
                <text:p>5223</text:p>
              </table:table-cell>
              <table:table-cell office:value-type="float" office:value="0.000231736106798053">
                <text:p>0.000231736106798053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23411">
                <text:p>23411</text:p>
              </table:table-cell>
              <table:table-cell office:value-type="float" office:value="0.000290879623207729">
                <text:p>0.000290879623207729</text:p>
              </table:table-cell>
              <table:table-cell office:value-type="float" office:value="23411">
                <text:p>23411</text:p>
              </table:table-cell>
              <table:table-cell office:value-type="float" office:value="0.000289675925159827">
                <text:p>0.000289675925159827</text:p>
              </table:table-cell>
              <table:table-cell office:value-type="float" office:value="3937">
                <text:p>3937</text:p>
              </table:table-cell>
              <table:table-cell office:value-type="float" office:value="0.000291932869004086">
                <text:p>0.000291932869004086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0.000348819441569503">
                <text:p>0.000348819441569503</text:p>
              </table:table-cell>
              <table:table-cell office:value-type="float" office:value="5780">
                <text:p>5780</text:p>
              </table:table-cell>
              <table:table-cell office:value-type="float" office:value="0.000347638888342772">
                <text:p>0.000347638888342772</text:p>
              </table:table-cell>
              <table:table-cell office:value-type="float" office:value="5318">
                <text:p>5318</text:p>
              </table:table-cell>
              <table:table-cell office:value-type="float" office:value="0.000349872680089902">
                <text:p>0.000349872680089902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5588">
                <text:p>5588</text:p>
              </table:table-cell>
              <table:table-cell office:value-type="float" office:value="0.00040675925265532">
                <text:p>0.00040675925265532</text:p>
              </table:table-cell>
              <table:table-cell office:value-type="float" office:value="5588">
                <text:p>5588</text:p>
              </table:table-cell>
              <table:table-cell office:value-type="float" office:value="0.000405578699428588">
                <text:p>0.000405578699428588</text:p>
              </table:table-cell>
              <table:table-cell office:value-type="float" office:value="5072">
                <text:p>5072</text:p>
              </table:table-cell>
              <table:table-cell office:value-type="float" office:value="0.000408379622967914">
                <text:p>0.000408379622967914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5190">
                <text:p>5190</text:p>
              </table:table-cell>
              <table:table-cell office:value-type="float" office:value="0.000464699071017094">
                <text:p>0.000464699071017094</text:p>
              </table:table-cell>
              <table:table-cell office:value-type="float" office:value="5190">
                <text:p>5190</text:p>
              </table:table-cell>
              <table:table-cell office:value-type="float" office:value="0.000463506941741798">
                <text:p>0.000463506941741798</text:p>
              </table:table-cell>
              <table:table-cell office:value-type="float" office:value="4814">
                <text:p>4814</text:p>
              </table:table-cell>
              <table:table-cell office:value-type="float" office:value="0.000466307865281124">
                <text:p>0.000466307865281124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float" office:value="5212">
                <text:p>5212</text:p>
              </table:table-cell>
              <table:table-cell office:value-type="float" office:value="0.000522638889378868">
                <text:p>0.000522638889378868</text:p>
              </table:table-cell>
              <table:table-cell office:value-type="float" office:value="5212">
                <text:p>5212</text:p>
              </table:table-cell>
              <table:table-cell office:value-type="float" office:value="0.000521435184055008">
                <text:p>0.000521435184055008</text:p>
              </table:table-cell>
              <table:table-cell office:value-type="float" office:value="4814">
                <text:p>4814</text:p>
              </table:table-cell>
              <table:table-cell office:value-type="float" office:value="0.000524224531545769">
                <text:p>0.000524224531545769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00580578700464685">
                <text:p>0.000580578700464685</text:p>
              </table:table-cell>
              <table:table-cell office:value-type="float" office:value="5400">
                <text:p>5400</text:p>
              </table:table-cell>
              <table:table-cell office:value-type="float" office:value="0.000579374995140824">
                <text:p>0.000579374995140824</text:p>
              </table:table-cell>
              <table:table-cell office:value-type="float" office:value="5612">
                <text:p>5612</text:p>
              </table:table-cell>
              <table:table-cell office:value-type="float" office:value="0.000582164349907544">
                <text:p>0.000582164349907544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float" office:value="4773">
                <text:p>4773</text:p>
              </table:table-cell>
              <table:table-cell office:value-type="float" office:value="0.000638506942777894">
                <text:p>0.000638506942777894</text:p>
              </table:table-cell>
              <table:table-cell office:value-type="float" office:value="4773">
                <text:p>4773</text:p>
              </table:table-cell>
              <table:table-cell office:value-type="float" office:value="0.000637303237454034">
                <text:p>0.000637303237454034</text:p>
              </table:table-cell>
              <table:table-cell office:value-type="float" office:value="4462">
                <text:p>4462</text:p>
              </table:table-cell>
              <table:table-cell office:value-type="float" office:value="0.000640081016172189">
                <text:p>0.000640081016172189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float" office:value="4614">
                <text:p>4614</text:p>
              </table:table-cell>
              <table:table-cell office:value-type="float" office:value="0.000696446753863711">
                <text:p>0.000696446753863711</text:p>
              </table:table-cell>
              <table:table-cell office:value-type="float" office:value="4614">
                <text:p>4614</text:p>
              </table:table-cell>
              <table:table-cell office:value-type="float" office:value="0.000697233794198837">
                <text:p>0.000697233794198837</text:p>
              </table:table-cell>
              <table:table-cell office:value-type="float" office:value="165608">
                <text:p>165608</text:p>
              </table:table-cell>
              <table:table-cell office:value-type="float" office:value="0.000698009258485399">
                <text:p>0.000698009258485399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float" office:value="4574">
                <text:p>4574</text:p>
              </table:table-cell>
              <table:table-cell office:value-type="float" office:value="0.000754386572225485">
                <text:p>0.000754386572225485</text:p>
              </table:table-cell>
              <table:table-cell office:value-type="float" office:value="4574">
                <text:p>4574</text:p>
              </table:table-cell>
              <table:table-cell office:value-type="float" office:value="0.000755162036512047">
                <text:p>0.000755162036512047</text:p>
              </table:table-cell>
              <table:table-cell office:value-type="float" office:value="4596">
                <text:p>4596</text:p>
              </table:table-cell>
              <table:table-cell office:value-type="float" office:value="0.000755925924750045">
                <text:p>0.000755925924750045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float" office:value="4583">
                <text:p>4583</text:p>
              </table:table-cell>
              <table:table-cell office:value-type="float" office:value="0.000812314814538695">
                <text:p>0.000812314814538695</text:p>
              </table:table-cell>
              <table:table-cell office:value-type="float" office:value="4583">
                <text:p>4583</text:p>
              </table:table-cell>
              <table:table-cell office:value-type="float" office:value="0.000813090271549299">
                <text:p>0.000813090271549299</text:p>
              </table:table-cell>
              <table:table-cell office:value-type="float" office:value="4509">
                <text:p>4509</text:p>
              </table:table-cell>
              <table:table-cell office:value-type="float" office:value="0.000813854167063255">
                <text:p>0.00081385416706325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/>
              <table:table-cell office:value-type="float" office:value="0.000870243049575947">
                <text:p>0.000870243049575947</text:p>
              </table:table-cell>
              <table:table-cell office:value-type="float" office:value="4613">
                <text:p>4613</text:p>
              </table:table-cell>
              <table:table-cell office:value-type="float" office:value="0.000871018513862509">
                <text:p>0.000871018513862509</text:p>
              </table:table-cell>
              <table:table-cell office:value-type="float" office:value="4693">
                <text:p>4693</text:p>
              </table:table-cell>
              <table:table-cell office:value-type="float" office:value="0.000871770833327901">
                <text:p>0.000871770833327901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/>
              <table:table-cell office:value-type="float" office:value="0.000928171291889157">
                <text:p>0.000928171291889157</text:p>
              </table:table-cell>
              <table:table-cell office:value-type="float" office:value="4565">
                <text:p>4565</text:p>
              </table:table-cell>
              <table:table-cell office:value-type="float" office:value="0.000928935180127155">
                <text:p>0.000928935180127155</text:p>
              </table:table-cell>
              <table:table-cell office:value-type="float" office:value="4056">
                <text:p>4056</text:p>
              </table:table-cell>
              <table:table-cell office:value-type="float" office:value="0.000929687499592546">
                <text:p>0.000929687499592546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/>
              <table:table-cell office:value-type="float" office:value="0.000986099534202367">
                <text:p>0.000986099534202367</text:p>
              </table:table-cell>
              <table:table-cell office:value-type="float" office:value="4535">
                <text:p>4535</text:p>
              </table:table-cell>
              <table:table-cell office:value-type="float" office:value="0.000986863422440365">
                <text:p>0.000986863422440365</text:p>
              </table:table-cell>
              <table:table-cell office:value-type="float" office:value="4560">
                <text:p>4560</text:p>
              </table:table-cell>
              <table:table-cell office:value-type="float" office:value="0.000987615734629799">
                <text:p>0.000987615734629799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/>
              <table:table-cell office:value-type="float" office:value="0.00104403934528818">
                <text:p>0.00104403934528818</text:p>
              </table:table-cell>
              <table:table-cell office:value-type="float" office:value="4562">
                <text:p>4562</text:p>
              </table:table-cell>
              <table:table-cell office:value-type="float" office:value="0.00104479166475357">
                <text:p>0.00104479166475357</text:p>
              </table:table-cell>
              <table:table-cell office:value-type="float" office:value="4486">
                <text:p>4486</text:p>
              </table:table-cell>
              <table:table-cell office:value-type="float" office:value="0.00104952546098502">
                <text:p>0.00104952546098502</text:p>
              </table:table-cell>
              <table:table-cell office:value-type="float" office:value="184896">
                <text:p>184896</text:p>
              </table:table-cell>
            </table:table-row>
            <table:table-row>
              <table:table-cell office:value-type="string"/>
              <table:table-cell office:value-type="float" office:value="0.00110196758760139">
                <text:p>0.00110196758760139</text:p>
              </table:table-cell>
              <table:table-cell office:value-type="float" office:value="4726">
                <text:p>4726</text:p>
              </table:table-cell>
              <table:table-cell office:value-type="float" office:value="0.00110743055120111">
                <text:p>0.00110743055120111</text:p>
              </table:table-cell>
              <table:table-cell office:value-type="float" office:value="400705">
                <text:p>400705</text:p>
              </table:table-cell>
              <table:table-cell office:value-type="float" office:value="0.00111465277586831">
                <text:p>0.00111465277586831</text:p>
              </table:table-cell>
              <table:table-cell office:value-type="float" office:value="613060">
                <text:p>613060</text:p>
              </table:table-cell>
            </table:table-row>
            <table:table-row>
              <table:table-cell office:value-type="string"/>
              <table:table-cell office:value-type="float" office:value="0.0011598958299146">
                <text:p>0.0011598958299146</text:p>
              </table:table-cell>
              <table:table-cell office:value-type="float" office:value="4047">
                <text:p>4047</text:p>
              </table:table-cell>
              <table:table-cell office:value-type="float" office:value="0.00122403934801696">
                <text:p>0.00122403934801696</text:p>
              </table:table-cell>
              <table:table-cell office:value-type="float" office:value="4843773">
                <text:p>484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21781249617925">
                <text:p>0.00121781249617925</text:p>
              </table:table-cell>
              <table:table-cell office:value-type="float" office:value="4507">
                <text:p>4507</text:p>
              </table:table-cell>
              <table:table-cell office:value-type="float" office:value="0.0013247106471681">
                <text:p>0.0013247106471681</text:p>
              </table:table-cell>
              <table:table-cell office:value-type="float" office:value="3241089">
                <text:p>324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27572916244389">
                <text:p>0.00127572916244389</text:p>
              </table:table-cell>
              <table:table-cell office:value-type="float" office:value="3105">
                <text:p>3105</text:p>
              </table:table-cell>
              <table:table-cell office:value-type="float" office:value="0.00153495369886514">
                <text:p>0.00153495369886514</text:p>
              </table:table-cell>
              <table:table-cell office:value-type="float" office:value="12408969">
                <text:p>1240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336574047571">
                <text:p>0.0013336574047571</text:p>
              </table:table-cell>
              <table:table-cell office:value-type="float" office:value="4755">
                <text:p>4755</text:p>
              </table:table-cell>
              <table:table-cell office:value-type="float" office:value="0.00162783564155689">
                <text:p>0.00162783564155689</text:p>
              </table:table-cell>
              <table:table-cell office:value-type="float" office:value="2553479">
                <text:p>255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42649305053055">
                <text:p>0.00142649305053055</text:p>
              </table:table-cell>
              <table:table-cell office:value-type="float" office:value="2881351">
                <text:p>2881351</text:p>
              </table:table-cell>
              <table:table-cell office:value-type="float" office:value="0.00170271990646143">
                <text:p>0.00170271990646143</text:p>
              </table:table-cell>
              <table:table-cell office:value-type="float" office:value="1196229">
                <text:p>119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49759258783888">
                <text:p>0.00149759258783888</text:p>
              </table:table-cell>
              <table:table-cell office:value-type="float" office:value="369088">
                <text:p>369088</text:p>
              </table:table-cell>
              <table:table-cell office:value-type="float" office:value="0.00179833333095303">
                <text:p>0.00179833333095303</text:p>
              </table:table-cell>
              <table:table-cell office:value-type="float" office:value="3205204">
                <text:p>3205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0262731484836">
                <text:p>0.00190262731484836</text:p>
              </table:table-cell>
              <table:table-cell office:value-type="float" office:value="3849717">
                <text:p>384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193749998929">
                <text:p>0.0021193749998929</text:p>
              </table:table-cell>
              <table:table-cell office:value-type="float" office:value="13465349">
                <text:p>1346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1903934986331">
                <text:p>0.00251903934986331</text:p>
              </table:table-cell>
              <table:table-cell office:value-type="float" office:value="29361407">
                <text:p>2936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0668981102062">
                <text:p>0.00270668981102062</text:p>
              </table:table-cell>
              <table:table-cell office:value-type="float" office:value="11115428">
                <text:p>11115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268287009676">
                <text:p>0.0030268287009676</text:p>
              </table:table-cell>
              <table:table-cell office:value-type="float" office:value="21238786">
                <text:p>2123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4898147886852">
                <text:p>0.00344898147886852</text:p>
              </table:table-cell>
              <table:table-cell office:value-type="float" office:value="30869504">
                <text:p>3086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095cm" svg:height="17.587cm" xlink:href=".." xlink:type="simple" chart:class="chart:scatter" chart:style-name="ch1">
        <chart:title svg:x="17.167cm" svg:y="0.487cm" chart:style-name="ch2">
          <text:p>cacheUpdate</text:p>
        </chart:title>
        <chart:legend chart:legend-position="end" svg:x="34.435cm" svg:y="7.996cm" style:legend-expansion="high" chart:style-name="ch3"/>
        <chart:plot-area chart:style-name="ch4" table:cell-range-address="'small heap'.U46:'small heap'.V57 'small heap'.T44:'small heap'.T44 'small heap'.Z44:'small heap'.Z44 'small heap'.AB46:'small heap'.AB55 'small heap'.AF44:'small heap'.AF44 'small heap'.AH46:'small heap'.AH55" chart:data-source-has-labels="row" svg:x="1.752cm" svg:y="1.617cm" svg:width="31.942cm" svg:height="14.638cm">
          <chartooo:coordinate-region svg:x="3.299cm" svg:y="1.816cm" svg:width="29.361cm" svg:height="13.792cm"/>
          <chart:axis chart:dimension="x" chart:name="primary-x" chart:style-name="ch5">
            <chart:title svg:x="14.663cm" svg:y="16.606cm" chart:style-name="ch6">
              <text:p>Время с начала выполнения программы</text:p>
            </chart:title>
          </chart:axis>
          <chart:axis chart:dimension="y" chart:name="primary-y" chart:style-name="ch7">
            <chart:title svg:x="0.451cm" svg:y="11.229cm" chart:style-name="ch8">
              <text:p>Время исполнения метода, µs</text:p>
            </chart:title>
            <chart:grid chart:style-name="ch9" chart:class="major"/>
          </chart:axis>
          <chart:series chart:style-name="ch10" chart:values-cell-range-address="'small heap'.V46:'small heap'.V57" chart:label-cell-address="'small heap'.T44:'small heap'.T44" chart:class="chart:scatter">
            <chart:domain table:cell-range-address="'small heap'.U46:'small heap'.U57"/>
            <chart:data-point chart:repeated="12"/>
          </chart:series>
          <chart:series chart:style-name="ch11" chart:values-cell-range-address="'small heap'.AB46:'small heap'.AB55" chart:label-cell-address="'small heap'.Z44:'small heap'.Z44" chart:class="chart:scatter">
            <chart:domain table:cell-range-address="'small heap'.AA46:'small heap'.AA55"/>
            <chart:data-point chart:repeated="10"/>
          </chart:series>
          <chart:series chart:style-name="ch12" chart:values-cell-range-address="'small heap'.AH46:'small heap'.AH55" chart:label-cell-address="'small heap'.AF44:'small heap'.AF44" chart:class="chart:scatter">
            <chart:domain table:cell-range-address="'small heap'.AG46:'small heap'.AG55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U</text:p>
              </table:table-cell>
              <table:table-cell office:value-type="string">
                <text:p>G1</text:p>
                <draw:g>
                  <svg:desc>'small heap'.T44:'small heap'.T44</svg:desc>
                </draw:g>
              </table:table-cell>
              <table:table-cell office:value-type="string">
                <text:p>Столбец AA</text:p>
              </table:table-cell>
              <table:table-cell office:value-type="string">
                <text:p>Shenandoah</text:p>
                <draw:g>
                  <svg:desc>'small heap'.Z44:'small heap'.Z44</svg:desc>
                </draw:g>
              </table:table-cell>
              <table:table-cell office:value-type="string">
                <text:p>Столбец AG</text:p>
              </table:table-cell>
              <table:table-cell office:value-type="string">
                <text:p>Parallel</text:p>
                <draw:g>
                  <svg:desc>'small heap'.AF44:'small heap'.AF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mall heap'.U46:'small heap'.U57</svg:desc>
                </draw:g>
              </table:table-cell>
              <table:table-cell office:value-type="float" office:value="63538">
                <text:p>63538</text:p>
                <draw:g>
                  <svg:desc>'small heap'.V46:'small heap'.V57</svg:desc>
                </draw:g>
              </table:table-cell>
              <table:table-cell office:value-type="float" office:value="0">
                <text:p>0</text:p>
                <draw:g>
                  <svg:desc>'small heap'.AA46:'small heap'.AA55</svg:desc>
                </draw:g>
              </table:table-cell>
              <table:table-cell office:value-type="float" office:value="71287">
                <text:p>71287</text:p>
                <draw:g>
                  <svg:desc>'small heap'.AB46:'small heap'.AB55</svg:desc>
                </draw:g>
              </table:table-cell>
              <table:table-cell office:value-type="float" office:value="0">
                <text:p>0</text:p>
                <draw:g>
                  <svg:desc>'small heap'.AG46:'small heap'.AG55</svg:desc>
                </draw:g>
              </table:table-cell>
              <table:table-cell office:value-type="float" office:value="68187">
                <text:p>68187</text:p>
                <draw:g>
                  <svg:desc>'small heap'.AH46:'small heap'.AH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16307870484889">
                <text:p>0.000116307870484889</text:p>
              </table:table-cell>
              <table:table-cell office:value-type="float" office:value="49109">
                <text:p>49109</text:p>
              </table:table-cell>
              <table:table-cell office:value-type="float" office:value="0.000116365736175794">
                <text:p>0.000116365736175794</text:p>
              </table:table-cell>
              <table:table-cell office:value-type="float" office:value="54282">
                <text:p>54282</text:p>
              </table:table-cell>
              <table:table-cell office:value-type="float" office:value="0.000116400464321487">
                <text:p>0.000116400464321487</text:p>
              </table:table-cell>
              <table:table-cell office:value-type="float" office:value="57122">
                <text:p>57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32835649512708">
                <text:p>0.000232835649512708</text:p>
              </table:table-cell>
              <table:table-cell office:value-type="float" office:value="67013">
                <text:p>67013</text:p>
              </table:table-cell>
              <table:table-cell office:value-type="float" office:value="0.000238553235249128">
                <text:p>0.000238553235249128</text:p>
              </table:table-cell>
              <table:table-cell office:value-type="float" office:value="544977">
                <text:p>544977</text:p>
              </table:table-cell>
              <table:table-cell office:value-type="float" office:value="0.000232916667300742">
                <text:p>0.000232916667300742</text:p>
              </table:table-cell>
              <table:table-cell office:value-type="float" office:value="65757">
                <text:p>65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492939795251">
                <text:p>0.0003492939795251</text:p>
              </table:table-cell>
              <table:table-cell office:value-type="float" office:value="62260">
                <text:p>62260</text:p>
              </table:table-cell>
              <table:table-cell office:value-type="float" office:value="0.000356828699295875">
                <text:p>0.000356828699295875</text:p>
              </table:table-cell>
              <table:table-cell office:value-type="float" office:value="218490">
                <text:p>218490</text:p>
              </table:table-cell>
              <table:table-cell office:value-type="float" office:value="0.000349224537785631">
                <text:p>0.000349224537785631</text:p>
              </table:table-cell>
              <table:table-cell office:value-type="float" office:value="49374">
                <text:p>49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65775461634621">
                <text:p>0.000465775461634621</text:p>
              </table:table-cell>
              <table:table-cell office:value-type="float" office:value="63631">
                <text:p>63631</text:p>
              </table:table-cell>
              <table:table-cell office:value-type="float" office:value="0.000475300927064382">
                <text:p>0.000475300927064382</text:p>
              </table:table-cell>
              <table:table-cell office:value-type="float" office:value="234997">
                <text:p>234997</text:p>
              </table:table-cell>
              <table:table-cell office:value-type="float" office:value="0.000465543977043126">
                <text:p>0.000465543977043126</text:p>
              </table:table-cell>
              <table:table-cell office:value-type="float" office:value="49417">
                <text:p>49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8228009584127">
                <text:p>0.00058228009584127</text:p>
              </table:table-cell>
              <table:table-cell office:value-type="float" office:value="65154">
                <text:p>65154</text:p>
              </table:table-cell>
              <table:table-cell office:value-type="float" office:value="0.000593518518144265">
                <text:p>0.000593518518144265</text:p>
              </table:table-cell>
              <table:table-cell office:value-type="float" office:value="213471">
                <text:p>213471</text:p>
              </table:table-cell>
              <table:table-cell office:value-type="float" office:value="0.000590856478083879">
                <text:p>0.000590856478083879</text:p>
              </table:table-cell>
              <table:table-cell office:value-type="float" office:value="618263">
                <text:p>618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02604163961951">
                <text:p>0.000702604163961951</text:p>
              </table:table-cell>
              <table:table-cell office:value-type="float" office:value="396201">
                <text:p>396201</text:p>
              </table:table-cell>
              <table:table-cell office:value-type="float" office:value="0.000718842587957624">
                <text:p>0.000718842587957624</text:p>
              </table:table-cell>
              <table:table-cell office:value-type="float" office:value="827877">
                <text:p>827877</text:p>
              </table:table-cell>
              <table:table-cell office:value-type="float" office:value="0.000709583335265052">
                <text:p>0.000709583335265052</text:p>
              </table:table-cell>
              <table:table-cell office:value-type="float" office:value="257580">
                <text:p>257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19050925201736">
                <text:p>0.000819050925201736</text:p>
              </table:table-cell>
              <table:table-cell office:value-type="float" office:value="60352">
                <text:p>60352</text:p>
              </table:table-cell>
              <table:table-cell office:value-type="float" office:value="0.000842499997816049">
                <text:p>0.000842499997816049</text:p>
              </table:table-cell>
              <table:table-cell office:value-type="float" office:value="683370">
                <text:p>683370</text:p>
              </table:table-cell>
              <table:table-cell office:value-type="float" office:value="0.00082589120574994">
                <text:p>0.00082589120574994</text:p>
              </table:table-cell>
              <table:table-cell office:value-type="float" office:value="48967">
                <text:p>48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42986109293997">
                <text:p>0.000942986109293997</text:p>
              </table:table-cell>
              <table:table-cell office:value-type="float" office:value="677697">
                <text:p>677697</text:p>
              </table:table-cell>
              <table:table-cell office:value-type="float" office:value="0.000965983796049841">
                <text:p>0.000965983796049841</text:p>
              </table:table-cell>
              <table:table-cell office:value-type="float" office:value="668733">
                <text:p>668733</text:p>
              </table:table-cell>
              <table:table-cell office:value-type="float" office:value="0.000970682871411555">
                <text:p>0.000970682871411555</text:p>
              </table:table-cell>
              <table:table-cell office:value-type="float" office:value="2439751">
                <text:p>2439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6296296144137">
                <text:p>0.00106296296144137</text:p>
              </table:table-cell>
              <table:table-cell office:value-type="float" office:value="366192">
                <text:p>366192</text:p>
              </table:table-cell>
              <table:table-cell office:value-type="float" office:value="0.00173209490458248">
                <text:p>0.00173209490458248</text:p>
              </table:table-cell>
              <table:table-cell office:value-type="float" office:value="56071542">
                <text:p>56071542</text:p>
              </table:table-cell>
              <table:table-cell office:value-type="float" office:value="0.00108697916584788">
                <text:p>0.00108697916584788</text:p>
              </table:table-cell>
              <table:table-cell office:value-type="float" office:value="47733">
                <text:p>47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8284721975215">
                <text:p>0.00118284721975215</text:p>
              </table:table-cell>
              <table:table-cell office:value-type="float" office:value="356857">
                <text:p>35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43100694549503">
                <text:p>0.00143100694549503</text:p>
              </table:table-cell>
              <table:table-cell office:value-type="float" office:value="11236860">
                <text:p>11236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095cm" svg:height="17.587cm" xlink:href=".." xlink:type="simple" chart:class="chart:scatter" chart:style-name="ch1">
        <chart:title svg:x="17.26cm" svg:y="0.487cm" chart:style-name="ch2">
          <text:p>cacheQuery</text:p>
        </chart:title>
        <chart:legend chart:legend-position="end" svg:x="34.435cm" svg:y="7.996cm" style:legend-expansion="high" chart:style-name="ch3"/>
        <chart:plot-area chart:style-name="ch4" table:cell-range-address="'large heap'.B46:'large heap'.C170 'large heap'.A44:'large heap'.A44 'large heap'.G44:'large heap'.G44 'large heap'.I46:'large heap'.I173 'large heap'.M44:'large heap'.M44 'large heap'.O46:'large heap'.O85" chart:data-source-has-labels="row" svg:x="1.752cm" svg:y="1.617cm" svg:width="31.942cm" svg:height="14.638cm">
          <chartooo:coordinate-region svg:x="3.114cm" svg:y="1.817cm" svg:width="29.176cm" svg:height="13.791cm"/>
          <chart:axis chart:dimension="x" chart:name="primary-x" chart:style-name="ch5">
            <chart:title svg:x="14.663cm" svg:y="16.606cm" chart:style-name="ch6">
              <text:p>Время с начала выполнения программы</text:p>
            </chart:title>
          </chart:axis>
          <chart:axis chart:dimension="y" chart:name="primary-y" chart:style-name="ch7">
            <chart:title svg:x="0.451cm" svg:y="11.229cm" chart:style-name="ch8">
              <text:p>Время исполнения метода, µs</text:p>
            </chart:title>
            <chart:grid chart:style-name="ch9" chart:class="major"/>
          </chart:axis>
          <chart:series chart:style-name="ch10" chart:values-cell-range-address="'large heap'.C46:'large heap'.C170" chart:label-cell-address="'large heap'.A44:'large heap'.A44" chart:class="chart:scatter">
            <chart:domain table:cell-range-address="'large heap'.B46:'large heap'.B170"/>
            <chart:data-point chart:repeated="125"/>
          </chart:series>
          <chart:series chart:style-name="ch11" chart:values-cell-range-address="'large heap'.I46:'large heap'.I173" chart:label-cell-address="'large heap'.G44:'large heap'.G44" chart:class="chart:scatter">
            <chart:domain table:cell-range-address="'large heap'.H46:'large heap'.H173"/>
            <chart:data-point chart:repeated="128"/>
          </chart:series>
          <chart:series chart:style-name="ch12" chart:values-cell-range-address="'large heap'.O46:'large heap'.O85" chart:label-cell-address="'large heap'.M44:'large heap'.M44" chart:class="chart:scatter">
            <chart:domain table:cell-range-address="'large heap'.N46:'large heap'.N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G1</text:p>
                <draw:g>
                  <svg:desc>'large heap'.A44:'large heap'.A44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Shenandoah</text:p>
                <draw:g>
                  <svg:desc>'large heap'.G44:'large heap'.G44</svg:desc>
                </draw:g>
              </table:table-cell>
              <table:table-cell office:value-type="string">
                <text:p>Столбец N</text:p>
              </table:table-cell>
              <table:table-cell office:value-type="string">
                <text:p>Parallel</text:p>
                <draw:g>
                  <svg:desc>'large heap'.M44:'large heap'.M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arge heap'.B46:'large heap'.B170</svg:desc>
                </draw:g>
              </table:table-cell>
              <table:table-cell office:value-type="float" office:value="5402">
                <text:p>5402</text:p>
                <draw:g>
                  <svg:desc>'large heap'.C46:'large heap'.C170</svg:desc>
                </draw:g>
              </table:table-cell>
              <table:table-cell office:value-type="float" office:value="0">
                <text:p>0</text:p>
                <draw:g>
                  <svg:desc>'large heap'.H46:'large heap'.H173</svg:desc>
                </draw:g>
              </table:table-cell>
              <table:table-cell office:value-type="float" office:value="9163">
                <text:p>9163</text:p>
                <draw:g>
                  <svg:desc>'large heap'.I46:'large heap'.I173</svg:desc>
                </draw:g>
              </table:table-cell>
              <table:table-cell office:value-type="float" office:value="0">
                <text:p>0</text:p>
                <draw:g>
                  <svg:desc>'large heap'.N46:'large heap'.N85</svg:desc>
                </draw:g>
              </table:table-cell>
              <table:table-cell office:value-type="float" office:value="6382">
                <text:p>6382</text:p>
                <draw:g>
                  <svg:desc>'large heap'.O46:'large heap'.O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92824071643519">
                <text:p>0.0000592824071643519</text:p>
              </table:table-cell>
              <table:table-cell office:value-type="float" office:value="5503">
                <text:p>5503</text:p>
              </table:table-cell>
              <table:table-cell office:value-type="float" office:value="0.0000579629631828704">
                <text:p>0.0000579629631828704</text:p>
              </table:table-cell>
              <table:table-cell office:value-type="float" office:value="6348">
                <text:p>6348</text:p>
              </table:table-cell>
              <table:table-cell office:value-type="float" office:value="0.0000720717580439815">
                <text:p>0.0000720717580439815</text:p>
              </table:table-cell>
              <table:table-cell office:value-type="float" office:value="12482">
                <text:p>12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8379626655093">
                <text:p>0.000118379626655093</text:p>
              </table:table-cell>
              <table:table-cell office:value-type="float" office:value="18916">
                <text:p>18916</text:p>
              </table:table-cell>
              <table:table-cell office:value-type="float" office:value="0.000115925919085648">
                <text:p>0.000115925919085648</text:p>
              </table:table-cell>
              <table:table-cell office:value-type="float" office:value="7936">
                <text:p>7936</text:p>
              </table:table-cell>
              <table:table-cell office:value-type="float" office:value="0.000130081018136574">
                <text:p>0.000130081018136574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77939815335648">
                <text:p>0.000177939815335648</text:p>
              </table:table-cell>
              <table:table-cell office:value-type="float" office:value="5329">
                <text:p>5329</text:p>
              </table:table-cell>
              <table:table-cell office:value-type="float" office:value="0.00017387731349537">
                <text:p>0.00017387731349537</text:p>
              </table:table-cell>
              <table:table-cell office:value-type="float" office:value="6375">
                <text:p>6375</text:p>
              </table:table-cell>
              <table:table-cell office:value-type="float" office:value="0.000250266202789352">
                <text:p>0.000250266202789352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35902778518518">
                <text:p>0.000235902778518518</text:p>
              </table:table-cell>
              <table:table-cell office:value-type="float" office:value="7618">
                <text:p>7618</text:p>
              </table:table-cell>
              <table:table-cell office:value-type="float" office:value="0.000231840276678241">
                <text:p>0.000231840276678241</text:p>
              </table:table-cell>
              <table:table-cell office:value-type="float" office:value="7560">
                <text:p>7560</text:p>
              </table:table-cell>
              <table:table-cell office:value-type="float" office:value="0.000340127313391204">
                <text:p>0.000340127313391204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93993056400463">
                <text:p>0.000293993056400463</text:p>
              </table:table-cell>
              <table:table-cell office:value-type="float" office:value="15740">
                <text:p>15740</text:p>
              </table:table-cell>
              <table:table-cell office:value-type="float" office:value="0.000289768511724537">
                <text:p>0.000289768511724537</text:p>
              </table:table-cell>
              <table:table-cell office:value-type="float" office:value="4965">
                <text:p>4965</text:p>
              </table:table-cell>
              <table:table-cell office:value-type="float" office:value="0.000445393518020833">
                <text:p>0.000445393518020833</text:p>
              </table:table-cell>
              <table:table-cell office:value-type="float" office:value="15878">
                <text:p>15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51956019583333">
                <text:p>0.000351956019583333</text:p>
              </table:table-cell>
              <table:table-cell office:value-type="float" office:value="7581">
                <text:p>7581</text:p>
              </table:table-cell>
              <table:table-cell office:value-type="float" office:value="0.000349074070983796">
                <text:p>0.000349074070983796</text:p>
              </table:table-cell>
              <table:table-cell office:value-type="float" office:value="29706">
                <text:p>29706</text:p>
              </table:table-cell>
              <table:table-cell office:value-type="float" office:value="0.000503333329108796">
                <text:p>0.000503333329108796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09895830671296">
                <text:p>0.000409895830671296</text:p>
              </table:table-cell>
              <table:table-cell office:value-type="float" office:value="5146">
                <text:p>5146</text:p>
              </table:table-cell>
              <table:table-cell office:value-type="float" office:value="0.00044350694224537">
                <text:p>0.00044350694224537</text:p>
              </table:table-cell>
              <table:table-cell office:value-type="float" office:value="3148213">
                <text:p>3148213</text:p>
              </table:table-cell>
              <table:table-cell office:value-type="float" office:value="0.000561273147465278">
                <text:p>0.000561273147465278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67858793854167">
                <text:p>0.000467858793854167</text:p>
              </table:table-cell>
              <table:table-cell office:value-type="float" office:value="7316">
                <text:p>7316</text:p>
              </table:table-cell>
              <table:table-cell office:value-type="float" office:value="0.00051208333025463">
                <text:p>0.00051208333025463</text:p>
              </table:table-cell>
              <table:table-cell office:value-type="float" office:value="7326">
                <text:p>7326</text:p>
              </table:table-cell>
              <table:table-cell office:value-type="float" office:value="0.000619189813738426">
                <text:p>0.000619189813738426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25798612210648">
                <text:p>0.000525798612210648</text:p>
              </table:table-cell>
              <table:table-cell office:value-type="float" office:value="5916">
                <text:p>5916</text:p>
              </table:table-cell>
              <table:table-cell office:value-type="float" office:value="0.000609618051388889">
                <text:p>0.000609618051388889</text:p>
              </table:table-cell>
              <table:table-cell office:value-type="float" office:value="8698">
                <text:p>8698</text:p>
              </table:table-cell>
              <table:table-cell office:value-type="float" office:value="0.000677118056041667">
                <text:p>0.000677118056041667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83761575393518">
                <text:p>0.000583761575393518</text:p>
              </table:table-cell>
              <table:table-cell office:value-type="float" office:value="7286">
                <text:p>7286</text:p>
              </table:table-cell>
              <table:table-cell office:value-type="float" office:value="0.000710358792280093">
                <text:p>0.000710358792280093</text:p>
              </table:table-cell>
              <table:table-cell office:value-type="float" office:value="8444">
                <text:p>8444</text:p>
              </table:table-cell>
              <table:table-cell office:value-type="float" office:value="0.000758657406550926">
                <text:p>0.000758657406550926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41712962534722">
                <text:p>0.000641712962534722</text:p>
              </table:table-cell>
              <table:table-cell office:value-type="float" office:value="6630">
                <text:p>6630</text:p>
              </table:table-cell>
              <table:table-cell office:value-type="float" office:value="0.000778564812210648">
                <text:p>0.000778564812210648</text:p>
              </table:table-cell>
              <table:table-cell office:value-type="float" office:value="881306">
                <text:p>881306</text:p>
              </table:table-cell>
              <table:table-cell office:value-type="float" office:value="0.00084298611181713">
                <text:p>0.00084298611181713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99675925717593">
                <text:p>0.000699675925717593</text:p>
              </table:table-cell>
              <table:table-cell office:value-type="float" office:value="7252">
                <text:p>7252</text:p>
              </table:table-cell>
              <table:table-cell office:value-type="float" office:value="0.000836516199340278">
                <text:p>0.000836516199340278</text:p>
              </table:table-cell>
              <table:table-cell office:value-type="float" office:value="5818">
                <text:p>5818</text:p>
              </table:table-cell>
              <table:table-cell office:value-type="float" office:value="0.00093738425494213">
                <text:p>0.00093738425494213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85416661527778">
                <text:p>0.000785416661527778</text:p>
              </table:table-cell>
              <table:table-cell office:value-type="float" office:value="5291">
                <text:p>5291</text:p>
              </table:table-cell>
              <table:table-cell office:value-type="float" office:value="0.000894456017708333">
                <text:p>0.000894456017708333</text:p>
              </table:table-cell>
              <table:table-cell office:value-type="float" office:value="5804">
                <text:p>5804</text:p>
              </table:table-cell>
              <table:table-cell office:value-type="float" office:value="0.00103341435170139">
                <text:p>0.00103341435170139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8433680559375">
                <text:p>0.0008433680559375</text:p>
              </table:table-cell>
              <table:table-cell office:value-type="float" office:value="6493">
                <text:p>6493</text:p>
              </table:table-cell>
              <table:table-cell office:value-type="float" office:value="0.000952384252743055">
                <text:p>0.000952384252743055</text:p>
              </table:table-cell>
              <table:table-cell office:value-type="float" office:value="5277">
                <text:p>5277</text:p>
              </table:table-cell>
              <table:table-cell office:value-type="float" office:value="0.00112888888542824">
                <text:p>0.00112888888542824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901319443078704">
                <text:p>0.000901319443078704</text:p>
              </table:table-cell>
              <table:table-cell office:value-type="float" office:value="6798">
                <text:p>6798</text:p>
              </table:table-cell>
              <table:table-cell office:value-type="float" office:value="0.00101032407109954">
                <text:p>0.00101032407109954</text:p>
              </table:table-cell>
              <table:table-cell office:value-type="float" office:value="5580">
                <text:p>5580</text:p>
              </table:table-cell>
              <table:table-cell office:value-type="float" office:value="0.0011868287037963">
                <text:p>0.0011868287037963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959247685381944">
                <text:p>0.000959247685381944</text:p>
              </table:table-cell>
              <table:table-cell office:value-type="float" office:value="4831">
                <text:p>4831</text:p>
              </table:table-cell>
              <table:table-cell office:value-type="float" office:value="0.0010682638821875">
                <text:p>0.0010682638821875</text:p>
              </table:table-cell>
              <table:table-cell office:value-type="float" office:value="5522">
                <text:p>5522</text:p>
              </table:table-cell>
              <table:table-cell office:value-type="float" office:value="0.00124476851488426">
                <text:p>0.00124476851488426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01719907252315">
                <text:p>0.00101719907252315</text:p>
              </table:table-cell>
              <table:table-cell office:value-type="float" office:value="6242">
                <text:p>6242</text:p>
              </table:table-cell>
              <table:table-cell office:value-type="float" office:value="0.00113645833334491">
                <text:p>0.00113645833334491</text:p>
              </table:table-cell>
              <table:table-cell office:value-type="float" office:value="880625">
                <text:p>880625</text:p>
              </table:table-cell>
              <table:table-cell office:value-type="float" office:value="0.00133004629606482">
                <text:p>0.00133004629606482</text:p>
              </table:table-cell>
              <table:table-cell office:value-type="float" office:value="8009">
                <text:p>8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7512731483796">
                <text:p>0.00107512731483796</text:p>
              </table:table-cell>
              <table:table-cell office:value-type="float" office:value="5495">
                <text:p>5495</text:p>
              </table:table-cell>
              <table:table-cell office:value-type="float" office:value="0.0012022800874537">
                <text:p>0.0012022800874537</text:p>
              </table:table-cell>
              <table:table-cell office:value-type="float" office:value="675321">
                <text:p>675321</text:p>
              </table:table-cell>
              <table:table-cell office:value-type="float" office:value="0.00138798610715278">
                <text:p>0.00138798610715278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13307870196759">
                <text:p>0.00113307870196759</text:p>
              </table:table-cell>
              <table:table-cell office:value-type="float" office:value="6380">
                <text:p>6380</text:p>
              </table:table-cell>
              <table:table-cell office:value-type="float" office:value="0.00127046296256944">
                <text:p>0.00127046296256944</text:p>
              </table:table-cell>
              <table:table-cell office:value-type="float" office:value="879425">
                <text:p>879425</text:p>
              </table:table-cell>
              <table:table-cell office:value-type="float" office:value="0.00144591434945602">
                <text:p>0.00144591434945602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2185995365162">
                <text:p>0.0012185995365162</text:p>
              </table:table-cell>
              <table:table-cell office:value-type="float" office:value="7920">
                <text:p>7920</text:p>
              </table:table-cell>
              <table:table-cell office:value-type="float" office:value="0.00133563656709491">
                <text:p>0.00133563656709491</text:p>
              </table:table-cell>
              <table:table-cell office:value-type="float" office:value="618705">
                <text:p>618705</text:p>
              </table:table-cell>
              <table:table-cell office:value-type="float" office:value="0.00151245370216435">
                <text:p>0.00151245370216435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31887731549769">
                <text:p>0.00131887731549769</text:p>
              </table:table-cell>
              <table:table-cell office:value-type="float" office:value="5188">
                <text:p>5188</text:p>
              </table:table-cell>
              <table:table-cell office:value-type="float" office:value="0.00155651620298611">
                <text:p>0.00155651620298611</text:p>
              </table:table-cell>
              <table:table-cell office:value-type="float" office:value="14068333">
                <text:p>14068333</text:p>
              </table:table-cell>
              <table:table-cell office:value-type="float" office:value="0.00160980324290509">
                <text:p>0.00160980324290509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37681712658565">
                <text:p>0.00137681712658565</text:p>
              </table:table-cell>
              <table:table-cell office:value-type="float" office:value="6554">
                <text:p>6554</text:p>
              </table:table-cell>
              <table:table-cell office:value-type="float" office:value="0.00166376156994213">
                <text:p>0.00166376156994213</text:p>
              </table:table-cell>
              <table:table-cell office:value-type="float" office:value="7467">
                <text:p>7467</text:p>
              </table:table-cell>
              <table:table-cell office:value-type="float" office:value="0.0017079629615162">
                <text:p>0.0017079629615162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3478008976852">
                <text:p>0.00143478008976852</text:p>
              </table:table-cell>
              <table:table-cell office:value-type="float" office:value="6783">
                <text:p>6783</text:p>
              </table:table-cell>
              <table:table-cell office:value-type="float" office:value="0.00185826388769676">
                <text:p>0.00185826388769676</text:p>
              </table:table-cell>
              <table:table-cell office:value-type="float" office:value="10494">
                <text:p>10494</text:p>
              </table:table-cell>
              <table:table-cell office:value-type="float" office:value="0.00181409722427083">
                <text:p>0.00181409722427083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492719908125">
                <text:p>0.001492719908125</text:p>
              </table:table-cell>
              <table:table-cell office:value-type="float" office:value="5882">
                <text:p>5882</text:p>
              </table:table-cell>
              <table:table-cell office:value-type="float" office:value="0.00204155092069444">
                <text:p>0.00204155092069444</text:p>
              </table:table-cell>
              <table:table-cell office:value-type="float" office:value="22422">
                <text:p>22422</text:p>
              </table:table-cell>
              <table:table-cell office:value-type="float" office:value="0.0019084606465162">
                <text:p>0.0019084606465162</text:p>
              </table:table-cell>
              <table:table-cell office:value-type="float" office:value="5265">
                <text:p>5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57010416296296">
                <text:p>0.00157010416296296</text:p>
              </table:table-cell>
              <table:table-cell office:value-type="float" office:value="5541">
                <text:p>5541</text:p>
              </table:table-cell>
              <table:table-cell office:value-type="float" office:value="0.00209947916300926">
                <text:p>0.00209947916300926</text:p>
              </table:table-cell>
              <table:table-cell office:value-type="float" office:value="4706">
                <text:p>4706</text:p>
              </table:table-cell>
              <table:table-cell office:value-type="float" office:value="0.00200398147717593">
                <text:p>0.00200398147717593</text:p>
              </table:table-cell>
              <table:table-cell office:value-type="float" office:value="19693">
                <text:p>19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62805555737269">
                <text:p>0.00162805555737269</text:p>
              </table:table-cell>
              <table:table-cell office:value-type="float" office:value="6365">
                <text:p>6365</text:p>
              </table:table-cell>
              <table:table-cell office:value-type="float" office:value="0.00215741898136574">
                <text:p>0.00215741898136574</text:p>
              </table:table-cell>
              <table:table-cell office:value-type="float" office:value="5622">
                <text:p>5622</text:p>
              </table:table-cell>
              <table:table-cell office:value-type="float" office:value="0.00210185185278935">
                <text:p>0.00210185185278935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73339120373843">
                <text:p>0.00173339120373843</text:p>
              </table:table-cell>
              <table:table-cell office:value-type="float" office:value="6212">
                <text:p>6212</text:p>
              </table:table-cell>
              <table:table-cell office:value-type="float" office:value="0.00221865740604167">
                <text:p>0.00221865740604167</text:p>
              </table:table-cell>
              <table:table-cell office:value-type="float" office:value="279369">
                <text:p>279369</text:p>
              </table:table-cell>
              <table:table-cell office:value-type="float" office:value="0.00220355323835648">
                <text:p>0.00220355323835648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79766203655093">
                <text:p>0.00179766203655093</text:p>
              </table:table-cell>
              <table:table-cell office:value-type="float" office:value="6215">
                <text:p>6215</text:p>
              </table:table-cell>
              <table:table-cell office:value-type="float" office:value="0.00227659721712963">
                <text:p>0.00227659721712963</text:p>
              </table:table-cell>
              <table:table-cell office:value-type="float" office:value="5667">
                <text:p>5667</text:p>
              </table:table-cell>
              <table:table-cell office:value-type="float" office:value="0.00229839120584491">
                <text:p>0.00229839120584491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020717591088">
                <text:p>0.0019020717591088</text:p>
              </table:table-cell>
              <table:table-cell office:value-type="float" office:value="5798">
                <text:p>5798</text:p>
              </table:table-cell>
              <table:table-cell office:value-type="float" office:value="0.00233453703549768">
                <text:p>0.00233453703549768</text:p>
              </table:table-cell>
              <table:table-cell office:value-type="float" office:value="5774">
                <text:p>5774</text:p>
              </table:table-cell>
              <table:table-cell office:value-type="float" office:value="0.00236028934886574">
                <text:p>0.00236028934886574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01465277496528">
                <text:p>0.00201465277496528</text:p>
              </table:table-cell>
              <table:table-cell office:value-type="float" office:value="6065">
                <text:p>6065</text:p>
              </table:table-cell>
              <table:table-cell office:value-type="float" office:value="0.00239249999868056">
                <text:p>0.00239249999868056</text:p>
              </table:table-cell>
              <table:table-cell office:value-type="float" office:value="7186">
                <text:p>7186</text:p>
              </table:table-cell>
              <table:table-cell office:value-type="float" office:value="0.00245532407280093">
                <text:p>0.00245532407280093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07259259332176">
                <text:p>0.00207259259332176</text:p>
              </table:table-cell>
              <table:table-cell office:value-type="float" office:value="5595">
                <text:p>5595</text:p>
              </table:table-cell>
              <table:table-cell office:value-type="float" office:value="0.00245131944393518">
                <text:p>0.00245131944393518</text:p>
              </table:table-cell>
              <table:table-cell office:value-type="float" office:value="8314">
                <text:p>8314</text:p>
              </table:table-cell>
              <table:table-cell office:value-type="float" office:value="0.0025503472206713">
                <text:p>0.0025503472206713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17723379319444">
                <text:p>0.00217723379319444</text:p>
              </table:table-cell>
              <table:table-cell office:value-type="float" office:value="6247">
                <text:p>6247</text:p>
              </table:table-cell>
              <table:table-cell office:value-type="float" office:value="0.00252502314833333">
                <text:p>0.00252502314833333</text:p>
              </table:table-cell>
              <table:table-cell office:value-type="float" office:value="9482">
                <text:p>9482</text:p>
              </table:table-cell>
              <table:table-cell office:value-type="float" office:value="0.00265048610890046">
                <text:p>0.0026504861089004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7814814570602">
                <text:p>0.00227814814570602</text:p>
              </table:table-cell>
              <table:table-cell office:value-type="float" office:value="5816">
                <text:p>5816</text:p>
              </table:table-cell>
              <table:table-cell office:value-type="float" office:value="0.00258560184738426">
                <text:p>0.00258560184738426</text:p>
              </table:table-cell>
              <table:table-cell office:value-type="float" office:value="221556">
                <text:p>221556</text:p>
              </table:table-cell>
              <table:table-cell office:value-type="float" office:value="0.00275252314895833">
                <text:p>0.00275252314895833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379386569375">
                <text:p>0.002379386569375</text:p>
              </table:table-cell>
              <table:table-cell office:value-type="float" office:value="5661">
                <text:p>5661</text:p>
              </table:table-cell>
              <table:table-cell office:value-type="float" office:value="0.00275814814813657">
                <text:p>0.00275814814813657</text:p>
              </table:table-cell>
              <table:table-cell office:value-type="float" office:value="5435">
                <text:p>5435</text:p>
              </table:table-cell>
              <table:table-cell office:value-type="float" office:value="0.00285111110861111">
                <text:p>0.00285111110861111</text:p>
              </table:table-cell>
              <table:table-cell office:value-type="float" office:value="15965">
                <text:p>159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7821758966435">
                <text:p>0.00247821758966435</text:p>
              </table:table-cell>
              <table:table-cell office:value-type="float" office:value="6509">
                <text:p>6509</text:p>
              </table:table-cell>
              <table:table-cell office:value-type="float" office:value="0.00295206018200231">
                <text:p>0.00295206018200231</text:p>
              </table:table-cell>
              <table:table-cell office:value-type="float" office:value="4900">
                <text:p>4900</text:p>
              </table:table-cell>
              <table:table-cell office:value-type="float" office:value="0.0029995254590162">
                <text:p>0.0029995254590162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57524305197917">
                <text:p>0.00257524305197917</text:p>
              </table:table-cell>
              <table:table-cell office:value-type="float" office:value="5871">
                <text:p>5871</text:p>
              </table:table-cell>
              <table:table-cell office:value-type="float" office:value="0.00313694444048611">
                <text:p>0.00313694444048611</text:p>
              </table:table-cell>
              <table:table-cell office:value-type="float" office:value="6522">
                <text:p>6522</text:p>
              </table:table-cell>
              <table:table-cell office:value-type="float" office:value="0.00309635416488426">
                <text:p>0.00309635416488426</text:p>
              </table:table-cell>
              <table:table-cell office:value-type="float" office:value="5074">
                <text:p>5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67491897829861">
                <text:p>0.00267491897829861</text:p>
              </table:table-cell>
              <table:table-cell office:value-type="float" office:value="6234">
                <text:p>6234</text:p>
              </table:table-cell>
              <table:table-cell office:value-type="float" office:value="0.00331574073789352">
                <text:p>0.00331574073789352</text:p>
              </table:table-cell>
              <table:table-cell office:value-type="float" office:value="7330">
                <text:p>7330</text:p>
              </table:table-cell>
              <table:table-cell office:value-type="float" office:value="0.00319324073643519">
                <text:p>0.00319324073643519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7733796246528">
                <text:p>0.00277733796246528</text:p>
              </table:table-cell>
              <table:table-cell office:value-type="float" office:value="6636">
                <text:p>6636</text:p>
              </table:table-cell>
              <table:table-cell office:value-type="float" office:value="0.00349343749986111">
                <text:p>0.00349343749986111</text:p>
              </table:table-cell>
              <table:table-cell office:value-type="float" office:value="6030">
                <text:p>6030</text:p>
              </table:table-cell>
              <table:table-cell office:value-type="float" office:value="0.00328891203390046">
                <text:p>0.00328891203390046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92445601371528">
                <text:p>0.00292445601371528</text:p>
              </table:table-cell>
              <table:table-cell office:value-type="float" office:value="5785">
                <text:p>5785</text:p>
              </table:table-cell>
              <table:table-cell office:value-type="float" office:value="0.00362525462696759">
                <text:p>0.00362525462696759</text:p>
              </table:table-cell>
              <table:table-cell office:value-type="float" office:value="7020">
                <text:p>7020</text:p>
              </table:table-cell>
              <table:table-cell office:value-type="float" office:value="0.00338574073975694">
                <text:p>0.00338574073975694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02201388694444">
                <text:p>0.00302201388694444</text:p>
              </table:table-cell>
              <table:table-cell office:value-type="float" office:value="6663">
                <text:p>6663</text:p>
              </table:table-cell>
              <table:table-cell office:value-type="float" office:value="0.00368832175445602">
                <text:p>0.00368832175445602</text:p>
              </table:table-cell>
              <table:table-cell office:value-type="float" office:value="7724">
                <text:p>7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1619791625463">
                <text:p>0.0031619791625463</text:p>
              </table:table-cell>
              <table:table-cell office:value-type="float" office:value="3974675">
                <text:p>3974675</text:p>
              </table:table-cell>
              <table:table-cell office:value-type="float" office:value="0.00375650462956018">
                <text:p>0.00375650462956018</text:p>
              </table:table-cell>
              <table:table-cell office:value-type="float" office:value="14915">
                <text:p>1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29974536725694">
                <text:p>0.00329974536725694</text:p>
              </table:table-cell>
              <table:table-cell office:value-type="float" office:value="4012201">
                <text:p>4012201</text:p>
              </table:table-cell>
              <table:table-cell office:value-type="float" office:value="0.00381445601670139">
                <text:p>0.00381445601670139</text:p>
              </table:table-cell>
              <table:table-cell office:value-type="float" office:value="5211">
                <text:p>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53555555193287">
                <text:p>0.00353555555193287</text:p>
              </table:table-cell>
              <table:table-cell office:value-type="float" office:value="12270762">
                <text:p>12270762</text:p>
              </table:table-cell>
              <table:table-cell office:value-type="float" office:value="0.00387758101715278">
                <text:p>0.00387758101715278</text:p>
              </table:table-cell>
              <table:table-cell office:value-type="float" office:value="346561">
                <text:p>34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78268518398148">
                <text:p>0.00378268518398148</text:p>
              </table:table-cell>
              <table:table-cell office:value-type="float" office:value="12692263">
                <text:p>12692263</text:p>
              </table:table-cell>
              <table:table-cell office:value-type="float" office:value="0.00400253471888889">
                <text:p>0.00400253471888889</text:p>
              </table:table-cell>
              <table:table-cell office:value-type="float" office:value="5123">
                <text:p>5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33342592440972">
                <text:p>0.00433342592440972</text:p>
              </table:table-cell>
              <table:table-cell office:value-type="float" office:value="35662873">
                <text:p>35662873</text:p>
              </table:table-cell>
              <table:table-cell office:value-type="float" office:value="0.00418587962486111">
                <text:p>0.00418587962486111</text:p>
              </table:table-cell>
              <table:table-cell office:value-type="float" office:value="4916">
                <text:p>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74944444431713">
                <text:p>0.00474944444431713</text:p>
              </table:table-cell>
              <table:table-cell office:value-type="float" office:value="21923654">
                <text:p>21923654</text:p>
              </table:table-cell>
              <table:table-cell office:value-type="float" office:value="0.00436743054887732">
                <text:p>0.00436743054887732</text:p>
              </table:table-cell>
              <table:table-cell office:value-type="float" office:value="6711">
                <text:p>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67478009179398">
                <text:p>0.00567478009179398</text:p>
              </table:table-cell>
              <table:table-cell office:value-type="float" office:value="71003885">
                <text:p>71003885</text:p>
              </table:table-cell>
              <table:table-cell office:value-type="float" office:value="0.00454783564782407">
                <text:p>0.00454783564782407</text:p>
              </table:table-cell>
              <table:table-cell office:value-type="float" office:value="18315">
                <text:p>1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807803240604167">
                <text:p>0.00807803240604167</text:p>
              </table:table-cell>
              <table:table-cell office:value-type="float" office:value="202500603">
                <text:p>202500603</text:p>
              </table:table-cell>
              <table:table-cell office:value-type="float" office:value="0.00472771990461806">
                <text:p>0.00472771990461806</text:p>
              </table:table-cell>
              <table:table-cell office:value-type="float" office:value="7118">
                <text:p>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13598379318287">
                <text:p>0.00813598379318287</text:p>
              </table:table-cell>
              <table:table-cell office:value-type="float" office:value="6302">
                <text:p>6302</text:p>
              </table:table-cell>
              <table:table-cell office:value-type="float" office:value="0.00485814814601852">
                <text:p>0.00485814814601852</text:p>
              </table:table-cell>
              <table:table-cell office:value-type="float" office:value="5230">
                <text:p>5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19392361153935">
                <text:p>0.00819392361153935</text:p>
              </table:table-cell>
              <table:table-cell office:value-type="float" office:value="6330">
                <text:p>6330</text:p>
              </table:table-cell>
              <table:table-cell office:value-type="float" office:value="0.00504142361023148">
                <text:p>0.00504142361023148</text:p>
              </table:table-cell>
              <table:table-cell office:value-type="float" office:value="14321">
                <text:p>1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25187499868056">
                <text:p>0.00825187499868056</text:p>
              </table:table-cell>
              <table:table-cell office:value-type="float" office:value="6315">
                <text:p>6315</text:p>
              </table:table-cell>
              <table:table-cell office:value-type="float" office:value="0.00522335647837963">
                <text:p>0.00522335647837963</text:p>
              </table:table-cell>
              <table:table-cell office:value-type="float" office:value="5162">
                <text:p>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30982638581019">
                <text:p>0.00830982638581019</text:p>
              </table:table-cell>
              <table:table-cell office:value-type="float" office:value="6351">
                <text:p>6351</text:p>
              </table:table-cell>
              <table:table-cell office:value-type="float" office:value="0.00547196758998843">
                <text:p>0.00547196758998843</text:p>
              </table:table-cell>
              <table:table-cell office:value-type="float" office:value="16465700">
                <text:p>16465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36776620417824">
                <text:p>0.00836776620417824</text:p>
              </table:table-cell>
              <table:table-cell office:value-type="float" office:value="6337">
                <text:p>6337</text:p>
              </table:table-cell>
              <table:table-cell office:value-type="float" office:value="0.0056095601830787">
                <text:p>0.0056095601830787</text:p>
              </table:table-cell>
              <table:table-cell office:value-type="float" office:value="5009">
                <text:p>5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42571759130787">
                <text:p>0.00842571759130787</text:p>
              </table:table-cell>
              <table:table-cell office:value-type="float" office:value="6329">
                <text:p>6329</text:p>
              </table:table-cell>
              <table:table-cell office:value-type="float" office:value="0.00579238425416667">
                <text:p>0.00579238425416667</text:p>
              </table:table-cell>
              <table:table-cell office:value-type="float" office:value="5447">
                <text:p>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4836689784375">
                <text:p>0.0084836689784375</text:p>
              </table:table-cell>
              <table:table-cell office:value-type="float" office:value="6696">
                <text:p>6696</text:p>
              </table:table-cell>
              <table:table-cell office:value-type="float" office:value="0.00597232638392361">
                <text:p>0.00597232638392361</text:p>
              </table:table-cell>
              <table:table-cell office:value-type="float" office:value="6509">
                <text:p>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5416203655787">
                <text:p>0.0085416203655787</text:p>
              </table:table-cell>
              <table:table-cell office:value-type="float" office:value="6319">
                <text:p>6319</text:p>
              </table:table-cell>
              <table:table-cell office:value-type="float" office:value="0.00615387730795139">
                <text:p>0.00615387730795139</text:p>
              </table:table-cell>
              <table:table-cell office:value-type="float" office:value="9685">
                <text:p>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59957175998843">
                <text:p>0.00859957175998843</text:p>
              </table:table-cell>
              <table:table-cell office:value-type="float" office:value="6345">
                <text:p>6345</text:p>
              </table:table-cell>
              <table:table-cell office:value-type="float" office:value="0.00633749999542824">
                <text:p>0.00633749999542824</text:p>
              </table:table-cell>
              <table:table-cell office:value-type="float" office:value="6481">
                <text:p>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65751157107639">
                <text:p>0.00865751157107639</text:p>
              </table:table-cell>
              <table:table-cell office:value-type="float" office:value="6344">
                <text:p>6344</text:p>
              </table:table-cell>
              <table:table-cell office:value-type="float" office:value="0.00646716434857639">
                <text:p>0.00646716434857639</text:p>
              </table:table-cell>
              <table:table-cell office:value-type="float" office:value="6021">
                <text:p>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871546295820602">
                <text:p>0.00871546295820602</text:p>
              </table:table-cell>
              <table:table-cell office:value-type="float" office:value="6346">
                <text:p>6346</text:p>
              </table:table-cell>
              <table:table-cell office:value-type="float" office:value="0.00664975694234954">
                <text:p>0.00664975694234954</text:p>
              </table:table-cell>
              <table:table-cell office:value-type="float" office:value="5244">
                <text:p>5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77341435261574">
                <text:p>0.00877341435261574</text:p>
              </table:table-cell>
              <table:table-cell office:value-type="float" office:value="6381">
                <text:p>6381</text:p>
              </table:table-cell>
              <table:table-cell office:value-type="float" office:value="0.00682870369928241">
                <text:p>0.00682870369928241</text:p>
              </table:table-cell>
              <table:table-cell office:value-type="float" office:value="5415">
                <text:p>5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88313541637037">
                <text:p>0.0088313541637037</text:p>
              </table:table-cell>
              <table:table-cell office:value-type="float" office:value="6331">
                <text:p>6331</text:p>
              </table:table-cell>
              <table:table-cell office:value-type="float" office:value="0.00700896990747685">
                <text:p>0.00700896990747685</text:p>
              </table:table-cell>
              <table:table-cell office:value-type="float" office:value="5171">
                <text:p>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88930555083333">
                <text:p>0.00888930555083333</text:p>
              </table:table-cell>
              <table:table-cell office:value-type="float" office:value="6374">
                <text:p>6374</text:p>
              </table:table-cell>
              <table:table-cell office:value-type="float" office:value="0.00718879629130787">
                <text:p>0.00718879629130787</text:p>
              </table:table-cell>
              <table:table-cell office:value-type="float" office:value="5624">
                <text:p>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94871527270833">
                <text:p>0.00894871527270833</text:p>
              </table:table-cell>
              <table:table-cell office:value-type="float" office:value="6352">
                <text:p>6352</text:p>
              </table:table-cell>
              <table:table-cell office:value-type="float" office:value="0.00731914351490741">
                <text:p>0.00731914351490741</text:p>
              </table:table-cell>
              <table:table-cell office:value-type="float" office:value="336999">
                <text:p>336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00665509106481">
                <text:p>0.00900665509106481</text:p>
              </table:table-cell>
              <table:table-cell office:value-type="float" office:value="6412">
                <text:p>6412</text:p>
              </table:table-cell>
              <table:table-cell office:value-type="float" office:value="0.0075087731456713">
                <text:p>0.0075087731456713</text:p>
              </table:table-cell>
              <table:table-cell office:value-type="float" office:value="5579">
                <text:p>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06459490943287">
                <text:p>0.00906459490943287</text:p>
              </table:table-cell>
              <table:table-cell office:value-type="float" office:value="4739">
                <text:p>4739</text:p>
              </table:table-cell>
              <table:table-cell office:value-type="float" office:value="0.00769512731494213">
                <text:p>0.00769512731494213</text:p>
              </table:table-cell>
              <table:table-cell office:value-type="float" office:value="29803">
                <text:p>2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12253472052083">
                <text:p>0.00912253472052083</text:p>
              </table:table-cell>
              <table:table-cell office:value-type="float" office:value="6495">
                <text:p>6495</text:p>
              </table:table-cell>
              <table:table-cell office:value-type="float" office:value="0.00787663194204861">
                <text:p>0.00787663194204861</text:p>
              </table:table-cell>
              <table:table-cell office:value-type="float" office:value="4977">
                <text:p>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18048610765046">
                <text:p>0.00918048610765046</text:p>
              </table:table-cell>
              <table:table-cell office:value-type="float" office:value="6384">
                <text:p>6384</text:p>
              </table:table-cell>
              <table:table-cell office:value-type="float" office:value="0.0080599884240625">
                <text:p>0.0080599884240625</text:p>
              </table:table-cell>
              <table:table-cell office:value-type="float" office:value="6640">
                <text:p>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923843750206018">
                <text:p>0.00923843750206018</text:p>
              </table:table-cell>
              <table:table-cell office:value-type="float" office:value="6458">
                <text:p>6458</text:p>
              </table:table-cell>
              <table:table-cell office:value-type="float" office:value="0.00818431712832176">
                <text:p>0.00818431712832176</text:p>
              </table:table-cell>
              <table:table-cell office:value-type="float" office:value="5089">
                <text:p>5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29638888920139">
                <text:p>0.00929638888920139</text:p>
              </table:table-cell>
              <table:table-cell office:value-type="float" office:value="6399">
                <text:p>6399</text:p>
              </table:table-cell>
              <table:table-cell office:value-type="float" office:value="0.00836417824030093">
                <text:p>0.00836417824030093</text:p>
              </table:table-cell>
              <table:table-cell office:value-type="float" office:value="5167">
                <text:p>5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35434027633102">
                <text:p>0.00935434027633102</text:p>
              </table:table-cell>
              <table:table-cell office:value-type="float" office:value="6374">
                <text:p>6374</text:p>
              </table:table-cell>
              <table:table-cell office:value-type="float" office:value="0.00854214120045139">
                <text:p>0.00854214120045139</text:p>
              </table:table-cell>
              <table:table-cell office:value-type="float" office:value="6354">
                <text:p>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41228008741898">
                <text:p>0.00941228008741898</text:p>
              </table:table-cell>
              <table:table-cell office:value-type="float" office:value="6328">
                <text:p>6328</text:p>
              </table:table-cell>
              <table:table-cell office:value-type="float" office:value="0.00860693286813657">
                <text:p>0.00860693286813657</text:p>
              </table:table-cell>
              <table:table-cell office:value-type="float" office:value="597749">
                <text:p>59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4702314818287">
                <text:p>0.0094702314818287</text:p>
              </table:table-cell>
              <table:table-cell office:value-type="float" office:value="6415">
                <text:p>6415</text:p>
              </table:table-cell>
              <table:table-cell office:value-type="float" office:value="0.00876532406982639">
                <text:p>0.00876532406982639</text:p>
              </table:table-cell>
              <table:table-cell office:value-type="float" office:value="6835">
                <text:p>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52818286895833">
                <text:p>0.00952818286895833</text:p>
              </table:table-cell>
              <table:table-cell office:value-type="float" office:value="6405">
                <text:p>6405</text:p>
              </table:table-cell>
              <table:table-cell office:value-type="float" office:value="0.00894800925744213">
                <text:p>0.00894800925744213</text:p>
              </table:table-cell>
              <table:table-cell office:value-type="float" office:value="5099">
                <text:p>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58613425609954">
                <text:p>0.00958613425609954</text:p>
              </table:table-cell>
              <table:table-cell office:value-type="float" office:value="6372">
                <text:p>6372</text:p>
              </table:table-cell>
              <table:table-cell office:value-type="float" office:value="0.00930541666457176">
                <text:p>0.00930541666457176</text:p>
              </table:table-cell>
              <table:table-cell office:value-type="float" office:value="15439263">
                <text:p>1543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64408564322916">
                <text:p>0.00964408564322916</text:p>
              </table:table-cell>
              <table:table-cell office:value-type="float" office:value="6383">
                <text:p>6383</text:p>
              </table:table-cell>
              <table:table-cell office:value-type="float" office:value="0.00961874999483796">
                <text:p>0.00961874999483796</text:p>
              </table:table-cell>
              <table:table-cell office:value-type="float" office:value="15800864">
                <text:p>1580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70202546159722">
                <text:p>0.00970202546159722</text:p>
              </table:table-cell>
              <table:table-cell office:value-type="float" office:value="6424">
                <text:p>6424</text:p>
              </table:table-cell>
              <table:table-cell office:value-type="float" office:value="0.00998028934554398">
                <text:p>0.00998028934554398</text:p>
              </table:table-cell>
              <table:table-cell office:value-type="float" office:value="15387324">
                <text:p>1538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75997684872685">
                <text:p>0.00975997684872685</text:p>
              </table:table-cell>
              <table:table-cell office:value-type="float" office:value="6389">
                <text:p>6389</text:p>
              </table:table-cell>
              <table:table-cell office:value-type="float" office:value="0.0102862731437153">
                <text:p>0.0102862731437153</text:p>
              </table:table-cell>
              <table:table-cell office:value-type="float" office:value="10786091">
                <text:p>1078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81792823585648">
                <text:p>0.00981792823585648</text:p>
              </table:table-cell>
              <table:table-cell office:value-type="float" office:value="6349">
                <text:p>6349</text:p>
              </table:table-cell>
              <table:table-cell office:value-type="float" office:value="0.0108250115736111">
                <text:p>0.0108250115736111</text:p>
              </table:table-cell>
              <table:table-cell office:value-type="float" office:value="30991209">
                <text:p>3099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987587963026621">
                <text:p>0.00987587963026621</text:p>
              </table:table-cell>
              <table:table-cell office:value-type="float" office:value="6406">
                <text:p>6406</text:p>
              </table:table-cell>
              <table:table-cell office:value-type="float" office:value="0.0110072569441435">
                <text:p>0.0110072569441435</text:p>
              </table:table-cell>
              <table:table-cell office:value-type="float" office:value="4955">
                <text:p>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93383101740741">
                <text:p>0.00993383101740741</text:p>
              </table:table-cell>
              <table:table-cell office:value-type="float" office:value="6454">
                <text:p>6454</text:p>
              </table:table-cell>
              <table:table-cell office:value-type="float" office:value="0.0119767939759144">
                <text:p>0.0119767939759144</text:p>
              </table:table-cell>
              <table:table-cell office:value-type="float" office:value="73036131">
                <text:p>73036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999177082849537">
                <text:p>0.00999177082849537</text:p>
              </table:table-cell>
              <table:table-cell office:value-type="float" office:value="6286">
                <text:p>6286</text:p>
              </table:table-cell>
              <table:table-cell office:value-type="float" office:value="0.0143821064775694">
                <text:p>0.0143821064775694</text:p>
              </table:table-cell>
              <table:table-cell office:value-type="float" office:value="161052801">
                <text:p>16105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0497222229051">
                <text:p>0.0100497222229051</text:p>
              </table:table-cell>
              <table:table-cell office:value-type="float" office:value="6380">
                <text:p>6380</text:p>
              </table:table-cell>
              <table:table-cell office:value-type="float" office:value="0.0186010995312269">
                <text:p>0.0186010995312269</text:p>
              </table:table-cell>
              <table:table-cell office:value-type="float" office:value="322718984">
                <text:p>32271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1076736100347">
                <text:p>0.0101076736100347</text:p>
              </table:table-cell>
              <table:table-cell office:value-type="float" office:value="6426">
                <text:p>6426</text:p>
              </table:table-cell>
              <table:table-cell office:value-type="float" office:value="0.0218062037020023">
                <text:p>0.0218062037020023</text:p>
              </table:table-cell>
              <table:table-cell office:value-type="float" office:value="192918652">
                <text:p>19291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01656134211227">
                <text:p>0.0101656134211227</text:p>
              </table:table-cell>
              <table:table-cell office:value-type="float" office:value="6246">
                <text:p>6246</text:p>
              </table:table-cell>
              <table:table-cell office:value-type="float" office:value="0.024518784717662">
                <text:p>0.024518784717662</text:p>
              </table:table-cell>
              <table:table-cell office:value-type="float" office:value="207871044">
                <text:p>20787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02235648155324">
                <text:p>0.0102235648155324</text:p>
              </table:table-cell>
              <table:table-cell office:value-type="float" office:value="6405">
                <text:p>6405</text:p>
              </table:table-cell>
              <table:table-cell office:value-type="float" office:value="0.0271355786971991">
                <text:p>0.0271355786971991</text:p>
              </table:table-cell>
              <table:table-cell office:value-type="float" office:value="199256783">
                <text:p>199256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281516202662">
                <text:p>0.010281516202662</text:p>
              </table:table-cell>
              <table:table-cell office:value-type="float" office:value="6438">
                <text:p>6438</text:p>
              </table:table-cell>
              <table:table-cell office:value-type="float" office:value="0.027625740738588">
                <text:p>0.027625740738588</text:p>
              </table:table-cell>
              <table:table-cell office:value-type="float" office:value="31344279">
                <text:p>3134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33945601375">
                <text:p>0.01033945601375</text:p>
              </table:table-cell>
              <table:table-cell office:value-type="float" office:value="6407">
                <text:p>6407</text:p>
              </table:table-cell>
              <table:table-cell office:value-type="float" office:value="0.028112071755463">
                <text:p>0.028112071755463</text:p>
              </table:table-cell>
              <table:table-cell office:value-type="float" office:value="26482665">
                <text:p>26482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3974074081597">
                <text:p>0.0103974074081597</text:p>
              </table:table-cell>
              <table:table-cell office:value-type="float" office:value="6442">
                <text:p>6442</text:p>
              </table:table-cell>
              <table:table-cell office:value-type="float" office:value="0.0328950810144329">
                <text:p>0.0328950810144329</text:p>
              </table:table-cell>
              <table:table-cell office:value-type="float" office:value="397702172">
                <text:p>39770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4553587953009">
                <text:p>0.0104553587953009</text:p>
              </table:table-cell>
              <table:table-cell office:value-type="float" office:value="6401">
                <text:p>6401</text:p>
              </table:table-cell>
              <table:table-cell office:value-type="float" office:value="0.0340501620303241">
                <text:p>0.0340501620303241</text:p>
              </table:table-cell>
              <table:table-cell office:value-type="float" office:value="84169217">
                <text:p>8416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5133101824306">
                <text:p>0.0105133101824306</text:p>
              </table:table-cell>
              <table:table-cell office:value-type="float" office:value="6431">
                <text:p>6431</text:p>
              </table:table-cell>
              <table:table-cell office:value-type="float" office:value="0.0374417013881597">
                <text:p>0.0374417013881597</text:p>
              </table:table-cell>
              <table:table-cell office:value-type="float" office:value="277381471">
                <text:p>27738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5712500007986">
                <text:p>0.0105712500007986</text:p>
              </table:table-cell>
              <table:table-cell office:value-type="float" office:value="6421">
                <text:p>6421</text:p>
              </table:table-cell>
              <table:table-cell office:value-type="float" office:value="0.0412089583332986">
                <text:p>0.0412089583332986</text:p>
              </table:table-cell>
              <table:table-cell office:value-type="float" office:value="263153851">
                <text:p>26315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6292013879282">
                <text:p>0.0106292013879282</text:p>
              </table:table-cell>
              <table:table-cell office:value-type="float" office:value="6382">
                <text:p>6382</text:p>
              </table:table-cell>
              <table:table-cell office:value-type="float" office:value="0.0429083680501157">
                <text:p>0.0429083680501157</text:p>
              </table:table-cell>
              <table:table-cell office:value-type="float" office:value="115342504">
                <text:p>11534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06871527750579">
                <text:p>0.0106871527750579</text:p>
              </table:table-cell>
              <table:table-cell office:value-type="float" office:value="6533">
                <text:p>6533</text:p>
              </table:table-cell>
              <table:table-cell office:value-type="float" office:value="0.0461227546256829">
                <text:p>0.0461227546256829</text:p>
              </table:table-cell>
              <table:table-cell office:value-type="float" office:value="246455728">
                <text:p>24645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07451041621991">
                <text:p>0.0107451041621991</text:p>
              </table:table-cell>
              <table:table-cell office:value-type="float" office:value="6389">
                <text:p>6389</text:p>
              </table:table-cell>
              <table:table-cell office:value-type="float" office:value="0.0466734143483333">
                <text:p>0.0466734143483333</text:p>
              </table:table-cell>
              <table:table-cell office:value-type="float" office:value="31963724">
                <text:p>31963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8030555566088">
                <text:p>0.0108030555566088</text:p>
              </table:table-cell>
              <table:table-cell office:value-type="float" office:value="6426">
                <text:p>6426</text:p>
              </table:table-cell>
              <table:table-cell office:value-type="float" office:value="0.0476490972214352">
                <text:p>0.0476490972214352</text:p>
              </table:table-cell>
              <table:table-cell office:value-type="float" office:value="73364253">
                <text:p>733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8609953676968">
                <text:p>0.0108609953676968</text:p>
              </table:table-cell>
              <table:table-cell office:value-type="float" office:value="6460">
                <text:p>6460</text:p>
              </table:table-cell>
              <table:table-cell office:value-type="float" office:value="0.0507478356448727">
                <text:p>0.0507478356448727</text:p>
              </table:table-cell>
              <table:table-cell office:value-type="float" office:value="188803974">
                <text:p>18880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9189467548264">
                <text:p>0.0109189467548264</text:p>
              </table:table-cell>
              <table:table-cell office:value-type="float" office:value="6399">
                <text:p>6399</text:p>
              </table:table-cell>
              <table:table-cell office:value-type="float" office:value="0.0516076273124769">
                <text:p>0.0516076273124769</text:p>
              </table:table-cell>
              <table:table-cell office:value-type="float" office:value="47613909">
                <text:p>4761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09768981492361">
                <text:p>0.0109768981492361</text:p>
              </table:table-cell>
              <table:table-cell office:value-type="float" office:value="6467">
                <text:p>6467</text:p>
              </table:table-cell>
              <table:table-cell office:value-type="float" office:value="0.0526524884189699">
                <text:p>0.0526524884189699</text:p>
              </table:table-cell>
              <table:table-cell office:value-type="float" office:value="74046676">
                <text:p>7404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0348495363773">
                <text:p>0.0110348495363773</text:p>
              </table:table-cell>
              <table:table-cell office:value-type="float" office:value="6416">
                <text:p>6416</text:p>
              </table:table-cell>
              <table:table-cell office:value-type="float" office:value="0.0553522222180671">
                <text:p>0.0553522222180671</text:p>
              </table:table-cell>
              <table:table-cell office:value-type="float" office:value="206452148">
                <text:p>20645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0928009235069">
                <text:p>0.0110928009235069</text:p>
              </table:table-cell>
              <table:table-cell office:value-type="float" office:value="6460">
                <text:p>6460</text:p>
              </table:table-cell>
              <table:table-cell office:value-type="float" office:value="0.0595221527764815">
                <text:p>0.0595221527764815</text:p>
              </table:table-cell>
              <table:table-cell office:value-type="float" office:value="344427751">
                <text:p>34442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11507407418634">
                <text:p>0.0111507407418634</text:p>
              </table:table-cell>
              <table:table-cell office:value-type="float" office:value="6415">
                <text:p>6415</text:p>
              </table:table-cell>
              <table:table-cell office:value-type="float" office:value="0.0639620949004861">
                <text:p>0.0639620949004861</text:p>
              </table:table-cell>
              <table:table-cell office:value-type="float" office:value="329900743">
                <text:p>32990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2086921290046">
                <text:p>0.0112086921290046</text:p>
              </table:table-cell>
              <table:table-cell office:value-type="float" office:value="6388">
                <text:p>6388</text:p>
              </table:table-cell>
              <table:table-cell office:value-type="float" office:value="0.0674053356415278">
                <text:p>0.0674053356415278</text:p>
              </table:table-cell>
              <table:table-cell office:value-type="float" office:value="234140941">
                <text:p>23414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12666435161343">
                <text:p>0.0112666435161343</text:p>
              </table:table-cell>
              <table:table-cell office:value-type="float" office:value="6424">
                <text:p>6424</text:p>
              </table:table-cell>
              <table:table-cell office:value-type="float" office:value="0.0707342824025579">
                <text:p>0.0707342824025579</text:p>
              </table:table-cell>
              <table:table-cell office:value-type="float" office:value="255617031">
                <text:p>255617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13245949032755">
                <text:p>0.0113245949032755</text:p>
              </table:table-cell>
              <table:table-cell office:value-type="float" office:value="6440">
                <text:p>6440</text:p>
              </table:table-cell>
              <table:table-cell office:value-type="float" office:value="0.0720929513845486">
                <text:p>0.0720929513845486</text:p>
              </table:table-cell>
              <table:table-cell office:value-type="float" office:value="106439517">
                <text:p>106439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13825347216319">
                <text:p>0.0113825347216319</text:p>
              </table:table-cell>
              <table:table-cell office:value-type="float" office:value="6438">
                <text:p>6438</text:p>
              </table:table-cell>
              <table:table-cell office:value-type="float" office:value="0.0738265624968287">
                <text:p>0.0738265624968287</text:p>
              </table:table-cell>
              <table:table-cell office:value-type="float" office:value="133825386">
                <text:p>13382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14404861087731">
                <text:p>0.0114404861087731</text:p>
              </table:table-cell>
              <table:table-cell office:value-type="float" office:value="6457">
                <text:p>6457</text:p>
              </table:table-cell>
              <table:table-cell office:value-type="float" office:value="0.0750608796297454">
                <text:p>0.0750608796297454</text:p>
              </table:table-cell>
              <table:table-cell office:value-type="float" office:value="90659652">
                <text:p>9065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14984374959028">
                <text:p>0.0114984374959028</text:p>
              </table:table-cell>
              <table:table-cell office:value-type="float" office:value="6445">
                <text:p>6445</text:p>
              </table:table-cell>
              <table:table-cell office:value-type="float" office:value="0.0760543865690162">
                <text:p>0.0760543865690162</text:p>
              </table:table-cell>
              <table:table-cell office:value-type="float" office:value="42975410">
                <text:p>42975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15563888903125">
                <text:p>0.0115563888903125</text:p>
              </table:table-cell>
              <table:table-cell office:value-type="float" office:value="6469">
                <text:p>6469</text:p>
              </table:table-cell>
              <table:table-cell office:value-type="float" office:value="0.0771244791612847">
                <text:p>0.0771244791612847</text:p>
              </table:table-cell>
              <table:table-cell office:value-type="float" office:value="60490165">
                <text:p>6049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16143402774421">
                <text:p>0.0116143402774421</text:p>
              </table:table-cell>
              <table:table-cell office:value-type="float" office:value="6423">
                <text:p>6423</text:p>
              </table:table-cell>
              <table:table-cell office:value-type="float" office:value="0.0827103587944329">
                <text:p>0.0827103587944329</text:p>
              </table:table-cell>
              <table:table-cell office:value-type="float" office:value="437054375">
                <text:p>43705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6722800885301">
                <text:p>0.0116722800885301</text:p>
              </table:table-cell>
              <table:table-cell office:value-type="float" office:value="6365">
                <text:p>6365</text:p>
              </table:table-cell>
              <table:table-cell office:value-type="float" office:value="0.0853406712922106">
                <text:p>0.0853406712922106</text:p>
              </table:table-cell>
              <table:table-cell office:value-type="float" office:value="142094405">
                <text:p>14209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7302314829398">
                <text:p>0.0117302314829398</text:p>
              </table:table-cell>
              <table:table-cell office:value-type="float" office:value="6476">
                <text:p>6476</text:p>
              </table:table-cell>
              <table:table-cell office:value-type="float" office:value="0.0863922569406019">
                <text:p>0.0863922569406019</text:p>
              </table:table-cell>
              <table:table-cell office:value-type="float" office:value="79382711">
                <text:p>7938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788182870081">
                <text:p>0.011788182870081</text:p>
              </table:table-cell>
              <table:table-cell office:value-type="float" office:value="6426">
                <text:p>6426</text:p>
              </table:table-cell>
              <table:table-cell office:value-type="float" office:value="0.0877058217593055">
                <text:p>0.0877058217593055</text:p>
              </table:table-cell>
              <table:table-cell office:value-type="float" office:value="96396871">
                <text:p>9639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18461342572106">
                <text:p>0.0118461342572106</text:p>
              </table:table-cell>
              <table:table-cell office:value-type="float" office:value="6390">
                <text:p>6390</text:p>
              </table:table-cell>
              <table:table-cell office:value-type="float" office:value="0.0897462268476389">
                <text:p>0.0897462268476389</text:p>
              </table:table-cell>
              <table:table-cell office:value-type="float" office:value="159328791">
                <text:p>15932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19050347202546">
                <text:p>0.0119050347202546</text:p>
              </table:table-cell>
              <table:table-cell office:value-type="float" office:value="6435">
                <text:p>6435</text:p>
              </table:table-cell>
              <table:table-cell office:value-type="float" office:value="0.0913835416649768">
                <text:p>0.0913835416649768</text:p>
              </table:table-cell>
              <table:table-cell office:value-type="float" office:value="124961387">
                <text:p>12496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19629861073958">
                <text:p>0.0119629861073958</text:p>
              </table:table-cell>
              <table:table-cell office:value-type="float" office:value="6466">
                <text:p>6466</text:p>
              </table:table-cell>
              <table:table-cell office:value-type="float" office:value="0.0945496064814468">
                <text:p>0.0945496064814468</text:p>
              </table:table-cell>
              <table:table-cell office:value-type="float" office:value="256431238">
                <text:p>25643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20209375018056">
                <text:p>0.0120209375018056</text:p>
              </table:table-cell>
              <table:table-cell office:value-type="float" office:value="6440">
                <text:p>6440</text:p>
              </table:table-cell>
              <table:table-cell office:value-type="float" office:value="0.0946834143469444">
                <text:p>0.0946834143469444</text:p>
              </table:table-cell>
              <table:table-cell office:value-type="float" office:value="4837">
                <text:p>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20788773128935">
                <text:p>0.0120788773128935</text:p>
              </table:table-cell>
              <table:table-cell office:value-type="float" office:value="6461">
                <text:p>6461</text:p>
              </table:table-cell>
              <table:table-cell office:value-type="float" office:value="0.0956066782382523">
                <text:p>0.0956066782382523</text:p>
              </table:table-cell>
              <table:table-cell office:value-type="float" office:value="62605690">
                <text:p>62605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1368287000231">
                <text:p>0.0121368287000231</text:p>
              </table:table-cell>
              <table:table-cell office:value-type="float" office:value="6333">
                <text:p>6333</text:p>
              </table:table-cell>
              <table:table-cell office:value-type="float" office:value="0.101945185182558">
                <text:p>0.101945185182558</text:p>
              </table:table-cell>
              <table:table-cell office:value-type="float" office:value="433333691">
                <text:p>4333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1947800944329">
                <text:p>0.0121947800944329</text:p>
              </table:table-cell>
              <table:table-cell office:value-type="float" office:value="6407">
                <text:p>6407</text:p>
              </table:table-cell>
              <table:table-cell office:value-type="float" office:value="0.10268249999353">
                <text:p>0.10268249999353</text:p>
              </table:table-cell>
              <table:table-cell office:value-type="float" office:value="51317447">
                <text:p>51317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2527314815625">
                <text:p>0.0122527314815625</text:p>
              </table:table-cell>
              <table:table-cell office:value-type="float" office:value="6428">
                <text:p>6428</text:p>
              </table:table-cell>
              <table:table-cell office:value-type="float" office:value="0.106379490738623">
                <text:p>0.106379490738623</text:p>
              </table:table-cell>
              <table:table-cell office:value-type="float" office:value="268878328">
                <text:p>268878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3106712926505">
                <text:p>0.0123106712926505</text:p>
              </table:table-cell>
              <table:table-cell office:value-type="float" office:value="6443">
                <text:p>6443</text:p>
              </table:table-cell>
              <table:table-cell office:value-type="float" office:value="0.108763148142315">
                <text:p>0.108763148142315</text:p>
              </table:table-cell>
              <table:table-cell office:value-type="float" office:value="177131385">
                <text:p>17713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3686226870602">
                <text:p>0.0123686226870602</text:p>
              </table:table-cell>
              <table:table-cell office:value-type="float" office:value="6344">
                <text:p>6344</text:p>
              </table:table-cell>
              <table:table-cell office:value-type="float" office:value="0.11137980323838">
                <text:p>0.11137980323838</text:p>
              </table:table-cell>
              <table:table-cell office:value-type="float" office:value="179902108">
                <text:p>17990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4265740742014">
                <text:p>0.0124265740742014</text:p>
              </table:table-cell>
              <table:table-cell office:value-type="float" office:value="6422">
                <text:p>6422</text:p>
              </table:table-cell>
              <table:table-cell office:value-type="float" office:value="0.113470104166481">
                <text:p>0.113470104166481</text:p>
              </table:table-cell>
              <table:table-cell office:value-type="float" office:value="145644678">
                <text:p>14564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4845138852778">
                <text:p>0.0124845138852778</text:p>
              </table:table-cell>
              <table:table-cell office:value-type="float" office:value="5809">
                <text:p>5809</text:p>
              </table:table-cell>
              <table:table-cell office:value-type="float" office:value="0.115553541661933">
                <text:p>0.115553541661933</text:p>
              </table:table-cell>
              <table:table-cell office:value-type="float" office:value="162778555">
                <text:p>16277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290243051481">
                <text:p>0.116290243051481</text:p>
              </table:table-cell>
              <table:table-cell office:value-type="float" office:value="46184214">
                <text:p>4618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891249999757">
                <text:p>0.116891249999757</text:p>
              </table:table-cell>
              <table:table-cell office:value-type="float" office:value="34446076">
                <text:p>3444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02928240265">
                <text:p>0.11702928240265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095cm" svg:height="17.587cm" xlink:href=".." xlink:type="simple" chart:class="chart:scatter" chart:style-name="ch1">
        <chart:title svg:x="17.167cm" svg:y="0.487cm" chart:style-name="ch2">
          <text:p>cacheUpdate</text:p>
        </chart:title>
        <chart:legend chart:legend-position="end" svg:x="34.435cm" svg:y="7.996cm" style:legend-expansion="high" chart:style-name="ch3"/>
        <chart:plot-area chart:style-name="ch4" table:cell-range-address="'large heap'.U46:'large heap'.V56 'large heap'.T44:'large heap'.T44 'large heap'.Z44:'large heap'.Z44 'large heap'.AB46:'large heap'.AB61 'large heap'.AF44:'large heap'.AF44 'large heap'.AH46:'large heap'.AH52" chart:data-source-has-labels="row" svg:x="1.752cm" svg:y="1.617cm" svg:width="31.942cm" svg:height="14.638cm">
          <chartooo:coordinate-region svg:x="3.67cm" svg:y="1.817cm" svg:width="29.176cm" svg:height="13.792cm"/>
          <chart:axis chart:dimension="x" chart:name="primary-x" chart:style-name="ch5">
            <chart:title svg:x="14.663cm" svg:y="16.606cm" chart:style-name="ch6">
              <text:p>Время с начала выполнения программы</text:p>
            </chart:title>
          </chart:axis>
          <chart:axis chart:dimension="y" chart:name="primary-y" chart:style-name="ch7">
            <chart:title svg:x="0.451cm" svg:y="11.229cm" chart:style-name="ch8">
              <text:p>Время исполнения метода, µs</text:p>
            </chart:title>
            <chart:grid chart:style-name="ch9" chart:class="major"/>
          </chart:axis>
          <chart:series chart:style-name="ch10" chart:values-cell-range-address="'large heap'.V46:'large heap'.V56" chart:label-cell-address="'large heap'.T44:'large heap'.T44" chart:class="chart:scatter">
            <chart:domain table:cell-range-address="'large heap'.U46:'large heap'.U56"/>
            <chart:data-point chart:repeated="11"/>
          </chart:series>
          <chart:series chart:style-name="ch11" chart:values-cell-range-address="'large heap'.AB46:'large heap'.AB61" chart:label-cell-address="'large heap'.Z44:'large heap'.Z44" chart:class="chart:scatter">
            <chart:domain table:cell-range-address="'large heap'.AA46:'large heap'.AA61"/>
            <chart:data-point chart:repeated="16"/>
          </chart:series>
          <chart:series chart:style-name="ch12" chart:values-cell-range-address="'large heap'.AH46:'large heap'.AH52" chart:label-cell-address="'large heap'.AF44:'large heap'.AF44" chart:class="chart:scatter">
            <chart:domain table:cell-range-address="'large heap'.AG46:'large heap'.AG5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U</text:p>
              </table:table-cell>
              <table:table-cell office:value-type="string">
                <text:p>G1</text:p>
                <draw:g>
                  <svg:desc>'large heap'.T44:'large heap'.T44</svg:desc>
                </draw:g>
              </table:table-cell>
              <table:table-cell office:value-type="string">
                <text:p>Столбец AA</text:p>
              </table:table-cell>
              <table:table-cell office:value-type="string">
                <text:p>Shenandoah</text:p>
                <draw:g>
                  <svg:desc>'large heap'.Z44:'large heap'.Z44</svg:desc>
                </draw:g>
              </table:table-cell>
              <table:table-cell office:value-type="string">
                <text:p>Столбец AG</text:p>
              </table:table-cell>
              <table:table-cell office:value-type="string">
                <text:p>Parallel</text:p>
                <draw:g>
                  <svg:desc>'large heap'.AF44:'large heap'.AF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arge heap'.U46:'large heap'.U56</svg:desc>
                </draw:g>
              </table:table-cell>
              <table:table-cell office:value-type="float" office:value="1707862">
                <text:p>1707862</text:p>
                <draw:g>
                  <svg:desc>'large heap'.V46:'large heap'.V56</svg:desc>
                </draw:g>
              </table:table-cell>
              <table:table-cell office:value-type="float" office:value="0">
                <text:p>0</text:p>
                <draw:g>
                  <svg:desc>'large heap'.AA46:'large heap'.AA61</svg:desc>
                </draw:g>
              </table:table-cell>
              <table:table-cell office:value-type="float" office:value="1478975">
                <text:p>1478975</text:p>
                <draw:g>
                  <svg:desc>'large heap'.AB46:'large heap'.AB61</svg:desc>
                </draw:g>
              </table:table-cell>
              <table:table-cell office:value-type="float" office:value="0">
                <text:p>0</text:p>
                <draw:g>
                  <svg:desc>'large heap'.AG46:'large heap'.AG52</svg:desc>
                </draw:g>
              </table:table-cell>
              <table:table-cell office:value-type="float" office:value="5564897">
                <text:p>5564897</text:p>
                <draw:g>
                  <svg:desc>'large heap'.AH46:'large heap'.A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35601847430556">
                <text:p>0.000135601847430556</text:p>
              </table:table-cell>
              <table:table-cell office:value-type="float" office:value="1715481">
                <text:p>1715481</text:p>
              </table:table-cell>
              <table:table-cell office:value-type="float" office:value="0.0001939004578125">
                <text:p>0.0001939004578125</text:p>
              </table:table-cell>
              <table:table-cell office:value-type="float" office:value="6026723">
                <text:p>6026723</text:p>
              </table:table-cell>
              <table:table-cell office:value-type="float" office:value="0.000130787040694444">
                <text:p>0.000130787040694444</text:p>
              </table:table-cell>
              <table:table-cell office:value-type="float" office:value="1300028">
                <text:p>130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71180550046296">
                <text:p>0.000271180550046296</text:p>
              </table:table-cell>
              <table:table-cell office:value-type="float" office:value="1713950">
                <text:p>1713950</text:p>
              </table:table-cell>
              <table:table-cell office:value-type="float" office:value="0.000394166665497685">
                <text:p>0.000394166665497685</text:p>
              </table:table-cell>
              <table:table-cell office:value-type="float" office:value="7291692">
                <text:p>7291692</text:p>
              </table:table-cell>
              <table:table-cell office:value-type="float" office:value="0.000314756944131944">
                <text:p>0.000314756944131944</text:p>
              </table:table-cell>
              <table:table-cell office:value-type="float" office:value="5894392">
                <text:p>5894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08009254895833">
                <text:p>0.000408009254895833</text:p>
              </table:table-cell>
              <table:table-cell office:value-type="float" office:value="1821417">
                <text:p>1821417</text:p>
              </table:table-cell>
              <table:table-cell office:value-type="float" office:value="0.000541122681168981">
                <text:p>0.000541122681168981</text:p>
              </table:table-cell>
              <table:table-cell office:value-type="float" office:value="2695731">
                <text:p>2695731</text:p>
              </table:table-cell>
              <table:table-cell office:value-type="float" office:value="0.000582731481701389">
                <text:p>0.000582731481701389</text:p>
              </table:table-cell>
              <table:table-cell office:value-type="float" office:value="12577334">
                <text:p>12577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44814814930556">
                <text:p>0.000544814814930556</text:p>
              </table:table-cell>
              <table:table-cell office:value-type="float" office:value="1819534">
                <text:p>1819534</text:p>
              </table:table-cell>
              <table:table-cell office:value-type="float" office:value="0.00067423610744213">
                <text:p>0.00067423610744213</text:p>
              </table:table-cell>
              <table:table-cell office:value-type="float" office:value="1500951">
                <text:p>1500951</text:p>
              </table:table-cell>
              <table:table-cell office:value-type="float" office:value="0.000713391207685185">
                <text:p>0.000713391207685185</text:p>
              </table:table-cell>
              <table:table-cell office:value-type="float" office:value="1288838">
                <text:p>1288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76956013194444">
                <text:p>0.000676956013194444</text:p>
              </table:table-cell>
              <table:table-cell office:value-type="float" office:value="1417105">
                <text:p>1417105</text:p>
              </table:table-cell>
              <table:table-cell office:value-type="float" office:value="0.000810219906273148">
                <text:p>0.000810219906273148</text:p>
              </table:table-cell>
              <table:table-cell office:value-type="float" office:value="1748463">
                <text:p>1748463</text:p>
              </table:table-cell>
              <table:table-cell office:value-type="float" office:value="0.000887719907037037">
                <text:p>0.000887719907037037</text:p>
              </table:table-cell>
              <table:table-cell office:value-type="float" office:value="5061546">
                <text:p>5061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10729165092593">
                <text:p>0.000810729165092593</text:p>
              </table:table-cell>
              <table:table-cell office:value-type="float" office:value="1557588">
                <text:p>1557588</text:p>
              </table:table-cell>
              <table:table-cell office:value-type="float" office:value="0.00101246527628472">
                <text:p>0.00101246527628472</text:p>
              </table:table-cell>
              <table:table-cell office:value-type="float" office:value="6281927">
                <text:p>6281927</text:p>
              </table:table-cell>
              <table:table-cell office:value-type="float" office:value="0.00110795139335648">
                <text:p>0.00110795139335648</text:p>
              </table:table-cell>
              <table:table-cell office:value-type="float" office:value="9027104">
                <text:p>9027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7120369900463">
                <text:p>0.00097120369900463</text:p>
              </table:table-cell>
              <table:table-cell office:value-type="float" office:value="2053185">
                <text:p>2053185</text:p>
              </table:table-cell>
              <table:table-cell office:value-type="float" office:value="0.00132225693960648">
                <text:p>0.00132225693960648</text:p>
              </table:table-cell>
              <table:table-cell office:value-type="float" office:value="16753604">
                <text:p>1675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0535879503472">
                <text:p>0.00110535879503472</text:p>
              </table:table-cell>
              <table:table-cell office:value-type="float" office:value="1590380">
                <text:p>1590380</text:p>
              </table:table-cell>
              <table:table-cell office:value-type="float" office:value="0.00162655092571759">
                <text:p>0.00162655092571759</text:p>
              </table:table-cell>
              <table:table-cell office:value-type="float" office:value="16279519">
                <text:p>1627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1156249699074">
                <text:p>0.00131156249699074</text:p>
              </table:table-cell>
              <table:table-cell office:value-type="float" office:value="7815212">
                <text:p>7815212</text:p>
              </table:table-cell>
              <table:table-cell office:value-type="float" office:value="0.00182756943832176">
                <text:p>0.00182756943832176</text:p>
              </table:table-cell>
              <table:table-cell office:value-type="float" office:value="3144185">
                <text:p>3144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9812499502315">
                <text:p>0.00279812499502315</text:p>
              </table:table-cell>
              <table:table-cell office:value-type="float" office:value="115417931">
                <text:p>115417931</text:p>
              </table:table-cell>
              <table:table-cell office:value-type="float" office:value="0.00197293981181713">
                <text:p>0.00197293981181713</text:p>
              </table:table-cell>
              <table:table-cell office:value-type="float" office:value="2558806">
                <text:p>255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2053240829861">
                <text:p>0.00212053240829861</text:p>
              </table:table-cell>
              <table:table-cell office:value-type="float" office:value="2751702">
                <text:p>275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3905092540509">
                <text:p>0.00253905092540509</text:p>
              </table:table-cell>
              <table:table-cell office:value-type="float" office:value="22832467">
                <text:p>2283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0136574040509">
                <text:p>0.00290136574040509</text:p>
              </table:table-cell>
              <table:table-cell office:value-type="float" office:value="17235372">
                <text:p>1723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8180555263889">
                <text:p>0.00338180555263889</text:p>
              </table:table-cell>
              <table:table-cell office:value-type="float" office:value="27326157">
                <text:p>2732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1030092265046">
                <text:p>0.00461030092265046</text:p>
              </table:table-cell>
              <table:table-cell office:value-type="float" office:value="95389279">
                <text:p>9538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095cm" svg:height="17.587cm" xlink:href=".." xlink:type="simple" chart:class="chart:scatter" chart:style-name="ch1">
        <chart:title svg:x="17.009cm" svg:y="0.487cm" chart:style-name="ch2">
          <text:p>largeAllocation</text:p>
        </chart:title>
        <chart:legend chart:legend-position="end" svg:x="34.435cm" svg:y="7.996cm" style:legend-expansion="high" chart:style-name="ch3"/>
        <chart:plot-area chart:style-name="ch4" table:cell-range-address="'large heap'.AN46:'large heap'.AO48 'large heap'.AM44:'large heap'.AM44 'large heap'.AS44:'large heap'.AS44 'large heap'.AU46:'large heap'.AU49 'large heap'.AY44:'large heap'.AY44 'large heap'.BA46:'large heap'.BA47" chart:data-source-has-labels="row" svg:x="1.752cm" svg:y="1.617cm" svg:width="31.942cm" svg:height="14.638cm">
          <chartooo:coordinate-region svg:x="3.67cm" svg:y="1.817cm" svg:width="29.176cm" svg:height="13.792cm"/>
          <chart:axis chart:dimension="x" chart:name="primary-x" chart:style-name="ch5">
            <chart:title svg:x="14.663cm" svg:y="16.606cm" chart:style-name="ch6">
              <text:p>Время с начала выполнения программы</text:p>
            </chart:title>
          </chart:axis>
          <chart:axis chart:dimension="y" chart:name="primary-y" chart:style-name="ch7">
            <chart:title svg:x="0.451cm" svg:y="11.229cm" chart:style-name="ch8">
              <text:p>Время исполнения метода, µs</text:p>
            </chart:title>
            <chart:grid chart:style-name="ch9" chart:class="major"/>
          </chart:axis>
          <chart:series chart:style-name="ch10" chart:values-cell-range-address="'large heap'.AO46:'large heap'.AO48" chart:label-cell-address="'large heap'.AM44:'large heap'.AM44" chart:class="chart:scatter">
            <chart:domain table:cell-range-address="'large heap'.AN46:'large heap'.AN48"/>
            <chart:data-point chart:repeated="3"/>
          </chart:series>
          <chart:series chart:style-name="ch11" chart:values-cell-range-address="'large heap'.AU46:'large heap'.AU49" chart:label-cell-address="'large heap'.AS44:'large heap'.AS44" chart:class="chart:scatter">
            <chart:domain table:cell-range-address="'large heap'.AT46:'large heap'.AT48"/>
            <chart:data-point chart:repeated="4"/>
          </chart:series>
          <chart:series chart:style-name="ch12" chart:values-cell-range-address="'large heap'.BA46:'large heap'.BA47" chart:label-cell-address="'large heap'.AY44:'large heap'.AY44" chart:class="chart:scatter">
            <chart:domain table:cell-range-address="'large heap'.AZ46:'large heap'.AZ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N</text:p>
              </table:table-cell>
              <table:table-cell office:value-type="string">
                <text:p>G1</text:p>
                <draw:g>
                  <svg:desc>'large heap'.AM44:'large heap'.AM44</svg:desc>
                </draw:g>
              </table:table-cell>
              <table:table-cell office:value-type="string">
                <text:p>Столбец AT</text:p>
              </table:table-cell>
              <table:table-cell office:value-type="string">
                <text:p>Shenandoah</text:p>
                <draw:g>
                  <svg:desc>'large heap'.AS44:'large heap'.AS44</svg:desc>
                </draw:g>
              </table:table-cell>
              <table:table-cell office:value-type="string">
                <text:p>Столбец AZ</text:p>
              </table:table-cell>
              <table:table-cell office:value-type="string">
                <text:p>Parallel</text:p>
                <draw:g>
                  <svg:desc>'large heap'.AY44:'large heap'.AY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arge heap'.AN46:'large heap'.AN48</svg:desc>
                </draw:g>
              </table:table-cell>
              <table:table-cell office:value-type="float" office:value="3948106">
                <text:p>3948106</text:p>
                <draw:g>
                  <svg:desc>'large heap'.AO46:'large heap'.AO48</svg:desc>
                </draw:g>
              </table:table-cell>
              <table:table-cell office:value-type="float" office:value="0">
                <text:p>0</text:p>
                <draw:g>
                  <svg:desc>'large heap'.AT46:'large heap'.AT48</svg:desc>
                </draw:g>
              </table:table-cell>
              <table:table-cell office:value-type="float" office:value="38339575">
                <text:p>38339575</text:p>
                <draw:g>
                  <svg:desc>'large heap'.AU46:'large heap'.AU49</svg:desc>
                </draw:g>
              </table:table-cell>
              <table:table-cell office:value-type="float" office:value="0">
                <text:p>0</text:p>
                <draw:g>
                  <svg:desc>'large heap'.AZ46:'large heap'.AZ47</svg:desc>
                </draw:g>
              </table:table-cell>
              <table:table-cell office:value-type="float" office:value="13801006">
                <text:p>13801006</text:p>
                <draw:g>
                  <svg:desc>'large heap'.BA46:'large heap'.B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62534721006944">
                <text:p>0.000462534721006944</text:p>
              </table:table-cell>
              <table:table-cell office:value-type="float" office:value="9962419">
                <text:p>9962419</text:p>
              </table:table-cell>
              <table:table-cell office:value-type="float" office:value="0.00130959491070602">
                <text:p>0.00130959491070602</text:p>
              </table:table-cell>
              <table:table-cell office:value-type="float" office:value="83148145">
                <text:p>83148145</text:p>
              </table:table-cell>
              <table:table-cell office:value-type="float" office:value="0.000680347220625">
                <text:p>0.000680347220625</text:p>
              </table:table-cell>
              <table:table-cell office:value-type="float" office:value="28781497">
                <text:p>28781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94641202847222">
                <text:p>0.000994641202847222</text:p>
              </table:table-cell>
              <table:table-cell office:value-type="float" office:value="15973138">
                <text:p>15973138</text:p>
              </table:table-cell>
              <table:table-cell office:value-type="float" office:value="0.00780936342925926">
                <text:p>0.00780936342925926</text:p>
              </table:table-cell>
              <table:table-cell office:value-type="float" office:value="531568620">
                <text:p>531568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095cm" svg:height="17.587cm" xlink:href=".." xlink:type="simple" chart:class="chart:scatter" chart:style-name="ch1">
        <chart:title svg:x="17.009cm" svg:y="0.487cm" chart:style-name="ch2">
          <text:p>largeAllocation</text:p>
        </chart:title>
        <chart:legend chart:legend-position="end" svg:x="34.435cm" svg:y="7.996cm" style:legend-expansion="high" chart:style-name="ch3"/>
        <chart:plot-area chart:style-name="ch4" table:cell-range-address="'small heap'.AN46:'small heap'.AO48 'small heap'.AM44:'small heap'.AM44 'small heap'.AS44:'small heap'.AS44 'small heap'.AU46:'small heap'.AU48 'small heap'.AY44:'small heap'.AY44 'small heap'.BA46:'small heap'.BA47" chart:data-source-has-labels="row" svg:x="1.752cm" svg:y="1.617cm" svg:width="31.942cm" svg:height="14.638cm">
          <chartooo:coordinate-region svg:x="3.485cm" svg:y="1.816cm" svg:width="29.361cm" svg:height="13.792cm"/>
          <chart:axis chart:dimension="x" chart:name="primary-x" chart:style-name="ch5">
            <chart:title svg:x="14.663cm" svg:y="16.606cm" chart:style-name="ch6">
              <text:p>Время с начала выполнения программы</text:p>
            </chart:title>
          </chart:axis>
          <chart:axis chart:dimension="y" chart:name="primary-y" chart:style-name="ch7">
            <chart:title svg:x="0.451cm" svg:y="11.229cm" chart:style-name="ch8">
              <text:p>Время исполнения метода, µs</text:p>
            </chart:title>
            <chart:grid chart:style-name="ch9" chart:class="major"/>
          </chart:axis>
          <chart:series chart:style-name="ch10" chart:values-cell-range-address="'small heap'.AO46:'small heap'.AO48" chart:label-cell-address="'small heap'.AM44:'small heap'.AM44" chart:class="chart:scatter">
            <chart:domain table:cell-range-address="'small heap'.AN46:'small heap'.AN48"/>
            <chart:data-point chart:repeated="3"/>
          </chart:series>
          <chart:series chart:style-name="ch11" chart:values-cell-range-address="'small heap'.AU46:'small heap'.AU48" chart:label-cell-address="'small heap'.AS44:'small heap'.AS44" chart:class="chart:scatter">
            <chart:domain table:cell-range-address="'small heap'.AT46:'small heap'.AT48"/>
            <chart:data-point chart:repeated="3"/>
          </chart:series>
          <chart:series chart:style-name="ch12" chart:values-cell-range-address="'small heap'.BA46:'small heap'.BA47" chart:label-cell-address="'small heap'.AY44:'small heap'.AY44" chart:class="chart:scatter">
            <chart:domain table:cell-range-address="'small heap'.AZ46:'small heap'.AZ4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N</text:p>
              </table:table-cell>
              <table:table-cell office:value-type="string">
                <text:p>G1</text:p>
                <draw:g>
                  <svg:desc>'small heap'.AM44:'small heap'.AM44</svg:desc>
                </draw:g>
              </table:table-cell>
              <table:table-cell office:value-type="string">
                <text:p>Столбец AT</text:p>
              </table:table-cell>
              <table:table-cell office:value-type="string">
                <text:p>Shenandoah</text:p>
                <draw:g>
                  <svg:desc>'small heap'.AS44:'small heap'.AS44</svg:desc>
                </draw:g>
              </table:table-cell>
              <table:table-cell office:value-type="string">
                <text:p>Столбец AZ</text:p>
              </table:table-cell>
              <table:table-cell office:value-type="string">
                <text:p>Parallel</text:p>
                <draw:g>
                  <svg:desc>'small heap'.AY44:'small heap'.AY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mall heap'.AN46:'small heap'.AN48</svg:desc>
                </draw:g>
              </table:table-cell>
              <table:table-cell office:value-type="float" office:value="274546">
                <text:p>274546</text:p>
                <draw:g>
                  <svg:desc>'small heap'.AO46:'small heap'.AO48</svg:desc>
                </draw:g>
              </table:table-cell>
              <table:table-cell office:value-type="float" office:value="0">
                <text:p>0</text:p>
                <draw:g>
                  <svg:desc>'small heap'.AT46:'small heap'.AT48</svg:desc>
                </draw:g>
              </table:table-cell>
              <table:table-cell office:value-type="float" office:value="2390410">
                <text:p>2390410</text:p>
                <draw:g>
                  <svg:desc>'small heap'.AU46:'small heap'.AU48</svg:desc>
                </draw:g>
              </table:table-cell>
              <table:table-cell office:value-type="float" office:value="0">
                <text:p>0</text:p>
                <draw:g>
                  <svg:desc>'small heap'.AZ46:'small heap'.AZ47</svg:desc>
                </draw:g>
              </table:table-cell>
              <table:table-cell office:value-type="float" office:value="935205">
                <text:p>935205</text:p>
                <draw:g>
                  <svg:desc>'small heap'.BA46:'small heap'.BA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49432870279998">
                <text:p>0.000349432870279998</text:p>
              </table:table-cell>
              <table:table-cell office:value-type="float" office:value="189553">
                <text:p>189553</text:p>
              </table:table-cell>
              <table:table-cell office:value-type="float" office:value="0.000410416665545199">
                <text:p>0.000410416665545199</text:p>
              </table:table-cell>
              <table:table-cell office:value-type="float" office:value="5458613">
                <text:p>5458613</text:p>
              </table:table-cell>
              <table:table-cell office:value-type="float" office:value="0.000365266205335502">
                <text:p>0.000365266205335502</text:p>
              </table:table-cell>
              <table:table-cell office:value-type="float" office:value="1558476">
                <text:p>1558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13622684997972">
                <text:p>0.000713622684997972</text:p>
              </table:table-cell>
              <table:table-cell office:value-type="float" office:value="1466091">
                <text:p>1466091</text:p>
              </table:table-cell>
              <table:table-cell office:value-type="float" office:value="0.00120936342864297">
                <text:p>0.00120936342864297</text:p>
              </table:table-cell>
              <table:table-cell office:value-type="float" office:value="39029273">
                <text:p>3902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